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fr" fo:country="CA"/>
    </style:style>
    <style:style style:name="P2" style:parent-style-name="Subtitl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T11" style:parent-style-name="DefaultParagraphFont" style:family="text">
      <style:text-properties fo:language="fr" fo:country="CA"/>
    </style:style>
    <style:style style:name="T12" style:parent-style-name="DefaultParagraphFont" style:family="text">
      <style:text-properties fo:language="fr" fo:country="CA"/>
    </style:style>
    <style:style style:name="T13" style:parent-style-name="DefaultParagraphFont" style:family="text">
      <style:text-properties fo:language="fr" fo:country="CA"/>
    </style:style>
    <style:style style:name="T14" style:parent-style-name="DefaultParagraphFont" style:family="text">
      <style:text-properties fo:language="en" fo:country="US"/>
    </style:style>
    <style:style style:name="T15" style:parent-style-name="DefaultParagraphFont" style:family="text">
      <style:text-properties fo:language="fr" fo:country="CA"/>
    </style:style>
    <style:style style:name="T16" style:parent-style-name="DefaultParagraphFont" style:family="text">
      <style:text-properties fo:language="fr" fo:country="CA"/>
    </style:style>
    <style:style style:name="T17" style:parent-style-name="DefaultParagraphFont" style:family="text">
      <style:text-properties fo:language="fr" fo:country="CA"/>
    </style:style>
    <style:style style:name="P18" style:parent-style-name="TableContents" style:family="paragraph">
      <style:text-properties fo:language="fr" fo:country="CA"/>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text-properties fo:font-weight="bold" style:font-weight-asian="bold" style:font-weight-complex="bold"/>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enum" style:family="paragraph">
      <style:paragraph-properties fo:text-align="justify"/>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style>
    <style:style style:name="T30" style:parent-style-name="DefaultParagraphFont" style:family="text">
      <style:text-properties fo:language="fr" fo:country="CA"/>
    </style:style>
    <style:style style:name="T31" style:parent-style-name="DefaultParagraphFont" style:family="text">
      <style:text-properties fo:font-style="italic" style:font-style-asian="italic" style:font-style-complex="italic" fo:language="fr" fo:country="CA"/>
    </style:style>
    <style:style style:name="T32" style:parent-style-name="DefaultParagraphFont" style:family="text">
      <style:text-properties fo:language="fr" fo:country="CA"/>
    </style:style>
    <style:style style:name="T33" style:parent-style-name="DefaultParagraphFont" style:family="text">
      <style:text-properties fo:language="fr" fo:country="CA"/>
    </style:style>
    <style:style style:name="P34" style:parent-style-name="enum" style:family="paragraph">
      <style:paragraph-properties fo:text-align="justify"/>
    </style:style>
    <style:style style:name="T35" style:parent-style-name="DefaultParagraphFont" style:family="text">
      <style:text-properties fo:language="fr" fo:country="CA"/>
    </style:style>
    <style:style style:name="T36" style:parent-style-name="DefaultParagraphFont" style:family="text">
      <style:text-properties fo:font-style="italic" style:font-style-asian="italic" style:font-style-complex="italic" fo:language="fr" fo:country="CA"/>
    </style:style>
    <style:style style:name="T37" style:parent-style-name="DefaultParagraphFont" style:family="text">
      <style:text-properties fo:language="fr" fo:country="CA"/>
    </style:style>
    <style:style style:name="P38" style:parent-style-name="enum" style:family="paragraph">
      <style:paragraph-properties fo:text-align="justify"/>
      <style:text-properties fo:language="fr" fo:country="CA"/>
    </style:style>
    <style:style style:name="P39" style:parent-style-name="enum" style:family="paragraph">
      <style:paragraph-properties fo:text-align="justify"/>
      <style:text-properties fo:language="fr" fo:country="CA"/>
    </style:style>
    <style:style style:name="P40" style:parent-style-name="Textbody" style:family="paragraph">
      <style:paragraph-properties fo:text-align="justify"/>
      <style:text-properties fo:language="fr" fo:country="CA"/>
    </style:style>
    <style:style style:name="P41" style:parent-style-name="Heading1" style:family="paragraph">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style>
    <style:style style:name="T45" style:parent-style-name="DefaultParagraphFont" style:family="text">
      <style:text-properties fo:language="fr" fo:country="CA"/>
    </style:style>
    <style:style style:name="T46" style:parent-style-name="DefaultParagraphFont" style:family="text">
      <style:text-properties fo:language="fr" fo:country="CA"/>
    </style:style>
    <style:style style:name="T47" style:parent-style-name="DefaultParagraphFont" style:family="text">
      <style:text-properties fo:language="fr" fo:country="CA"/>
    </style:style>
    <style:style style:name="T48" style:parent-style-name="DefaultParagraphFont" style:family="text">
      <style:text-properties fo:language="fr" fo:country="CA"/>
    </style:style>
    <style:style style:name="T49" style:parent-style-name="DefaultParagraphFont" style:family="text">
      <style:text-properties fo:language="fr" fo:country="CA"/>
    </style:style>
    <style:style style:name="T50" style:parent-style-name="DefaultParagraphFont" style:family="text">
      <style:text-properties fo:language="fr" fo:country="CA"/>
    </style:style>
    <style:style style:name="P51" style:parent-style-name="Standard" style:family="paragraph">
      <style:paragraph-properties fo:text-align="justify"/>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Standard" style:family="paragraph">
      <style:paragraph-properties fo:text-align="justify"/>
    </style:style>
    <style:style style:name="T55" style:parent-style-name="DefaultParagraphFont" style:family="text">
      <style:text-properties fo:language="fr" fo:country="CA"/>
    </style:style>
    <style:style style:name="T56" style:parent-style-name="DefaultParagraphFont" style:family="text">
      <style:text-properties fo:language="fr" fo:country="CA"/>
    </style:style>
    <style:style style:name="P57" style:parent-style-name="Standard" style:family="paragraph">
      <style:paragraph-properties fo:text-align="justify"/>
    </style:style>
    <style:style style:name="P58" style:parent-style-name="Standard" style:family="paragraph">
      <style:paragraph-properties fo:text-align="justify"/>
      <style:text-properties fo:language="fr" fo:country="CA"/>
    </style:style>
    <style:style style:name="P59" style:parent-style-name="Standard" style:family="paragraph">
      <style:paragraph-properties fo:text-align="justify"/>
      <style:text-properties fo:language="fr" fo:country="CA"/>
    </style:style>
    <style:style style:name="P60" style:parent-style-name="Standard" style:family="paragraph">
      <style:paragraph-properties fo:text-align="justify"/>
    </style:style>
    <style:style style:name="T61" style:parent-style-name="DefaultParagraphFont" style:family="text">
      <style:text-properties fo:language="fr" fo:country="CA"/>
    </style:style>
    <style:style style:name="T62" style:parent-style-name="DefaultParagraphFont" style:family="text">
      <style:text-properties fo:language="fr" fo:country="CA"/>
    </style:style>
    <style:style style:name="T63" style:parent-style-name="DefaultParagraphFont" style:family="text">
      <style:text-properties fo:language="fr" fo:country="CA"/>
    </style:style>
    <style:style style:name="P64" style:parent-style-name="Standard" style:family="paragraph">
      <style:paragraph-properties fo:text-align="justify"/>
      <style:text-properties fo:language="fr" fo:country="CA"/>
    </style:style>
    <style:style style:name="P65" style:parent-style-name="Heading1" style:family="paragraph">
      <style:text-properties fo:language="fr" fo:country="CA"/>
    </style:style>
    <style:style style:name="P66" style:parent-style-name="Heading1" style:family="paragraph">
      <style:paragraph-properties fo:break-before="page"/>
      <style:text-properties fo:language="fr" fo:country="CA"/>
    </style:style>
    <style:style style:name="P67" style:parent-style-name="Standard" style:family="paragraph">
      <style:text-properties fo:language="fr" fo:country="CA"/>
    </style:style>
    <style:style style:name="P68" style:parent-style-name="Standard" style:family="paragraph">
      <style:text-properties fo:language="fr" fo:country="CA"/>
    </style:style>
    <style:style style:name="P69" style:parent-style-name="Heading2" style:family="paragraph">
      <style:text-properties fo:language="fr" fo:country="CA"/>
    </style:style>
    <style:style style:name="P70" style:parent-style-name="Standard" style:family="paragraph">
      <style:text-properties fo:language="fr" fo:country="CA"/>
    </style:style>
    <style:style style:name="P71" style:parent-style-name="Heading2" style:family="paragraph">
      <style:text-properties fo:language="fr" fo:country="CA"/>
    </style:style>
    <style:style style:name="T72" style:parent-style-name="DefaultParagraphFont" style:family="text">
      <style:text-properties fo:language="fr" fo:country="CA"/>
    </style:style>
    <style:style style:name="T73" style:parent-style-name="DefaultParagraphFont" style:family="text">
      <style:text-properties fo:language="fr" fo:country="CA"/>
    </style:style>
    <style:style style:name="T74" style:parent-style-name="DefaultParagraphFont" style:family="text">
      <style:text-properties fo:language="fr" fo:country="CA"/>
    </style:style>
    <style:style style:name="T75" style:parent-style-name="DefaultParagraphFont" style:family="text">
      <style:text-properties fo:language="fr" fo:country="CA"/>
    </style:style>
    <style:style style:name="T76" style:parent-style-name="DefaultParagraphFont" style:family="text">
      <style:text-properties fo:language="fr" fo:country="CA"/>
    </style:style>
    <style:style style:name="T77" style:parent-style-name="DefaultParagraphFont" style:family="text">
      <style:text-properties fo:language="fr" fo:country="CA"/>
    </style:style>
    <style:style style:name="T78" style:parent-style-name="DefaultParagraphFont" style:family="text">
      <style:text-properties fo:language="fr" fo:country="CA"/>
    </style:style>
    <style:style style:name="T79" style:parent-style-name="DefaultParagraphFont" style:family="text">
      <style:text-properties fo:language="fr" fo:country="CA"/>
    </style:style>
    <style:style style:name="T80" style:parent-style-name="DefaultParagraphFont" style:family="text">
      <style:text-properties fo:language="fr" fo:country="CA"/>
    </style:style>
    <style:style style:name="P81" style:parent-style-name="Heading2" style:family="paragraph">
      <style:text-properties fo:language="fr" fo:country="CA"/>
    </style:style>
    <style:style style:name="P82" style:parent-style-name="Textbody" style:family="paragraph">
      <style:text-properties fo:language="fr" fo:country="CA"/>
    </style:style>
    <style:style style:name="P83" style:parent-style-name="Textbody" style:family="paragraph">
      <style:paragraph-properties fo:text-align="justify" fo:margin-left="0.3937in" fo:margin-right="0.4333in">
        <style:tab-stops/>
      </style:paragraph-properties>
    </style:style>
    <style:style style:name="T84" style:parent-style-name="DefaultParagraphFont" style:family="text">
      <style:text-properties fo:language="fr" fo:country="CA"/>
    </style:style>
    <style:style style:name="T85" style:parent-style-name="DefaultParagraphFont" style:family="text">
      <style:text-properties fo:language="fr" fo:country="CA"/>
    </style:style>
    <style:style style:name="T86" style:parent-style-name="DefaultParagraphFont" style:family="text">
      <style:text-properties fo:language="fr" fo:country="CA"/>
    </style:style>
    <style:style style:name="T87" style:parent-style-name="DefaultParagraphFont" style:family="text">
      <style:text-properties fo:language="fr" fo:country="CA"/>
    </style:style>
    <style:style style:name="P88" style:parent-style-name="Textbody" style:family="paragraph">
      <style:text-properties fo:language="fr" fo:country="CA"/>
    </style:style>
    <style:style style:name="P89" style:parent-style-name="Heading1" style:family="paragraph">
      <style:text-properties fo:language="fr" fo:country="CA"/>
    </style:style>
    <style:style style:name="P90" style:parent-style-name="Heading1" style:family="paragraph">
      <style:paragraph-properties fo:break-before="page"/>
      <style:text-properties fo:language="fr" fo:country="CA"/>
    </style:style>
    <style:style style:name="P91" style:parent-style-name="Standard" style:family="paragraph">
      <style:text-properties fo:language="fr" fo:country="CA"/>
    </style:style>
    <style:style style:name="P92" style:parent-style-name="Standard" style:family="paragraph">
      <style:paragraph-properties fo:text-align="justify"/>
      <style:text-properties fo:language="fr" fo:country="CA"/>
    </style:style>
    <style:style style:name="P93" style:parent-style-name="Textbody" style:family="paragraph">
      <style:paragraph-properties fo:text-align="justify"/>
      <style:text-properties fo:language="fr" fo:country="CA"/>
    </style:style>
    <style:style style:name="P94" style:parent-style-name="Textbody" style:family="paragraph">
      <style:paragraph-properties fo:text-align="justify" fo:margin-bottom="0in"/>
      <style:text-properties style:font-name="Courier" fo:font-size="8pt" style:font-size-asian="8pt" style:font-size-complex="8pt"/>
    </style:style>
    <style:style style:name="P95" style:parent-style-name="Textbody" style:family="paragraph">
      <style:paragraph-properties fo:text-align="justify" fo:margin-bottom="0in"/>
      <style:text-properties style:font-name="Courier" fo:font-size="8pt" style:font-size-asian="8pt" style:font-size-complex="8pt"/>
    </style:style>
    <style:style style:name="P96" style:parent-style-name="Textbody" style:family="paragraph">
      <style:paragraph-properties fo:text-align="justify" fo:margin-bottom="0in"/>
    </style:style>
    <style:style style:name="T97" style:parent-style-name="DefaultParagraphFont" style:family="text">
      <style:text-properties style:font-name="Courier" fo:font-size="8pt" style:font-size-asian="8pt" style:font-size-complex="8pt"/>
    </style:style>
    <style:style style:name="T98" style:parent-style-name="DefaultParagraphFont" style:family="text">
      <style:text-properties style:font-name="Courier" fo:font-size="8pt" style:font-size-asian="8pt" style:font-size-complex="8pt" fo:language="fr" fo:country="CA"/>
    </style:style>
    <style:style style:name="P99" style:parent-style-name="Textbody" style:family="paragraph">
      <style:paragraph-properties fo:text-align="justify" fo:margin-bottom="0in"/>
      <style:text-properties style:font-name="Courier" fo:font-size="8pt" style:font-size-asian="8pt" style:font-size-complex="8pt" fo:language="fr" fo:country="CA"/>
    </style:style>
    <style:style style:name="P100" style:parent-style-name="Textbody" style:family="paragraph">
      <style:paragraph-properties fo:text-align="justify" fo:margin-bottom="0in"/>
      <style:text-properties style:font-name="Courier" fo:font-size="8pt" style:font-size-asian="8pt" style:font-size-complex="8pt" fo:language="fr" fo:country="CA"/>
    </style:style>
    <style:style style:name="P101" style:parent-style-name="Textbody" style:family="paragraph">
      <style:paragraph-properties fo:text-align="justify" fo:margin-bottom="0in"/>
      <style:text-properties style:font-name="Courier" fo:font-size="8pt" style:font-size-asian="8pt" style:font-size-complex="8pt" fo:language="fr" fo:country="CA"/>
    </style:style>
    <style:style style:name="P102" style:parent-style-name="Textbody" style:family="paragraph">
      <style:paragraph-properties fo:text-align="justify" fo:margin-bottom="0in"/>
    </style:style>
    <style:style style:name="T103" style:parent-style-name="DefaultParagraphFont" style:family="text">
      <style:text-properties style:font-name="Courier" fo:font-size="8pt" style:font-size-asian="8pt" style:font-size-complex="8pt" fo:language="fr" fo:country="CA"/>
    </style:style>
    <style:style style:name="T104" style:parent-style-name="DefaultParagraphFont" style:family="text">
      <style:text-properties style:font-name="Courier" fo:font-size="8pt" style:font-size-asian="8pt" style:font-size-complex="8pt"/>
    </style:style>
    <style:style style:name="P105" style:parent-style-name="Textbody" style:family="paragraph">
      <style:paragraph-properties fo:text-align="justify" fo:margin-bottom="0in"/>
    </style:style>
    <style:style style:name="T106" style:parent-style-name="DefaultParagraphFont" style:family="text">
      <style:text-properties style:font-name="Courier" fo:font-size="8pt" style:font-size-asian="8pt" style:font-size-complex="8pt"/>
    </style:style>
    <style:style style:name="T107" style:parent-style-name="DefaultParagraphFont" style:family="text">
      <style:text-properties style:font-name="Courier" fo:font-size="8pt" style:font-size-asian="8pt" style:font-size-complex="8pt" fo:language="fr" fo:country="CA"/>
    </style:style>
    <style:style style:name="P108" style:parent-style-name="Textbody" style:family="paragraph">
      <style:paragraph-properties fo:text-align="justify" fo:margin-bottom="0in"/>
      <style:text-properties style:font-name="Courier" fo:font-size="8pt" style:font-size-asian="8pt" style:font-size-complex="8pt" fo:language="fr" fo:country="CA"/>
    </style:style>
    <style:style style:name="P109" style:parent-style-name="Textbody" style:family="paragraph">
      <style:paragraph-properties fo:text-align="justify" fo:margin-bottom="0in"/>
    </style:style>
    <style:style style:name="T110" style:parent-style-name="DefaultParagraphFont" style:family="text">
      <style:text-properties style:font-name="Courier" fo:font-size="8pt" style:font-size-asian="8pt" style:font-size-complex="8pt" fo:language="fr" fo:country="CA"/>
    </style:style>
    <style:style style:name="T111" style:parent-style-name="DefaultParagraphFont" style:family="text">
      <style:text-properties style:font-name="Courier" fo:font-size="8pt" style:font-size-asian="8pt" style:font-size-complex="8pt" fo:language="fr" fo:country="CA"/>
    </style:style>
    <style:style style:name="T112" style:parent-style-name="DefaultParagraphFont" style:family="text">
      <style:text-properties style:font-name="Courier" fo:font-size="8pt" style:font-size-asian="8pt" style:font-size-complex="8pt"/>
    </style:style>
    <style:style style:name="P113" style:parent-style-name="Textbody" style:family="paragraph">
      <style:paragraph-properties fo:text-align="justify" fo:margin-bottom="0in"/>
      <style:text-properties style:font-name="Courier" fo:font-size="8pt" style:font-size-asian="8pt" style:font-size-complex="8pt"/>
    </style:style>
    <style:style style:name="P114" style:parent-style-name="Textbody" style:family="paragraph">
      <style:paragraph-properties fo:text-align="justify" fo:margin-bottom="0in"/>
      <style:text-properties style:font-name="Courier" fo:font-size="8pt" style:font-size-asian="8pt" style:font-size-complex="8pt"/>
    </style:style>
    <style:style style:name="P115" style:parent-style-name="Textbody" style:family="paragraph">
      <style:paragraph-properties fo:text-align="justify" fo:margin-bottom="0in"/>
      <style:text-properties style:font-name="Courier" fo:font-size="8pt" style:font-size-asian="8pt" style:font-size-complex="8pt"/>
    </style:style>
    <style:style style:name="P116" style:parent-style-name="Textbody" style:family="paragraph">
      <style:paragraph-properties fo:text-align="justify" fo:margin-bottom="0in"/>
      <style:text-properties style:font-name="Courier" fo:font-size="8pt" style:font-size-asian="8pt" style:font-size-complex="8pt"/>
    </style:style>
    <style:style style:name="P117" style:parent-style-name="Textbody" style:family="paragraph">
      <style:paragraph-properties fo:text-align="justify" fo:margin-bottom="0in"/>
      <style:text-properties style:font-name="Courier" fo:font-size="8pt" style:font-size-asian="8pt" style:font-size-complex="8pt" fo:language="fr" fo:country="CA"/>
    </style:style>
    <style:style style:name="P118" style:parent-style-name="Textbody" style:family="paragraph">
      <style:paragraph-properties fo:text-align="justify" fo:margin-bottom="0in"/>
      <style:text-properties style:font-name="Courier" fo:font-size="8pt" style:font-size-asian="8pt" style:font-size-complex="8pt" fo:language="fr" fo:country="CA"/>
    </style:style>
    <style:style style:name="T119" style:parent-style-name="DefaultParagraphFont" style:family="text">
      <style:text-properties fo:language="fr" fo:country="CA"/>
    </style:style>
    <style:style style:name="T120" style:parent-style-name="DefaultParagraphFont" style:family="text">
      <style:text-properties fo:language="fr" fo:country="CA"/>
    </style:style>
    <style:style style:name="T121" style:parent-style-name="DefaultParagraphFont" style:family="text">
      <style:text-properties fo:font-style="italic" style:font-style-asian="italic" style:font-style-complex="italic" fo:language="fr" fo:country="CA"/>
    </style:style>
    <style:style style:name="T122" style:parent-style-name="DefaultParagraphFont" style:family="text">
      <style:text-properties fo:language="fr" fo:country="CA"/>
    </style:style>
    <style:style style:name="T123" style:parent-style-name="DefaultParagraphFont" style:family="text">
      <style:text-properties fo:font-style="italic" style:font-style-asian="italic" style:font-style-complex="italic" fo:language="fr" fo:country="CA"/>
    </style:style>
    <style:style style:name="T124" style:parent-style-name="DefaultParagraphFont" style:family="text">
      <style:text-properties fo:language="fr" fo:country="CA"/>
    </style:style>
    <style:style style:name="T125" style:parent-style-name="DefaultParagraphFont" style:family="text">
      <style:text-properties fo:font-style="italic" style:font-style-asian="italic" style:font-style-complex="italic" fo:language="fr" fo:country="CA"/>
    </style:style>
    <style:style style:name="T126" style:parent-style-name="DefaultParagraphFont" style:family="text">
      <style:text-properties fo:language="fr" fo:country="CA"/>
    </style:style>
    <style:style style:name="T127" style:parent-style-name="DefaultParagraphFont" style:family="text">
      <style:text-properties fo:font-style="italic" style:font-style-asian="italic" style:font-style-complex="italic" fo:language="fr" fo:country="CA"/>
    </style:style>
    <style:style style:name="T128" style:parent-style-name="DefaultParagraphFont" style:family="text">
      <style:text-properties fo:language="fr" fo:country="CA"/>
    </style:style>
    <style:style style:name="P129" style:parent-style-name="Heading1" style:family="paragraph">
      <style:paragraph-properties fo:break-before="page"/>
    </style:style>
    <style:style style:name="TableColumn131" style:family="table-column">
      <style:table-column-properties style:column-width="0.4743in" style:use-optimal-column-width="false"/>
    </style:style>
    <style:style style:name="TableColumn132" style:family="table-column">
      <style:table-column-properties style:column-width="0.5486in" style:use-optimal-column-width="false"/>
    </style:style>
    <style:style style:name="Table130" style:family="table">
      <style:table-properties style:width="1.0229in" fo:margin-left="0in" table:align="left"/>
    </style:style>
    <style:style style:name="TableRow133" style:family="table-row">
      <style:table-row-properties style:use-optimal-row-height="false"/>
    </style:style>
    <style:style style:name="TableCell1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center"/>
    </style:style>
    <style:style style:name="TableCell136" style:family="table-cell">
      <style:table-cell-properties fo:border="0.0034in solid #000000" style:writing-mode="lr-tb" fo:padding-top="0.0381in" fo:padding-left="0.0381in" fo:padding-bottom="0.0381in" fo:padding-right="0.0381in"/>
    </style:style>
    <style:style style:name="P137" style:parent-style-name="TableContents" style:family="paragraph">
      <style:paragraph-properties fo:text-align="center"/>
    </style:style>
    <style:style style:name="P138" style:parent-style-name="Standard" style:family="paragraph">
      <style:paragraph-properties fo:text-align="justify"/>
      <style:text-properties fo:font-style="italic" style:font-style-asian="italic" style:font-style-complex="italic" fo:language="fr" fo:country="CA"/>
    </style:style>
    <style:style style:name="P139" style:parent-style-name="Heading3" style:family="paragraph">
      <style:text-properties fo:language="fr" fo:country="CA"/>
    </style:style>
    <style:style style:name="T140" style:parent-style-name="DefaultParagraphFont" style:family="text">
      <style:text-properties fo:language="fr" fo:country="CA"/>
    </style:style>
    <style:style style:name="T141" style:parent-style-name="DefaultParagraphFont" style:family="text">
      <style:text-properties fo:font-style="italic" style:font-style-asian="italic" style:font-style-complex="italic" fo:language="fr" fo:country="CA"/>
    </style:style>
    <style:style style:name="P142" style:parent-style-name="Heading1" style:family="paragraph">
      <style:paragraph-properties fo:break-before="page"/>
    </style:style>
    <style:style style:name="TableColumn144" style:family="table-column">
      <style:table-column-properties style:column-width="0.4743in" style:use-optimal-column-width="false"/>
    </style:style>
    <style:style style:name="TableColumn145" style:family="table-column">
      <style:table-column-properties style:column-width="0.5486in" style:use-optimal-column-width="false"/>
    </style:style>
    <style:style style:name="Table143" style:family="table">
      <style:table-properties style:width="1.0229in" fo:margin-left="0in" table:align="left"/>
    </style:style>
    <style:style style:name="TableRow146" style:family="table-row">
      <style:table-row-properties style:use-optimal-row-height="false"/>
    </style:style>
    <style:style style:name="TableCell1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style>
    <style:style style:name="TableCell149" style:family="table-cell">
      <style:table-cell-properties fo:border="0.0034in solid #000000" style:writing-mode="lr-tb" fo:padding-top="0.0381in" fo:padding-left="0.0381in" fo:padding-bottom="0.0381in" fo:padding-right="0.0381in"/>
    </style:style>
    <style:style style:name="P150" style:parent-style-name="TableContents" style:family="paragraph">
      <style:paragraph-properties fo:text-align="center"/>
    </style:style>
    <style:style style:name="P151" style:parent-style-name="Heading3" style:family="paragraph">
      <style:text-properties fo:language="fr" fo:country="CA"/>
    </style:style>
    <style:style style:name="P152" style:parent-style-name="Textbody" style:family="paragraph">
      <style:text-properties fo:font-style="italic" style:font-style-asian="italic" style:font-style-complex="italic" fo:language="fr" fo:country="CA"/>
    </style:style>
    <style:style style:name="P153" style:parent-style-name="Heading3" style:family="paragraph">
      <style:text-properties fo:language="fr" fo:country="CA"/>
    </style:style>
    <style:style style:name="P154" style:parent-style-name="Textbody" style:family="paragraph">
      <style:text-properties fo:font-style="italic" style:font-style-asian="italic" style:font-style-complex="italic" fo:language="fr" fo:country="CA"/>
    </style:style>
    <style:style style:name="P155" style:parent-style-name="Heading3" style:family="paragraph">
      <style:text-properties fo:language="fr" fo:country="CA"/>
    </style:style>
    <style:style style:name="P156" style:parent-style-name="Textbody" style:family="paragraph">
      <style:text-properties fo:language="fr" fo:country="CA"/>
    </style:style>
    <style:style style:name="P157" style:parent-style-name="Heading3" style:family="paragraph">
      <style:text-properties fo:language="fr" fo:country="CA"/>
    </style:style>
    <style:style style:name="P158" style:parent-style-name="Textbody" style:family="paragraph">
      <style:text-properties fo:font-style="italic" style:font-style-asian="italic" style:font-style-complex="italic" fo:language="fr" fo:country="CA"/>
    </style:style>
    <style:style style:name="P159" style:parent-style-name="Heading1" style:family="paragraph">
      <style:paragraph-properties fo:break-before="page"/>
      <style:text-properties fo:language="fr" fo:country="CA"/>
    </style:style>
    <style:style style:name="P160" style:parent-style-name="Heading3" style:family="paragraph">
      <style:text-properties fo:language="fr" fo:country="CA"/>
    </style:style>
    <style:style style:name="TableColumn162" style:family="table-column">
      <style:table-column-properties style:column-width="0.4743in" style:use-optimal-column-width="false"/>
    </style:style>
    <style:style style:name="TableColumn163" style:family="table-column">
      <style:table-column-properties style:column-width="0.5486in" style:use-optimal-column-width="false"/>
    </style:style>
    <style:style style:name="Table161" style:family="table">
      <style:table-properties style:width="1.0229in" fo:margin-left="0in" table:align="left"/>
    </style:style>
    <style:style style:name="TableRow164" style:family="table-row">
      <style:table-row-properties style:use-optimal-row-height="false"/>
    </style:style>
    <style:style style:name="TableCell1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center"/>
    </style:style>
    <style:style style:name="TableCell167" style:family="table-cell">
      <style:table-cell-properties fo:border="0.0034in solid #000000" style:writing-mode="lr-tb" fo:padding-top="0.0381in" fo:padding-left="0.0381in" fo:padding-bottom="0.0381in" fo:padding-right="0.0381in"/>
    </style:style>
    <style:style style:name="P168" style:parent-style-name="TableContents" style:family="paragraph">
      <style:paragraph-properties fo:text-align="center"/>
    </style:style>
    <style:style style:name="P169" style:parent-style-name="Standard" style:family="paragraph">
      <style:text-properties fo:language="fr" fo:country="CA"/>
    </style:style>
    <style:style style:name="P170" style:parent-style-name="Standard" style:family="paragraph">
      <style:text-properties fo:language="fr" fo:country="CA"/>
    </style:style>
    <style:style style:name="P171" style:parent-style-name="Standard" style:family="paragraph">
      <style:text-properties fo:language="fr" fo:country="CA"/>
    </style:style>
    <style:style style:name="P172" style:parent-style-name="Standard" style:family="paragraph">
      <style:text-properties fo:language="fr" fo:country="CA"/>
    </style:style>
    <style:style style:name="P173" style:parent-style-name="Standard" style:family="paragraph">
      <style:text-properties fo:language="fr" fo:country="CA"/>
    </style:style>
    <style:style style:name="P174" style:parent-style-name="Standard" style:family="paragraph">
      <style:text-properties fo:language="fr" fo:country="CA"/>
    </style:style>
    <style:style style:name="P175" style:parent-style-name="Standard" style:family="paragraph">
      <style:text-properties fo:language="fr" fo:country="CA"/>
    </style:style>
    <style:style style:name="P176" style:parent-style-name="Standard" style:family="paragraph">
      <style:text-properties fo:language="fr" fo:country="CA"/>
    </style:style>
    <style:style style:name="TableColumn178" style:family="table-column">
      <style:table-column-properties style:column-width="0.4743in" style:use-optimal-column-width="false"/>
    </style:style>
    <style:style style:name="TableColumn179" style:family="table-column">
      <style:table-column-properties style:column-width="0.5486in" style:use-optimal-column-width="false"/>
    </style:style>
    <style:style style:name="Table177" style:family="table">
      <style:table-properties style:width="1.0229in" fo:margin-left="0in" table:align="left"/>
    </style:style>
    <style:style style:name="TableRow180" style:family="table-row">
      <style:table-row-properties style:use-optimal-row-height="false"/>
    </style:style>
    <style:style style:name="TableCell1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text-align="center"/>
    </style:style>
    <style:style style:name="TableCell183" style:family="table-cell">
      <style:table-cell-properties fo:border="0.0034in solid #000000" style:writing-mode="lr-tb" fo:padding-top="0.0381in" fo:padding-left="0.0381in" fo:padding-bottom="0.0381in" fo:padding-right="0.0381in"/>
    </style:style>
    <style:style style:name="P184" style:parent-style-name="TableContents" style:family="paragraph">
      <style:paragraph-properties fo:text-align="center"/>
    </style:style>
    <style:style style:name="TableColumn186" style:family="table-column">
      <style:table-column-properties style:column-width="0.4743in" style:use-optimal-column-width="false"/>
    </style:style>
    <style:style style:name="TableColumn187" style:family="table-column">
      <style:table-column-properties style:column-width="0.5486in" style:use-optimal-column-width="false"/>
    </style:style>
    <style:style style:name="Table185" style:family="table">
      <style:table-properties style:width="1.0229in" fo:margin-left="0in" table:align="left"/>
    </style:style>
    <style:style style:name="TableRow188" style:family="table-row">
      <style:table-row-properties style:use-optimal-row-height="false"/>
    </style:style>
    <style:style style:name="TableCell1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paragraph-properties fo:text-align="center"/>
    </style:style>
    <style:style style:name="TableCell191" style:family="table-cell">
      <style:table-cell-properties fo:border="0.0034in solid #000000" style:writing-mode="lr-tb" fo:padding-top="0.0381in" fo:padding-left="0.0381in" fo:padding-bottom="0.0381in" fo:padding-right="0.0381in"/>
    </style:style>
    <style:style style:name="P192" style:parent-style-name="TableContents" style:family="paragraph">
      <style:paragraph-properties fo:text-align="center"/>
    </style:style>
    <style:style style:name="P193" style:parent-style-name="Textbody" style:family="paragraph">
      <style:text-properties fo:color="#000000"/>
    </style:style>
    <style:style style:name="P194" style:parent-style-name="Textbody" style:family="paragraph">
      <style:text-properties fo:color="#000000"/>
    </style:style>
    <style:style style:name="TableColumn196" style:family="table-column">
      <style:table-column-properties style:column-width="0.4708in" style:use-optimal-column-width="false"/>
    </style:style>
    <style:style style:name="Table195" style:family="table">
      <style:table-properties style:width="0.4708in" fo:margin-left="0in" table:align="left"/>
    </style:style>
    <style:style style:name="TableRow197" style:family="table-row">
      <style:table-row-properties style:use-optimal-row-height="false"/>
    </style:style>
    <style:style style:name="TableCell198" style:family="table-cell">
      <style:table-cell-properties fo:border="0.0034in solid #000000" style:writing-mode="lr-tb" fo:padding-top="0.0381in" fo:padding-left="0.0381in" fo:padding-bottom="0.0381in" fo:padding-right="0.0381in"/>
    </style:style>
    <style:style style:name="P199" style:parent-style-name="TableContents" style:family="paragraph">
      <style:paragraph-properties fo:text-align="center"/>
    </style:style>
    <style:style style:name="P200" style:parent-style-name="Textbody" style:family="paragraph"/>
    <style:style style:name="T201" style:parent-style-name="DefaultParagraphFont" style:family="text">
      <style:text-properties fo:language="fr" fo:country="CA"/>
    </style:style>
    <style:style style:family="graphic" style:name="a12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7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71">
      <style:graphic-properties/>
    </style:style>
    <style:style style:family="graphic" style:name="a80">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8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9">
      <style:graphic-properties/>
    </style:style>
    <style:style style:family="graphic" style:name="a14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5">
      <style:graphic-properties/>
    </style:style>
    <style:style style:family="graphic" style:name="a5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6">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5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8">
      <style:graphic-properties/>
    </style:style>
    <style:style style:family="graphic" style:name="a5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9">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5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0">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0">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
      <style:graphic-properties/>
    </style:style>
    <style:style style:family="graphic" style:name="a10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10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5">
      <style:graphic-properties/>
    </style:style>
    <style:style style:family="graphic" style:name="a1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6">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1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8">
      <style:graphic-properties/>
    </style:style>
    <style:style style:family="graphic" style:name="a13">
      <style:graphic-properties/>
    </style:style>
    <style:style style:family="graphic" style:name="a109">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14">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1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0">
      <style:graphic-properties/>
    </style:style>
    <style:style style:family="graphic" style:name="a11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1">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11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3">
      <style:graphic-properties/>
    </style:style>
    <style:style style:family="graphic" style:name="a164">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7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6">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2">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7">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3">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4">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9">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5">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6">
      <style:graphic-properties/>
    </style:style>
    <style:style style:family="graphic" style:name="a77">
      <style:graphic-properties fo:wrap-option="no-wrap" fo:padding-top="0.04921in" fo:padding-bottom="0.04921in" fo:padding-left="0.09843in" fo:padding-right="0.09843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78">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9">
      <style:graphic-properties/>
    </style:style>
    <style:style style:family="graphic" style:name="a120">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1">
      <style:graphic-properties fo:wrap-option="no-wrap" fo:padding-top="0.04921in" fo:padding-bottom="0.04921in" fo:padding-left="0.09843in" fo:padding-right="0.09843in" draw:textarea-vertical-align="top" draw:textarea-horizontal-align="left" draw:fill="solid" draw:fill-color="#000000" draw:opacity="100%" draw:stroke="none" draw:auto-grow-width="false" draw:auto-grow-height="false"/>
      <style:paragraph-properties style:font-independent-line-spacing="false" style:writing-mode="lr-tb"/>
    </style:style>
  </office:automatic-styles>
  <office:body>
    <office:text text:use-soft-page-breaks="true">
      <text:p text:style-name="P1">INF4705<text:s/>– Analyse et conception d’algorithmes</text:p>
      <text:p text:style-name="P2">TP2 – Hiver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TableContents"><text:span text:style-name="T11">El Hage</text:span><text:span text:style-name="T12">,<text:s/></text:span><text:span text:style-name="T13">L</text:span><text:span text:style-name="T14">é</text:span><text:span text:style-name="T15">a</text:span><text:span text:style-name="T16">,<text:s/></text:span><text:span text:style-name="T17">1783934</text:span></text:p>
            <text:p text:style-name="P18">Eid,<text:s/>Salim,<text:s/>1786419</text:p>
          </table:table-cell>
        </table:table-row>
        <table:table-row table:style-name="TableRow19">
          <table:table-cell table:style-name="TableCell20">
            <text:p text:style-name="P21">Note finale / 13</text:p>
          </table:table-cell>
          <table:table-cell table:style-name="TableCell22">
            <text:p text:style-name="TableContents">0</text:p>
          </table:table-cell>
        </table:table-row>
      </table:table>
      <text:p text:style-name="Standard"/>
      <text:h text:style-name="Heading1" text:outline-level="1">Informations<text:s/>techniques</text:h>
      <text:list text:style-name="LFO1" text:continue-numbering="true">
        <text:list-item>
          <text:p text:style-name="P23">Répondez directement dans ce document ODT avec LibreOffice. Veuillez ne pas inclure le texte en italique servant de directive.</text:p>
        </text:list-item>
        <text:list-item>
          <text:p text:style-name="P24">La correction se fait à même le rapport.</text:p>
        </text:list-item>
        <text:list-item>
          <text:p text:style-name="P25">Avant votre cinquième séance de laboratoire, vous devez faire une remise électronique en suivant les instructions suivantes:</text:p>
          <text:list text:continue-numbering="true">
            <text:list-item>
              <text:p text:style-name="P26">Le dossier remis doit se nommer matricule1_matricule2_tp2 et 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nt à ex</text:span><text:span text:style-name="T33">écuter les différents algorithmes du TP. L’interface du script est décrite à la fin du rapport.</text:span></text:p>
                </text:list-item>
                <text:list-item>
                  <text:p text:style-name="P34"><text:span text:style-name="T35">Un fichier texte nommé<text:s/></text:span><text:span text:style-name="T36">emails.txt</text:span><text:span text:style-name="T37"><text:s/>contenant le courriel de chaque membre de l’équipe</text:span></text:p>
                </text:list-item>
                <text:list-item>
                  <text:p text:style-name="P38">Le code source et les exécutables</text:p>
                </text:list-item>
              </text:list>
            </text:list-item>
          </text:list>
        </text:list-item>
        <text:list-item>
          <text:p text:style-name="P39">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40">Si vous utilisez des extraits de codes (programmes) trouvés sur Internet, vous devez en mentionner la source, sinon vous serez sanctionnés pour plagiat.</text:p>
        </text:list-item>
      </text:list>
      <text:h text:style-name="P41" text:outline-level="1">Mise en situation</text:h>
      <text:p text:style-name="P42"><text:tab/>Ce travail pratique se répartit sur deux séances de laboratoire et porte sur l'analyse et la conception d'algorithmes développés suivant différents patrons de conception.</text:p>
      <text:p text:style-name="P43"/>
      <text:p text:style-name="P44"><text:span text:style-name="T45"><text:tab/>Vous participez à une compétition dont le principal objectif est de construire la tour la plus haute avec les blocs de béton étant à votre disposition. <text:s/>Vous devez les empiler afin que votre tour soit la<text:s/></text:span><text:span text:style-name="T46">plus haute possible. Vous disposez d'un ensemble de blocs de dimensions variées, qui sont définies comme suit : <text:s/>hauteur<text:s/></text:span><draw:g draw:name="Group 1" draw:id="id6" draw:style-name="a6" text:anchor-type="as-char"><svg:title>TexMaths</svg:title><svg:desc>12§display§$h_{bloc}$§svg§600§FALSE§</svg:desc><draw:custom-shape svg:x="0in" svg:y="0in" svg:width="0.27254in" svg:height="0.14009in" draw:id="id0" draw:style-name="a0" draw:name="Freeform: Shape 2"><svg:title/><svg:desc/><text:p text:style-name="Normal"/><draw:enhanced-geometry draw:type="non-primitive" svg:viewBox="0 0 810 358" draw:enhanced-path="M 405 358 L 0 358 0 0 810 0 810 35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0"/><draw:equation draw:name="f7" draw:formula="?f4 / 358"/><draw:equation draw:name="f8" draw:formula="?f0 / ?f6"/><draw:equation draw:name="f9" draw:formula="?f1 / ?f6"/><draw:equation draw:name="f10" draw:formula="?f2 / ?f7"/><draw:equation draw:name="f11" draw:formula="?f3 / ?f7"/></draw:enhanced-geometry></draw:custom-shape><draw:custom-shape svg:x="0.00511in" svg:y="0in" svg:width="0.27254in" svg:height="0.11509in" draw:id="id1" draw:style-name="a1" draw:name="Freeform: Shape 3"><svg:title/><svg:desc/><text:p text:style-name="Normal"/><draw:enhanced-geometry draw:type="non-primitive" svg:viewBox="0 0 214 294" draw:enhanced-path="M 34 262 C 34 281 29 281 0 281 L 0 294 C 14 294 36 293 48 293 59 293 82 294 96 294 L 96 281 C 67 281 62 281 62 262 L 62 184 C 62 139 93 116 120 116 147 116 151 139 151 163 L 151 262 C 151 281 147 281 118 281 L 118 294 C 133 294 155 293 166 293 177 293 199 294 214 294 L 214 281 C 191 281 181 281 180 268 L 180 187 C 180 151 180 138 167 122 161 115 148 107 123 107 87 107 68 132 61 149 L 61 0 0 5 0 18 C 30 18 34 20 34 4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draw:equation draw:name="f7" draw:formula="?f4 / 294"/><draw:equation draw:name="f8" draw:formula="?f0 / ?f6"/><draw:equation draw:name="f9" draw:formula="?f1 / ?f6"/><draw:equation draw:name="f10" draw:formula="?f2 / ?f7"/><draw:equation draw:name="f11" draw:formula="?f3 / ?f7"/></draw:enhanced-geometry></draw:custom-shape><draw:custom-shape svg:x="0.09992in" svg:y="0.06017in" svg:width="0.27254in" svg:height="0.09843in" draw:id="id2" draw:style-name="a2" draw:name="Freeform: Shape 4"><svg:title/><svg:desc/><text:p text:style-name="Normal"/><draw:enhanced-geometry draw:type="non-primitive" svg:viewBox="0 0 121 209" draw:enhanced-path="M 59 8 C 59 8 60 5 60 4 60 2 59 0 55 0 49 0 25 2 17 2 14 4 11 4 11 10 11 14 14 14 18 14 32 14 32 16 32 18 32 20 30 32 28 40 L 22 66 C 18 77 2 142 1 145 0 152 0 156 0 160 0 190 19 209 44 209 82 209 121 169 121 125 121 90 97 76 76 76 60 76 48 84 38 91 Z M 44 200 C 30 200 22 188 22 170 22 160 24 149 32 116 34 110 34 109 40 103 50 90 65 84 76 84 87 84 97 92 97 113 97 125 90 155 82 172 74 186 59 200 44 2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draw:equation draw:name="f7" draw:formula="?f4 / 209"/><draw:equation draw:name="f8" draw:formula="?f0 / ?f6"/><draw:equation draw:name="f9" draw:formula="?f1 / ?f6"/><draw:equation draw:name="f10" draw:formula="?f2 / ?f7"/><draw:equation draw:name="f11" draw:formula="?f3 / ?f7"/></draw:enhanced-geometry></draw:custom-shape><draw:custom-shape svg:x="0.15777in" svg:y="0.06014in" svg:width="0.27254in" svg:height="0.09843in" draw:id="id3" draw:style-name="a3" draw:name="Freeform: Shape 5"><svg:title/><svg:desc/><text:p text:style-name="Normal"/><draw:enhanced-geometry draw:type="non-primitive" svg:viewBox="0 0 67 209" draw:enhanced-path="M 66 8 C 66 8 67 5 67 4 67 2 66 0 62 0 56 0 31 2 24 2 22 4 18 4 18 10 18 14 22 14 25 14 40 14 40 16 40 18 40 20 40 23 38 25 L 1 172 C 0 174 0 178 0 181 0 200 17 209 31 209 38 209 48 206 55 193 62 182 66 164 66 163 66 160 62 160 61 160 58 160 56 162 55 167 52 181 46 200 32 200 25 200 23 193 23 186 23 182 24 178 24 17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draw:equation draw:name="f7" draw:formula="?f4 / 209"/><draw:equation draw:name="f8" draw:formula="?f0 / ?f6"/><draw:equation draw:name="f9" draw:formula="?f1 / ?f6"/><draw:equation draw:name="f10" draw:formula="?f2 / ?f7"/><draw:equation draw:name="f11" draw:formula="?f3 / ?f7"/></draw:enhanced-geometry></draw:custom-shape><draw:custom-shape svg:x="0.20018in" svg:y="0.09001in" svg:width="0.27254in" svg:height="0.09843in" draw:id="id4" draw:style-name="a4" draw:name="Freeform: Shape 6"><svg:title/><svg:desc/><text:p text:style-name="Normal"/><draw:enhanced-geometry draw:type="non-primitive" svg:viewBox="0 0 139 134" draw:enhanced-path="M 139 52 C 139 19 115 0 85 0 42 0 0 42 0 83 0 112 22 134 54 134 97 134 139 95 139 52 Z M 54 126 C 40 126 25 116 25 92 25 80 30 52 42 35 55 16 72 8 85 8 102 8 115 19 115 42 115 48 112 78 99 98 88 116 70 126 54 12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draw:equation draw:name="f7" draw:formula="?f4 / 134"/><draw:equation draw:name="f8" draw:formula="?f0 / ?f6"/><draw:equation draw:name="f9" draw:formula="?f1 / ?f6"/><draw:equation draw:name="f10" draw:formula="?f2 / ?f7"/><draw:equation draw:name="f11" draw:formula="?f3 / ?f7"/></draw:enhanced-geometry></draw:custom-shape><draw:custom-shape svg:x="0.26586in" svg:y="0.09004in" svg:width="0.27254in" svg:height="0.09843in" draw:id="id5" draw:style-name="a5" draw:name="Freeform: Shape 7"><svg:title/><svg:desc/><text:p text:style-name="Normal"/><draw:enhanced-geometry draw:type="non-primitive" svg:viewBox="0 0 130 134" draw:enhanced-path="M 112 17 C 101 19 97 28 97 34 97 42 103 44 108 44 115 44 126 41 126 26 126 6 102 0 87 0 42 0 0 41 0 83 0 108 18 134 55 134 106 134 130 104 130 101 130 98 126 96 124 96 123 96 121 96 119 98 96 126 61 126 55 126 35 126 25 112 25 92 25 84 29 52 44 31 55 17 71 8 87 8 90 8 105 8 112 1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draw:equation draw:name="f7" draw:formula="?f4 / 134"/><draw:equation draw:name="f8" draw:formula="?f0 / ?f6"/><draw:equation draw:name="f9" draw:formula="?f1 / ?f6"/><draw:equation draw:name="f10" draw:formula="?f2 / ?f7"/><draw:equation draw:name="f11" draw:formula="?f3 / ?f7"/></draw:enhanced-geometry></draw:custom-shape></draw:g><text:span text:style-name="T47">, largeur<text:s/></text:span><draw:g draw:name="Group 8" draw:id="id13" draw:style-name="a13" text:anchor-type="as-char"><svg:title>TexMaths</svg:title><svg:desc>12§display§$l_{bloc}$§svg§600§FALSE§</svg:desc><draw:custom-shape svg:x="0in" svg:y="0in" svg:width="0.27205in" svg:height="0.14055in" draw:id="id7" draw:style-name="a7" draw:name="Freeform: Shape 9"><svg:title/><svg:desc/><text:p text:style-name="Normal"/><draw:enhanced-geometry draw:type="non-primitive" svg:viewBox="0 0 692 358" draw:enhanced-path="M 345 358 L 0 358 0 0 692 0 692 35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draw:equation draw:name="f7" draw:formula="?f4 / 358"/><draw:equation draw:name="f8" draw:formula="?f0 / ?f6"/><draw:equation draw:name="f9" draw:formula="?f1 / ?f6"/><draw:equation draw:name="f10" draw:formula="?f2 / ?f7"/><draw:equation draw:name="f11" draw:formula="?f3 / ?f7"/></draw:enhanced-geometry></draw:custom-shape><draw:custom-shape svg:x="0.0055in" svg:y="0in" svg:width="0.27254in" svg:height="0.11509in" draw:id="id8" draw:style-name="a8" draw:name="Freeform: Shape 10"><svg:title/><svg:desc/><text:p text:style-name="Normal"/><draw:enhanced-geometry draw:type="non-primitive" svg:viewBox="0 0 95 294" draw:enhanced-path="M 61 0 L 0 5 0 18 C 30 18 34 20 34 42 L 34 262 C 34 281 29 281 0 281 L 0 294 C 14 294 37 293 48 293 58 293 79 294 95 294 L 95 281 C 66 281 61 281 61 26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draw:equation draw:name="f7" draw:formula="?f4 / 294"/><draw:equation draw:name="f8" draw:formula="?f0 / ?f6"/><draw:equation draw:name="f9" draw:formula="?f1 / ?f6"/><draw:equation draw:name="f10" draw:formula="?f2 / ?f7"/><draw:equation draw:name="f11" draw:formula="?f3 / ?f7"/></draw:enhanced-geometry></draw:custom-shape><draw:custom-shape svg:x="0.05388in" svg:y="0.06017in" svg:width="0.27254in" svg:height="0.09843in" draw:id="id9" draw:style-name="a9" draw:name="Freeform: Shape 11"><svg:title/><svg:desc/><text:p text:style-name="Normal"/><draw:enhanced-geometry draw:type="non-primitive" svg:viewBox="0 0 121 209" draw:enhanced-path="M 59 8 C 59 8 60 5 60 4 60 2 59 0 55 0 49 0 25 2 17 2 14 4 11 4 11 10 11 14 14 14 18 14 32 14 32 16 32 18 32 20 30 32 28 40 L 22 66 C 18 77 2 142 1 145 0 152 0 156 0 160 0 190 19 209 44 209 82 209 121 169 121 125 121 90 97 76 76 76 60 76 48 84 38 91 Z M 44 200 C 30 200 22 188 22 170 22 160 24 149 32 116 34 110 34 109 40 103 50 90 65 84 76 84 86 84 97 92 97 113 97 125 90 155 82 172 74 186 59 200 44 2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draw:equation draw:name="f7" draw:formula="?f4 / 209"/><draw:equation draw:name="f8" draw:formula="?f0 / ?f6"/><draw:equation draw:name="f9" draw:formula="?f1 / ?f6"/><draw:equation draw:name="f10" draw:formula="?f2 / ?f7"/><draw:equation draw:name="f11" draw:formula="?f3 / ?f7"/></draw:enhanced-geometry></draw:custom-shape><draw:custom-shape svg:x="0.1114in" svg:y="0.06014in" svg:width="0.27254in" svg:height="0.09843in" draw:id="id10" draw:style-name="a10" draw:name="Freeform: Shape 12"><svg:title/><svg:desc/><text:p text:style-name="Normal"/><draw:enhanced-geometry draw:type="non-primitive" svg:viewBox="0 0 67 209" draw:enhanced-path="M 66 8 C 66 8 67 5 67 4 67 2 66 0 62 0 56 0 31 2 24 2 22 4 18 4 18 10 18 14 22 14 25 14 40 14 40 16 40 18 40 20 40 23 38 25 L 1 172 C 0 174 0 178 0 181 0 200 17 209 31 209 38 209 48 206 55 193 62 182 66 164 66 163 66 160 62 160 61 160 58 160 56 162 55 167 52 181 46 200 32 200 25 200 23 193 23 186 23 182 24 178 24 17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draw:equation draw:name="f7" draw:formula="?f4 / 209"/><draw:equation draw:name="f8" draw:formula="?f0 / ?f6"/><draw:equation draw:name="f9" draw:formula="?f1 / ?f6"/><draw:equation draw:name="f10" draw:formula="?f2 / ?f7"/><draw:equation draw:name="f11" draw:formula="?f3 / ?f7"/></draw:enhanced-geometry></draw:custom-shape><draw:custom-shape svg:x="0.15408in" svg:y="0.09001in" svg:width="0.27254in" svg:height="0.09843in" draw:id="id11" draw:style-name="a11" draw:name="Freeform: Shape 13"><svg:title/><svg:desc/><text:p text:style-name="Normal"/><draw:enhanced-geometry draw:type="non-primitive" svg:viewBox="0 0 139 134" draw:enhanced-path="M 139 52 C 139 19 115 0 85 0 42 0 0 42 0 83 0 112 22 134 54 134 97 134 139 95 139 52 Z M 54 126 C 40 126 25 116 25 92 25 80 30 52 42 35 55 16 72 8 85 8 102 8 115 19 115 42 115 48 111 78 98 98 88 116 70 126 54 12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draw:equation draw:name="f7" draw:formula="?f4 / 134"/><draw:equation draw:name="f8" draw:formula="?f0 / ?f6"/><draw:equation draw:name="f9" draw:formula="?f1 / ?f6"/><draw:equation draw:name="f10" draw:formula="?f2 / ?f7"/><draw:equation draw:name="f11" draw:formula="?f3 / ?f7"/></draw:enhanced-geometry></draw:custom-shape><draw:custom-shape svg:x="0.21996in" svg:y="0.09004in" svg:width="0.27254in" svg:height="0.09843in" draw:id="id12" draw:style-name="a12" draw:name="Freeform: Shape 14"><svg:title/><svg:desc/><text:p text:style-name="Normal"/><draw:enhanced-geometry draw:type="non-primitive" svg:viewBox="0 0 129 134" draw:enhanced-path="M 111 17 C 101 19 97 28 97 34 97 42 103 44 108 44 115 44 126 41 126 26 126 6 102 0 86 0 42 0 0 41 0 83 0 108 18 134 55 134 105 134 129 104 129 101 129 98 126 96 123 96 122 96 121 96 119 98 96 126 61 126 55 126 35 126 25 112 25 92 25 84 29 52 44 31 55 17 71 8 86 8 90 8 104 8 111 1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draw:equation draw:name="f7" draw:formula="?f4 / 134"/><draw:equation draw:name="f8" draw:formula="?f0 / ?f6"/><draw:equation draw:name="f9" draw:formula="?f1 / ?f6"/><draw:equation draw:name="f10" draw:formula="?f2 / ?f7"/><draw:equation draw:name="f11" draw:formula="?f3 / ?f7"/></draw:enhanced-geometry></draw:custom-shape></draw:g><text:span text:style-name="T48">et <text:s/>profondeur<text:s/></text:span><draw:g draw:name="Group 15" draw:id="id20" draw:style-name="a20" text:anchor-type="as-char"><svg:title>TexMaths</svg:title><svg:desc>12§display§$p_{bloc}$§svg§600§FALSE§</svg:desc><draw:custom-shape svg:x="0in" svg:y="0.00197in" svg:width="0.27254in" svg:height="0.10398in" draw:id="id14" draw:style-name="a14" draw:name="Freeform: Shape 16"><svg:title/><svg:desc/><text:p text:style-name="Normal"/><draw:enhanced-geometry draw:type="non-primitive" svg:viewBox="0 0 810 266" draw:enhanced-path="M 405 266 L 0 266 0 0 810 0 810 26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0"/><draw:equation draw:name="f7" draw:formula="?f4 / 266"/><draw:equation draw:name="f8" draw:formula="?f0 / ?f6"/><draw:equation draw:name="f9" draw:formula="?f1 / ?f6"/><draw:equation draw:name="f10" draw:formula="?f2 / ?f7"/><draw:equation draw:name="f11" draw:formula="?f3 / ?f7"/></draw:enhanced-geometry></draw:custom-shape><draw:custom-shape svg:x="0.00472in" svg:y="0in" svg:width="0.27254in" svg:height="0.10606in" draw:id="id15" draw:style-name="a15" draw:name="Freeform: Shape 17"><svg:title/><svg:desc/><text:p text:style-name="Normal"/><draw:enhanced-geometry draw:type="non-primitive" svg:viewBox="0 0 209 271" draw:enhanced-path="M 61 28 L 61 0 0 5 0 18 C 30 18 34 20 34 38 L 34 238 C 34 257 29 257 0 257 L 0 271 C 14 269 36 268 48 268 59 268 81 269 96 271 L 96 257 C 67 257 62 257 62 238 L 62 166 62 162 C 65 170 83 192 114 192 166 192 209 150 209 96 209 42 168 0 120 0 88 0 70 19 61 28 Z M 62 140 L 62 45 C 74 23 96 11 118 11 148 11 174 48 174 96 174 148 144 183 113 183 96 183 79 174 68 158 62 148 62 148 62 14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draw:equation draw:name="f7" draw:formula="?f4 / 271"/><draw:equation draw:name="f8" draw:formula="?f0 / ?f6"/><draw:equation draw:name="f9" draw:formula="?f1 / ?f6"/><draw:equation draw:name="f10" draw:formula="?f2 / ?f7"/><draw:equation draw:name="f11" draw:formula="?f3 / ?f7"/></draw:enhanced-geometry></draw:custom-shape><draw:custom-shape svg:x="0.09992in" svg:y="0.01763in" svg:width="0.27254in" svg:height="0.09843in" draw:id="id16" draw:style-name="a16" draw:name="Freeform: Shape 18"><svg:title/><svg:desc/><text:p text:style-name="Normal"/><draw:enhanced-geometry draw:type="non-primitive" svg:viewBox="0 0 121 209" draw:enhanced-path="M 59 8 C 59 8 60 5 60 4 60 2 59 0 55 0 49 0 25 2 17 2 14 4 11 4 11 10 11 14 14 14 18 14 32 14 32 16 32 18 32 20 30 32 28 40 L 22 66 C 18 77 2 142 1 146 0 153 0 156 0 160 0 190 19 209 44 209 82 209 121 170 121 125 121 90 97 76 76 76 60 76 48 84 38 91 Z M 44 201 C 30 201 22 189 22 171 22 160 24 149 32 117 34 111 34 109 40 103 50 90 65 84 76 84 87 84 97 93 97 113 97 125 90 155 82 172 74 186 59 201 44 2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draw:equation draw:name="f7" draw:formula="?f4 / 209"/><draw:equation draw:name="f8" draw:formula="?f0 / ?f6"/><draw:equation draw:name="f9" draw:formula="?f1 / ?f6"/><draw:equation draw:name="f10" draw:formula="?f2 / ?f7"/><draw:equation draw:name="f11" draw:formula="?f3 / ?f7"/></draw:enhanced-geometry></draw:custom-shape><draw:custom-shape svg:x="0.15777in" svg:y="0.0177in" svg:width="0.27254in" svg:height="0.09843in" draw:id="id17" draw:style-name="a17" draw:name="Freeform: Shape 19"><svg:title/><svg:desc/><text:p text:style-name="Normal"/><draw:enhanced-geometry draw:type="non-primitive" svg:viewBox="0 0 67 209" draw:enhanced-path="M 66 8 C 66 8 67 5 67 4 67 2 66 0 62 0 56 0 31 2 24 2 22 4 18 4 18 10 18 14 22 14 25 14 40 14 40 16 40 18 40 20 40 23 38 25 L 1 172 C 0 174 0 178 0 182 0 201 17 209 31 209 38 209 48 207 55 194 62 183 66 165 66 164 66 160 62 160 61 160 58 160 56 162 55 167 52 182 46 201 32 201 25 201 23 194 23 186 23 183 24 178 24 17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draw:equation draw:name="f7" draw:formula="?f4 / 209"/><draw:equation draw:name="f8" draw:formula="?f0 / ?f6"/><draw:equation draw:name="f9" draw:formula="?f1 / ?f6"/><draw:equation draw:name="f10" draw:formula="?f2 / ?f7"/><draw:equation draw:name="f11" draw:formula="?f3 / ?f7"/></draw:enhanced-geometry></draw:custom-shape><draw:custom-shape svg:x="0.20018in" svg:y="0.04718in" svg:width="0.27254in" svg:height="0.09843in" draw:id="id18" draw:style-name="a18" draw:name="Freeform: Shape 20"><svg:title/><svg:desc/><text:p text:style-name="Normal"/><draw:enhanced-geometry draw:type="non-primitive" svg:viewBox="0 0 139 135" draw:enhanced-path="M 139 52 C 139 19 115 0 85 0 42 0 0 42 0 83 0 112 22 135 54 135 97 135 139 95 139 52 Z M 54 126 C 40 126 25 117 25 93 25 81 30 52 42 35 55 16 72 8 85 8 102 8 115 19 115 42 115 48 112 78 99 99 88 117 70 126 54 12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draw:equation draw:name="f7" draw:formula="?f4 / 135"/><draw:equation draw:name="f8" draw:formula="?f0 / ?f6"/><draw:equation draw:name="f9" draw:formula="?f1 / ?f6"/><draw:equation draw:name="f10" draw:formula="?f2 / ?f7"/><draw:equation draw:name="f11" draw:formula="?f3 / ?f7"/></draw:enhanced-geometry></draw:custom-shape><draw:custom-shape svg:x="0.26586in" svg:y="0.04709in" svg:width="0.27254in" svg:height="0.09843in" draw:id="id19" draw:style-name="a19" draw:name="Freeform: Shape 21"><svg:title/><svg:desc/><text:p text:style-name="Normal"/><draw:enhanced-geometry draw:type="non-primitive" svg:viewBox="0 0 130 135" draw:enhanced-path="M 112 17 C 101 19 97 28 97 34 97 42 103 45 108 45 115 45 126 41 126 26 126 6 102 0 87 0 42 0 0 41 0 83 0 108 18 135 55 135 106 135 130 105 130 101 130 99 126 96 124 96 123 96 121 96 119 99 96 126 61 126 55 126 35 126 25 112 25 93 25 84 29 52 44 31 55 17 71 8 87 8 90 8 105 8 112 1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draw:equation draw:name="f7" draw:formula="?f4 / 135"/><draw:equation draw:name="f8" draw:formula="?f0 / ?f6"/><draw:equation draw:name="f9" draw:formula="?f1 / ?f6"/><draw:equation draw:name="f10" draw:formula="?f2 / ?f7"/><draw:equation draw:name="f11" draw:formula="?f3 / ?f7"/></draw:enhanced-geometry></draw:custom-shape></draw:g><text:span text:style-name="T49">. <text:s/>Afin de garantir la stabilité de votre tour, vous</text:span><text:span text:style-name="T50"><text:s/>devez vous assurer que le bloc que vous ajoutez sur votre tour repose entièrement sur le précédent.</text:span></text:p>
      <text:p text:style-name="P51"/>
      <text:p text:style-name="P52">Plus formellement, vous devez respecter la règle suivante:</text:p>
      <text:p text:style-name="P53"/>
      <text:p text:style-name="P54"><text:span text:style-name="T55"><text:tab/></text:span><text:span text:style-name="T56"><text:tab/></text:span><draw:g draw:name="Group 22" draw:id="id76" draw:style-name="a76" text:anchor-type="as-char"><svg:title>TexMaths</svg:title><svg:desc>12§display§$$l_{nouveauBloc} &lt; l_{blocReceveur} \mbox{ et } p_{nouveauBloc} &lt; p_{blocReceveur}$$§svg§600§FALSE§</svg:desc><draw:custom-shape svg:x="0in" svg:y="0in" svg:width="0.27254in" svg:height="0.14704in" draw:id="id21" draw:style-name="a21" draw:name="Freeform: Shape 23"><svg:title/><svg:desc/><text:p text:style-name="Normal"/><draw:enhanced-geometry draw:type="non-primitive" svg:viewBox="0 0 10489 376" draw:enhanced-path="M 5244 376 L 0 376 0 0 10489 0 10489 37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89"/><draw:equation draw:name="f7" draw:formula="?f4 / 376"/><draw:equation draw:name="f8" draw:formula="?f0 / ?f6"/><draw:equation draw:name="f9" draw:formula="?f1 / ?f6"/><draw:equation draw:name="f10" draw:formula="?f2 / ?f7"/><draw:equation draw:name="f11" draw:formula="?f3 / ?f7"/></draw:enhanced-geometry></draw:custom-shape><draw:custom-shape svg:x="0.00709in" svg:y="0in" svg:width="0.27254in" svg:height="0.11648in" draw:id="id22" draw:style-name="a22" draw:name="Freeform: Shape 24"><svg:title/><svg:desc/><text:p text:style-name="Normal"/><draw:enhanced-geometry draw:type="non-primitive" svg:viewBox="0 0 91 299" draw:enhanced-path="M 91 5 C 91 5 91 0 86 0 76 0 44 4 34 5 30 5 25 5 25 13 25 18 30 18 36 18 56 18 58 22 58 25 L 56 34 2 245 C 1 250 0 254 0 260 0 284 19 299 38 299 53 299 64 291 71 275 79 260 84 234 84 233 84 230 80 230 79 230 74 230 74 231 73 237 65 264 58 290 40 290 28 290 28 277 28 271 28 260 28 258 30 2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299"/><draw:equation draw:name="f8" draw:formula="?f0 / ?f6"/><draw:equation draw:name="f9" draw:formula="?f1 / ?f6"/><draw:equation draw:name="f10" draw:formula="?f2 / ?f7"/><draw:equation draw:name="f11" draw:formula="?f3 / ?f7"/></draw:enhanced-geometry></draw:custom-shape><draw:custom-shape svg:x="0.05472in" svg:y="0.08867in" svg:width="0.27254in" svg:height="0.09843in" draw:id="id23" draw:style-name="a23" draw:name="Freeform: Shape 25"><svg:title/><svg:desc/><text:p text:style-name="Normal"/><draw:enhanced-geometry draw:type="non-primitive" svg:viewBox="0 0 181 135" draw:enhanced-path="M 23 113 C 22 117 19 124 19 125 19 131 25 135 30 135 35 135 40 131 41 127 42 125 44 115 47 109 48 103 52 90 53 83 55 76 56 70 58 63 61 50 62 48 71 36 79 24 92 8 115 8 132 8 132 24 132 29 132 47 120 81 115 93 112 101 110 103 110 109 110 125 124 135 139 135 168 135 181 94 181 89 181 85 178 85 176 85 173 85 173 87 172 90 164 114 151 126 139 126 133 126 132 123 132 115 132 109 133 105 139 91 143 83 155 50 155 34 155 5 132 0 116 0 91 0 74 16 66 28 64 6 47 0 34 0 22 0 14 10 11 16 4 28 0 44 0 46 0 49 4 49 5 49 10 49 10 48 12 41 16 23 22 8 34 8 41 8 43 14 43 23 43 29 41 40 38 48 36 55 34 69 31 7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1"/><draw:equation draw:name="f7" draw:formula="?f4 / 135"/><draw:equation draw:name="f8" draw:formula="?f0 / ?f6"/><draw:equation draw:name="f9" draw:formula="?f1 / ?f6"/><draw:equation draw:name="f10" draw:formula="?f2 / ?f7"/><draw:equation draw:name="f11" draw:formula="?f3 / ?f7"/></draw:enhanced-geometry></draw:custom-shape><draw:custom-shape svg:x="0.13896in" svg:y="0.08884in" svg:width="0.27254in" svg:height="0.09843in" draw:id="id24" draw:style-name="a24" draw:name="Freeform: Shape 26"><svg:title/><svg:desc/><text:p text:style-name="Normal"/><draw:enhanced-geometry draw:type="non-primitive" svg:viewBox="0 0 139 135" draw:enhanced-path="M 139 52 C 139 19 115 0 85 0 42 0 0 42 0 83 0 112 22 135 54 135 97 135 139 95 139 52 Z M 54 126 C 40 126 25 117 25 93 25 81 30 52 42 35 55 16 72 8 85 8 102 8 115 19 115 42 115 48 112 78 98 99 88 117 70 126 54 12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draw:equation draw:name="f7" draw:formula="?f4 / 135"/><draw:equation draw:name="f8" draw:formula="?f0 / ?f6"/><draw:equation draw:name="f9" draw:formula="?f1 / ?f6"/><draw:equation draw:name="f10" draw:formula="?f2 / ?f7"/><draw:equation draw:name="f11" draw:formula="?f3 / ?f7"/></draw:enhanced-geometry></draw:custom-shape><draw:custom-shape svg:x="0.20273in" svg:y="0.08876in" svg:width="0.27254in" svg:height="0.09843in" draw:id="id25" draw:style-name="a25" draw:name="Freeform: Shape 27"><svg:title/><svg:desc/><text:p text:style-name="Normal"/><draw:enhanced-geometry draw:type="non-primitive" svg:viewBox="0 0 173 135" draw:enhanced-path="M 112 83 C 110 89 108 101 107 101 101 111 90 126 71 126 50 126 50 107 50 101 50 84 59 63 67 41 70 35 71 30 71 25 71 10 59 0 43 0 13 0 0 41 0 46 0 49 4 49 5 49 10 49 10 48 11 44 18 20 31 8 42 8 47 8 49 12 49 19 49 25 47 32 44 38 29 81 29 89 29 96 29 102 29 115 40 125 48 132 60 135 70 135 89 135 98 125 108 115 115 133 134 135 138 135 149 135 156 129 162 119 168 107 173 90 173 89 173 85 168 85 168 85 163 85 163 87 161 94 157 108 152 126 139 126 132 126 130 119 130 112 130 107 132 96 134 88 136 81 139 67 140 61 L 148 35 C 149 28 152 14 152 12 152 6 148 2 143 2 132 2 130 12 127 2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draw:equation draw:name="f7" draw:formula="?f4 / 135"/><draw:equation draw:name="f8" draw:formula="?f0 / ?f6"/><draw:equation draw:name="f9" draw:formula="?f1 / ?f6"/><draw:equation draw:name="f10" draw:formula="?f2 / ?f7"/><draw:equation draw:name="f11" draw:formula="?f3 / ?f7"/></draw:enhanced-geometry></draw:custom-shape><draw:custom-shape svg:x="0.28106in" svg:y="0.08876in" svg:width="0.27254in" svg:height="0.09843in" draw:id="id26" draw:style-name="a26" draw:name="Freeform: Shape 28"><svg:title/><svg:desc/><text:p text:style-name="Normal"/><draw:enhanced-geometry draw:type="non-primitive" svg:viewBox="0 0 145 135" draw:enhanced-path="M 145 24 C 145 0 131 0 130 0 122 0 114 8 114 16 114 20 116 23 119 25 124 29 130 37 130 49 130 63 110 126 76 126 50 126 50 105 50 100 50 87 56 70 67 42 70 36 72 31 72 26 72 11 59 0 43 0 13 0 0 41 0 46 0 49 4 49 5 49 10 49 10 48 11 44 18 20 30 8 42 8 47 8 49 12 49 19 49 26 47 32 44 40 31 72 29 85 29 96 29 125 52 135 74 135 124 135 145 48 145 2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5"/><draw:equation draw:name="f7" draw:formula="?f4 / 135"/><draw:equation draw:name="f8" draw:formula="?f0 / ?f6"/><draw:equation draw:name="f9" draw:formula="?f1 / ?f6"/><draw:equation draw:name="f10" draw:formula="?f2 / ?f7"/><draw:equation draw:name="f11" draw:formula="?f3 / ?f7"/></draw:enhanced-geometry></draw:custom-shape><draw:custom-shape svg:x="0.35388in" svg:y="0.08876in" svg:width="0.27254in" svg:height="0.09843in" draw:id="id27" draw:style-name="a27" draw:name="Freeform: Shape 29"><svg:title/><svg:desc/><text:p text:style-name="Normal"/><draw:enhanced-geometry draw:type="non-primitive" svg:viewBox="0 0 127 135" draw:enhanced-path="M 47 64 C 55 64 79 63 95 58 116 49 121 35 121 26 121 10 104 0 84 0 48 0 0 28 0 78 0 108 19 135 54 135 104 135 127 105 127 101 127 99 125 96 122 96 121 96 120 96 118 99 95 126 60 126 54 126 36 126 24 114 24 90 24 85 24 81 28 64 Z M 30 55 C 43 12 76 8 84 8 97 8 108 14 108 26 108 55 58 55 46 5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draw:equation draw:name="f7" draw:formula="?f4 / 135"/><draw:equation draw:name="f8" draw:formula="?f0 / ?f6"/><draw:equation draw:name="f9" draw:formula="?f1 / ?f6"/><draw:equation draw:name="f10" draw:formula="?f2 / ?f7"/><draw:equation draw:name="f11" draw:formula="?f3 / ?f7"/></draw:enhanced-geometry></draw:custom-shape><draw:custom-shape svg:x="0.41608in" svg:y="0.08876in" svg:width="0.27254in" svg:height="0.09843in" draw:id="id28" draw:style-name="a28" draw:name="Freeform: Shape 30"><svg:title/><svg:desc/><text:p text:style-name="Normal"/><draw:enhanced-geometry draw:type="non-primitive" svg:viewBox="0 0 151 135" draw:enhanced-path="M 108 18 C 101 7 91 0 77 0 38 0 0 42 0 85 0 114 19 135 44 135 61 135 76 125 88 114 92 131 110 135 118 135 128 135 136 127 142 119 148 107 151 90 151 89 151 85 148 85 148 85 143 85 143 87 140 94 137 108 131 126 119 126 112 126 109 120 109 112 109 107 112 96 113 88 115 81 119 67 120 61 L 126 38 C 127 31 131 17 131 16 131 8 126 6 121 6 116 6 109 10 108 18 Z M 89 94 C 86 102 79 108 73 114 71 117 59 126 46 126 35 126 24 119 24 97 24 82 32 48 40 37 53 13 68 8 77 8 97 8 103 31 103 35 103 36 103 37 102 3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draw:equation draw:name="f7" draw:formula="?f4 / 135"/><draw:equation draw:name="f8" draw:formula="?f0 / ?f6"/><draw:equation draw:name="f9" draw:formula="?f1 / ?f6"/><draw:equation draw:name="f10" draw:formula="?f2 / ?f7"/><draw:equation draw:name="f11" draw:formula="?f3 / ?f7"/></draw:enhanced-geometry></draw:custom-shape><draw:custom-shape svg:x="0.48654in" svg:y="0.08876in" svg:width="0.27254in" svg:height="0.09843in" draw:id="id29" draw:style-name="a29" draw:name="Freeform: Shape 31"><svg:title/><svg:desc/><text:p text:style-name="Normal"/><draw:enhanced-geometry draw:type="non-primitive" svg:viewBox="0 0 173 135" draw:enhanced-path="M 112 83 C 110 89 108 101 107 101 101 111 90 126 71 126 50 126 50 107 50 101 50 84 59 63 67 41 70 35 71 30 71 25 71 10 59 0 43 0 13 0 0 41 0 46 0 49 4 49 5 49 10 49 10 48 11 44 18 20 31 8 42 8 47 8 49 12 49 19 49 25 47 32 44 38 29 81 29 89 29 96 29 102 29 115 40 125 48 132 60 135 70 135 89 135 98 125 108 115 115 133 134 135 138 135 149 135 156 129 162 119 168 107 173 90 173 89 173 85 168 85 168 85 163 85 163 87 161 94 157 108 152 126 139 126 132 126 130 119 130 112 130 107 132 96 134 88 136 81 139 67 140 61 L 148 35 C 149 28 152 14 152 12 152 6 148 2 143 2 132 2 130 12 127 2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draw:equation draw:name="f7" draw:formula="?f4 / 135"/><draw:equation draw:name="f8" draw:formula="?f0 / ?f6"/><draw:equation draw:name="f9" draw:formula="?f1 / ?f6"/><draw:equation draw:name="f10" draw:formula="?f2 / ?f7"/><draw:equation draw:name="f11" draw:formula="?f3 / ?f7"/></draw:enhanced-geometry></draw:custom-shape><draw:custom-shape svg:x="0.56842in" svg:y="0.0597in" svg:width="0.27254in" svg:height="0.09843in" draw:id="id30" draw:style-name="a30" draw:name="Freeform: Shape 32"><svg:title/><svg:desc/><text:p text:style-name="Normal"/><draw:enhanced-geometry draw:type="non-primitive" svg:viewBox="0 0 227 203" draw:enhanced-path="M 35 180 C 32 190 31 192 8 192 4 192 0 192 0 198 0 203 4 203 8 203 L 124 203 C 174 203 212 170 212 139 212 118 193 100 161 97 197 90 227 67 227 42 227 19 204 0 166 0 L 58 0 C 52 0 48 0 48 6 48 11 52 11 58 11 58 11 64 11 68 11 76 12 76 12 76 16 76 16 76 18 74 22 Z M 83 94 L 101 20 C 103 12 103 11 115 11 L 161 11 C 191 11 198 30 198 42 198 66 170 94 131 94 Z M 68 192 C 59 192 59 192 59 190 59 189 59 188 60 183 L 80 102 143 102 C 172 102 182 120 182 137 182 167 152 192 116 19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draw:equation draw:name="f7" draw:formula="?f4 / 203"/><draw:equation draw:name="f8" draw:formula="?f0 / ?f6"/><draw:equation draw:name="f9" draw:formula="?f1 / ?f6"/><draw:equation draw:name="f10" draw:formula="?f2 / ?f7"/><draw:equation draw:name="f11" draw:formula="?f3 / ?f7"/></draw:enhanced-geometry></draw:custom-shape><draw:custom-shape svg:x="0.67274in" svg:y="0.0597in" svg:width="0.27254in" svg:height="0.09843in" draw:id="id31" draw:style-name="a31" draw:name="Freeform: Shape 33"><svg:title/><svg:desc/><text:p text:style-name="Normal"/><draw:enhanced-geometry draw:type="non-primitive" svg:viewBox="0 0 67 209" draw:enhanced-path="M 66 8 C 66 8 67 5 67 4 67 2 66 0 62 0 56 0 31 2 24 2 22 4 18 4 18 10 18 14 22 14 25 14 40 14 40 16 40 18 40 20 40 23 38 25 L 1 172 C 0 174 0 178 0 182 0 201 17 209 31 209 38 209 48 207 55 194 62 183 66 165 66 164 66 160 62 160 61 160 58 160 56 162 55 167 52 182 46 201 32 201 25 201 23 194 23 186 23 183 24 178 24 17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draw:equation draw:name="f7" draw:formula="?f4 / 209"/><draw:equation draw:name="f8" draw:formula="?f0 / ?f6"/><draw:equation draw:name="f9" draw:formula="?f1 / ?f6"/><draw:equation draw:name="f10" draw:formula="?f2 / ?f7"/><draw:equation draw:name="f11" draw:formula="?f3 / ?f7"/></draw:enhanced-geometry></draw:custom-shape><draw:custom-shape svg:x="0.71564in" svg:y="0.08876in" svg:width="0.27254in" svg:height="0.09843in" draw:id="id32" draw:style-name="a32" draw:name="Freeform: Shape 34"><svg:title/><svg:desc/><text:p text:style-name="Normal"/><draw:enhanced-geometry draw:type="non-primitive" svg:viewBox="0 0 139 135" draw:enhanced-path="M 139 52 C 139 19 115 0 85 0 42 0 0 42 0 83 0 112 22 135 54 135 97 135 139 95 139 52 Z M 54 126 C 40 126 25 117 25 93 25 81 30 52 42 35 55 16 72 8 85 8 102 8 115 19 115 42 115 48 112 78 98 99 88 117 70 126 54 12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draw:equation draw:name="f7" draw:formula="?f4 / 135"/><draw:equation draw:name="f8" draw:formula="?f0 / ?f6"/><draw:equation draw:name="f9" draw:formula="?f1 / ?f6"/><draw:equation draw:name="f10" draw:formula="?f2 / ?f7"/><draw:equation draw:name="f11" draw:formula="?f3 / ?f7"/></draw:enhanced-geometry></draw:custom-shape><draw:custom-shape svg:x="0.78138in" svg:y="0.08876in" svg:width="0.27254in" svg:height="0.09843in" draw:id="id33" draw:style-name="a33" draw:name="Freeform: Shape 35"><svg:title/><svg:desc/><text:p text:style-name="Normal"/><draw:enhanced-geometry draw:type="non-primitive" svg:viewBox="0 0 130 135" draw:enhanced-path="M 112 17 C 101 19 97 28 97 34 97 42 103 44 108 44 115 44 126 41 126 26 126 6 102 0 86 0 42 0 0 41 0 83 0 108 18 135 55 135 106 135 130 105 130 101 130 99 126 96 124 96 122 96 121 96 119 99 96 126 61 126 55 126 35 126 25 112 25 93 25 84 29 52 44 31 55 17 71 8 86 8 90 8 104 8 112 1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draw:equation draw:name="f7" draw:formula="?f4 / 135"/><draw:equation draw:name="f8" draw:formula="?f0 / ?f6"/><draw:equation draw:name="f9" draw:formula="?f1 / ?f6"/><draw:equation draw:name="f10" draw:formula="?f2 / ?f7"/><draw:equation draw:name="f11" draw:formula="?f3 / ?f7"/></draw:enhanced-geometry></draw:custom-shape><draw:custom-shape svg:x="0.90144in" svg:y="0.02514in" svg:width="0.27254in" svg:height="0.09843in" draw:id="id34" draw:style-name="a34" draw:name="Freeform: Shape 36"><svg:title/><svg:desc/><text:p text:style-name="Normal"/><draw:enhanced-geometry draw:type="non-primitive" svg:viewBox="0 0 259 246" draw:enhanced-path="M 251 18 C 256 16 259 13 259 8 259 4 256 0 251 0 250 0 248 0 242 2 L 8 114 C 4 115 0 118 0 123 0 129 4 130 8 132 L 242 243 C 248 246 250 246 251 246 256 246 259 243 259 238 259 233 256 231 251 228 L 29 12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draw:equation draw:name="f7" draw:formula="?f4 / 246"/><draw:equation draw:name="f8" draw:formula="?f0 / ?f6"/><draw:equation draw:name="f9" draw:formula="?f1 / ?f6"/><draw:equation draw:name="f10" draw:formula="?f2 / ?f7"/><draw:equation draw:name="f11" draw:formula="?f3 / ?f7"/></draw:enhanced-geometry></draw:custom-shape><draw:custom-shape svg:x="1.07031in" svg:y="0in" svg:width="0.27254in" svg:height="0.11718in" draw:id="id35" draw:style-name="a35" draw:name="Freeform: Shape 37"><svg:title/><svg:desc/><text:p text:style-name="Normal"/><draw:enhanced-geometry draw:type="non-primitive" svg:viewBox="0 0 91 299" draw:enhanced-path="M 91 5 C 91 5 91 0 86 0 76 0 44 4 34 5 30 5 25 5 25 13 25 18 30 18 36 18 56 18 58 22 58 25 L 56 34 2 245 C 1 250 0 254 0 260 0 284 19 299 38 299 53 299 64 291 71 275 79 260 84 234 84 233 84 230 80 230 79 230 74 230 74 231 73 237 65 264 58 290 40 290 28 290 28 277 28 271 28 260 28 258 30 25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299"/><draw:equation draw:name="f8" draw:formula="?f0 / ?f6"/><draw:equation draw:name="f9" draw:formula="?f1 / ?f6"/><draw:equation draw:name="f10" draw:formula="?f2 / ?f7"/><draw:equation draw:name="f11" draw:formula="?f3 / ?f7"/></draw:enhanced-geometry></draw:custom-shape><draw:custom-shape svg:x="1.11991in" svg:y="0.0597in" svg:width="0.27254in" svg:height="0.09843in" draw:id="id36" draw:style-name="a36" draw:name="Freeform: Shape 38"><svg:title/><svg:desc/><text:p text:style-name="Normal"/><draw:enhanced-geometry draw:type="non-primitive" svg:viewBox="0 0 121 209" draw:enhanced-path="M 59 8 C 59 8 60 5 60 4 60 2 59 0 55 0 49 0 25 2 17 2 14 4 11 4 11 10 11 14 14 14 18 14 32 14 32 16 32 18 32 20 30 32 28 40 L 22 66 C 18 77 2 142 1 145 0 153 0 156 0 160 0 190 19 209 44 209 82 209 121 170 121 125 121 90 97 76 76 76 60 76 48 84 38 91 Z M 44 201 C 30 201 22 189 22 171 22 160 24 149 32 117 34 111 34 109 40 103 50 90 65 84 76 84 86 84 97 93 97 113 97 125 90 155 82 172 74 186 59 201 44 2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draw:equation draw:name="f7" draw:formula="?f4 / 209"/><draw:equation draw:name="f8" draw:formula="?f0 / ?f6"/><draw:equation draw:name="f9" draw:formula="?f1 / ?f6"/><draw:equation draw:name="f10" draw:formula="?f2 / ?f7"/><draw:equation draw:name="f11" draw:formula="?f3 / ?f7"/></draw:enhanced-geometry></draw:custom-shape><draw:custom-shape svg:x="1.17817in" svg:y="0.0597in" svg:width="0.27254in" svg:height="0.09843in" draw:id="id37" draw:style-name="a37" draw:name="Freeform: Shape 39"><svg:title/><svg:desc/><text:p text:style-name="Normal"/><draw:enhanced-geometry draw:type="non-primitive" svg:viewBox="0 0 67 209" draw:enhanced-path="M 66 8 C 66 8 67 5 67 4 67 2 66 0 62 0 56 0 31 2 24 2 22 4 18 4 18 10 18 14 22 14 25 14 40 14 40 16 40 18 40 20 40 23 38 25 L 1 172 C 0 174 0 178 0 182 0 201 17 209 31 209 38 209 48 207 55 194 62 183 66 165 66 164 66 160 62 160 61 160 58 160 56 162 55 167 52 182 46 201 32 201 25 201 23 194 23 186 23 183 24 178 24 17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draw:equation draw:name="f7" draw:formula="?f4 / 209"/><draw:equation draw:name="f8" draw:formula="?f0 / ?f6"/><draw:equation draw:name="f9" draw:formula="?f1 / ?f6"/><draw:equation draw:name="f10" draw:formula="?f2 / ?f7"/><draw:equation draw:name="f11" draw:formula="?f3 / ?f7"/></draw:enhanced-geometry></draw:custom-shape><draw:custom-shape svg:x="1.22068in" svg:y="0.08876in" svg:width="0.27254in" svg:height="0.09843in" draw:id="id38" draw:style-name="a38" draw:name="Freeform: Shape 40"><svg:title/><svg:desc/><text:p text:style-name="Normal"/><draw:enhanced-geometry draw:type="non-primitive" svg:viewBox="0 0 139 135" draw:enhanced-path="M 139 52 C 139 19 115 0 85 0 42 0 0 42 0 83 0 112 22 135 54 135 97 135 139 95 139 52 Z M 54 126 C 40 126 25 117 25 93 25 81 30 52 42 35 55 16 72 8 85 8 102 8 115 19 115 42 115 48 112 78 98 99 88 117 70 126 54 12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draw:equation draw:name="f7" draw:formula="?f4 / 135"/><draw:equation draw:name="f8" draw:formula="?f0 / ?f6"/><draw:equation draw:name="f9" draw:formula="?f1 / ?f6"/><draw:equation draw:name="f10" draw:formula="?f2 / ?f7"/><draw:equation draw:name="f11" draw:formula="?f3 / ?f7"/></draw:enhanced-geometry></draw:custom-shape><draw:custom-shape svg:x="1.28603in" svg:y="0.08876in" svg:width="0.27254in" svg:height="0.09843in" draw:id="id39" draw:style-name="a39" draw:name="Freeform: Shape 41"><svg:title/><svg:desc/><text:p text:style-name="Normal"/><draw:enhanced-geometry draw:type="non-primitive" svg:viewBox="0 0 130 135" draw:enhanced-path="M 112 17 C 101 19 97 28 97 34 97 42 103 44 108 44 115 44 126 41 126 26 126 6 102 0 86 0 42 0 0 41 0 83 0 108 18 135 55 135 106 135 130 105 130 101 130 99 126 96 124 96 122 96 121 96 119 99 96 126 61 126 55 126 35 126 25 112 25 93 25 84 29 52 44 31 55 17 71 8 86 8 90 8 104 8 112 1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draw:equation draw:name="f7" draw:formula="?f4 / 135"/><draw:equation draw:name="f8" draw:formula="?f0 / ?f6"/><draw:equation draw:name="f9" draw:formula="?f1 / ?f6"/><draw:equation draw:name="f10" draw:formula="?f2 / ?f7"/><draw:equation draw:name="f11" draw:formula="?f3 / ?f7"/></draw:enhanced-geometry></draw:custom-shape><draw:custom-shape svg:x="1.34665in" svg:y="0.0597in" svg:width="0.27254in" svg:height="0.09843in" draw:id="id40" draw:style-name="a40" draw:name="Freeform: Shape 42"><svg:title/><svg:desc/><text:p text:style-name="Normal"/><draw:enhanced-geometry draw:type="non-primitive" svg:viewBox="0 0 230 209" draw:enhanced-path="M 102 20 C 103 12 104 12 110 11 L 130 11 C 157 11 192 11 192 41 192 54 186 72 172 83 160 93 142 97 121 97 L 83 97 Z M 155 102 C 191 94 222 72 222 46 222 20 192 0 149 0 L 58 0 C 52 0 48 0 48 6 48 11 52 11 58 11 58 11 64 11 68 11 76 12 76 12 76 16 76 16 76 18 74 22 L 35 180 C 32 190 32 192 8 192 4 192 0 192 0 198 0 202 2 203 5 203 11 203 17 202 23 202 29 202 37 202 43 202 49 202 55 202 61 202 68 202 76 203 82 203 83 203 88 203 88 197 88 192 85 192 78 192 73 192 72 192 67 192 60 191 60 190 60 188 60 188 60 185 61 180 L 80 106 120 106 C 146 106 157 118 157 132 157 136 155 147 152 153 149 167 148 172 148 177 148 200 169 209 192 209 220 209 230 180 230 174 230 174 230 171 226 171 222 171 221 173 221 176 216 189 205 201 193 201 185 201 180 197 180 182 180 174 181 159 182 150 184 143 184 139 184 137 184 133 184 124 175 114 169 108 162 105 155 10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0"/><draw:equation draw:name="f7" draw:formula="?f4 / 209"/><draw:equation draw:name="f8" draw:formula="?f0 / ?f6"/><draw:equation draw:name="f9" draw:formula="?f1 / ?f6"/><draw:equation draw:name="f10" draw:formula="?f2 / ?f7"/><draw:equation draw:name="f11" draw:formula="?f3 / ?f7"/></draw:enhanced-geometry></draw:custom-shape><draw:custom-shape svg:x="1.44663in" svg:y="0.08876in" svg:width="0.27254in" svg:height="0.09843in" draw:id="id41" draw:style-name="a41" draw:name="Freeform: Shape 43"><svg:title/><svg:desc/><text:p text:style-name="Normal"/><draw:enhanced-geometry draw:type="non-primitive" svg:viewBox="0 0 127 135" draw:enhanced-path="M 47 64 C 55 64 79 63 95 58 116 49 121 35 121 26 121 10 104 0 84 0 48 0 0 28 0 78 0 108 19 135 54 135 104 135 127 105 127 101 127 99 125 96 122 96 121 96 120 96 118 99 95 126 60 126 54 126 36 126 24 114 24 90 24 85 24 81 28 64 Z M 30 55 C 43 12 76 8 84 8 97 8 108 14 108 26 108 55 58 55 46 5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draw:equation draw:name="f7" draw:formula="?f4 / 135"/><draw:equation draw:name="f8" draw:formula="?f0 / ?f6"/><draw:equation draw:name="f9" draw:formula="?f1 / ?f6"/><draw:equation draw:name="f10" draw:formula="?f2 / ?f7"/><draw:equation draw:name="f11" draw:formula="?f3 / ?f7"/></draw:enhanced-geometry></draw:custom-shape><draw:custom-shape svg:x="1.50922in" svg:y="0.08876in" svg:width="0.27254in" svg:height="0.09843in" draw:id="id42" draw:style-name="a42" draw:name="Freeform: Shape 44"><svg:title/><svg:desc/><text:p text:style-name="Normal"/><draw:enhanced-geometry draw:type="non-primitive" svg:viewBox="0 0 130 135" draw:enhanced-path="M 112 17 C 101 19 97 28 97 34 97 42 103 44 108 44 115 44 126 41 126 26 126 6 102 0 86 0 42 0 0 41 0 83 0 108 18 135 55 135 106 135 130 105 130 101 130 99 126 96 124 96 122 96 121 96 119 99 96 126 61 126 55 126 35 126 25 112 25 93 25 84 29 52 44 31 55 17 71 8 86 8 90 8 104 8 112 1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draw:equation draw:name="f7" draw:formula="?f4 / 135"/><draw:equation draw:name="f8" draw:formula="?f0 / ?f6"/><draw:equation draw:name="f9" draw:formula="?f1 / ?f6"/><draw:equation draw:name="f10" draw:formula="?f2 / ?f7"/><draw:equation draw:name="f11" draw:formula="?f3 / ?f7"/></draw:enhanced-geometry></draw:custom-shape><draw:custom-shape svg:x="1.56906in" svg:y="0.08876in" svg:width="0.27254in" svg:height="0.09843in" draw:id="id43" draw:style-name="a43" draw:name="Freeform: Shape 45"><svg:title/><svg:desc/><text:p text:style-name="Normal"/><draw:enhanced-geometry draw:type="non-primitive" svg:viewBox="0 0 127 135" draw:enhanced-path="M 47 64 C 55 64 79 63 95 58 116 49 121 35 121 26 121 10 104 0 84 0 48 0 0 28 0 78 0 108 19 135 54 135 104 135 127 105 127 101 127 99 125 96 122 96 121 96 120 96 118 99 95 126 60 126 54 126 36 126 24 114 24 90 24 85 24 81 28 64 Z M 30 55 C 43 12 76 8 84 8 97 8 108 14 108 26 108 55 58 55 46 5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draw:equation draw:name="f7" draw:formula="?f4 / 135"/><draw:equation draw:name="f8" draw:formula="?f0 / ?f6"/><draw:equation draw:name="f9" draw:formula="?f1 / ?f6"/><draw:equation draw:name="f10" draw:formula="?f2 / ?f7"/><draw:equation draw:name="f11" draw:formula="?f3 / ?f7"/></draw:enhanced-geometry></draw:custom-shape><draw:custom-shape svg:x="1.62968in" svg:y="0.08876in" svg:width="0.27254in" svg:height="0.09843in" draw:id="id44" draw:style-name="a44" draw:name="Freeform: Shape 46"><svg:title/><svg:desc/><text:p text:style-name="Normal"/><draw:enhanced-geometry draw:type="non-primitive" svg:viewBox="0 0 145 135" draw:enhanced-path="M 145 24 C 145 0 131 0 130 0 122 0 114 8 114 16 114 20 116 23 119 25 124 29 130 37 130 49 130 63 110 126 76 126 50 126 50 105 50 100 50 87 56 70 67 42 70 36 72 31 72 26 72 11 59 0 43 0 13 0 0 41 0 46 0 49 4 49 5 49 10 49 10 48 11 44 18 20 30 8 42 8 47 8 49 12 49 19 49 26 47 32 44 40 31 72 29 85 29 96 29 125 52 135 74 135 124 135 145 48 145 2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5"/><draw:equation draw:name="f7" draw:formula="?f4 / 135"/><draw:equation draw:name="f8" draw:formula="?f0 / ?f6"/><draw:equation draw:name="f9" draw:formula="?f1 / ?f6"/><draw:equation draw:name="f10" draw:formula="?f2 / ?f7"/><draw:equation draw:name="f11" draw:formula="?f3 / ?f7"/></draw:enhanced-geometry></draw:custom-shape><draw:custom-shape svg:x="1.7025in" svg:y="0.08876in" svg:width="0.27254in" svg:height="0.09843in" draw:id="id45" draw:style-name="a45" draw:name="Freeform: Shape 47"><svg:title/><svg:desc/><text:p text:style-name="Normal"/><draw:enhanced-geometry draw:type="non-primitive" svg:viewBox="0 0 127 135" draw:enhanced-path="M 47 64 C 55 64 79 63 95 58 116 49 121 35 121 26 121 10 104 0 84 0 48 0 0 28 0 78 0 108 19 135 54 135 104 135 127 105 127 101 127 99 125 96 122 96 121 96 120 96 118 99 95 126 60 126 54 126 36 126 24 114 24 90 24 85 24 81 28 64 Z M 30 55 C 43 12 76 8 84 8 97 8 108 14 108 26 108 55 58 55 46 5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draw:equation draw:name="f7" draw:formula="?f4 / 135"/><draw:equation draw:name="f8" draw:formula="?f0 / ?f6"/><draw:equation draw:name="f9" draw:formula="?f1 / ?f6"/><draw:equation draw:name="f10" draw:formula="?f2 / ?f7"/><draw:equation draw:name="f11" draw:formula="?f3 / ?f7"/></draw:enhanced-geometry></draw:custom-shape><draw:custom-shape svg:x="1.76312in" svg:y="0.08876in" svg:width="0.27254in" svg:height="0.09843in" draw:id="id46" draw:style-name="a46" draw:name="Freeform: Shape 48"><svg:title/><svg:desc/><text:p text:style-name="Normal"/><draw:enhanced-geometry draw:type="non-primitive" svg:viewBox="0 0 173 135" draw:enhanced-path="M 112 83 C 110 89 108 101 107 101 101 111 90 126 71 126 50 126 50 107 50 101 50 84 59 63 67 41 70 35 71 30 71 25 71 10 59 0 43 0 13 0 0 41 0 46 0 49 4 49 5 49 10 49 10 48 11 44 18 20 31 8 42 8 47 8 49 12 49 19 49 25 47 32 44 38 29 81 29 89 29 96 29 102 29 115 40 125 48 132 60 135 70 135 89 135 98 125 108 115 115 133 134 135 138 135 149 135 156 129 162 119 168 107 173 90 173 89 173 85 168 85 168 85 163 85 163 87 161 94 157 108 152 126 139 126 132 126 130 119 130 112 130 107 132 96 134 88 136 81 139 67 140 61 L 148 35 C 149 28 152 14 152 12 152 6 148 2 143 2 132 2 130 12 127 2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draw:equation draw:name="f7" draw:formula="?f4 / 135"/><draw:equation draw:name="f8" draw:formula="?f0 / ?f6"/><draw:equation draw:name="f9" draw:formula="?f1 / ?f6"/><draw:equation draw:name="f10" draw:formula="?f2 / ?f7"/><draw:equation draw:name="f11" draw:formula="?f3 / ?f7"/></draw:enhanced-geometry></draw:custom-shape><draw:custom-shape svg:x="1.84185in" svg:y="0.08876in" svg:width="0.27254in" svg:height="0.09843in" draw:id="id47" draw:style-name="a47" draw:name="Freeform: Shape 49"><svg:title/><svg:desc/><text:p text:style-name="Normal"/><draw:enhanced-geometry draw:type="non-primitive" svg:viewBox="0 0 138 135" draw:enhanced-path="M 56 71 C 56 70 64 42 64 41 65 38 73 24 83 17 85 14 94 8 107 8 109 8 118 8 122 12 114 16 110 24 110 29 110 36 115 40 122 40 128 40 138 35 138 22 138 6 122 0 107 0 91 0 78 6 65 22 60 2 41 0 35 0 23 0 16 7 11 16 4 26 0 44 0 46 0 49 4 49 5 49 10 49 10 48 12 41 16 23 22 8 34 8 41 8 43 14 43 23 43 29 41 40 38 48 36 55 34 69 32 75 L 23 113 C 22 117 19 124 19 125 19 131 25 135 30 135 34 135 40 132 42 126 43 124 46 111 48 10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draw:equation draw:name="f7" draw:formula="?f4 / 135"/><draw:equation draw:name="f8" draw:formula="?f0 / ?f6"/><draw:equation draw:name="f9" draw:formula="?f1 / ?f6"/><draw:equation draw:name="f10" draw:formula="?f2 / ?f7"/><draw:equation draw:name="f11" draw:formula="?f3 / ?f7"/></draw:enhanced-geometry></draw:custom-shape><draw:custom-shape svg:x="1.96978in" svg:y="0.04124in" svg:width="0.27254in" svg:height="0.09843in" draw:id="id48" draw:style-name="a48" draw:name="Freeform: Shape 50"><svg:title/><svg:desc/><text:p text:style-name="Normal"/><draw:enhanced-geometry draw:type="non-primitive" svg:viewBox="0 0 164 195" draw:enhanced-path="M 36 83 C 38 20 74 10 89 10 132 10 137 67 137 83 Z M 35 93 L 154 93 C 163 93 164 93 164 83 164 41 142 0 89 0 40 0 0 43 0 97 0 154 44 195 94 195 145 195 164 148 164 139 164 136 161 135 158 135 155 135 155 137 154 141 138 184 101 184 96 184 74 184 58 172 48 156 35 136 35 107 35 9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4"/><draw:equation draw:name="f7" draw:formula="?f4 / 195"/><draw:equation draw:name="f8" draw:formula="?f0 / ?f6"/><draw:equation draw:name="f9" draw:formula="?f1 / ?f6"/><draw:equation draw:name="f10" draw:formula="?f2 / ?f7"/><draw:equation draw:name="f11" draw:formula="?f3 / ?f7"/></draw:enhanced-geometry></draw:custom-shape><draw:custom-shape svg:x="2.04182in" svg:y="0.01335in" svg:width="0.27254in" svg:height="0.10398in" draw:id="id49" draw:style-name="a49" draw:name="Freeform: Shape 51"><svg:title/><svg:desc/><text:p text:style-name="Normal"/><draw:enhanced-geometry draw:type="non-primitive" svg:viewBox="0 0 133 266" draw:enhanced-path="M 66 91 L 126 91 126 78 66 78 66 0 55 0 C 54 35 42 81 0 82 L 0 91 36 91 36 208 C 36 261 76 266 91 266 121 266 133 236 133 208 L 133 184 122 184 122 208 C 122 239 110 255 94 255 66 255 66 216 66 20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draw:equation draw:name="f7" draw:formula="?f4 / 266"/><draw:equation draw:name="f8" draw:formula="?f0 / ?f6"/><draw:equation draw:name="f9" draw:formula="?f1 / ?f6"/><draw:equation draw:name="f10" draw:formula="?f2 / ?f7"/><draw:equation draw:name="f11" draw:formula="?f3 / ?f7"/></draw:enhanced-geometry></draw:custom-shape><draw:custom-shape svg:x="2.15362in" svg:y="0.04202in" svg:width="0.27254in" svg:height="0.10606in" draw:id="id50" draw:style-name="a50" draw:name="Freeform: Shape 52"><svg:title/><svg:desc/><text:p text:style-name="Normal"/><draw:enhanced-geometry draw:type="non-primitive" svg:viewBox="0 0 221 271" draw:enhanced-path="M 32 239 C 29 254 29 257 10 257 5 257 0 257 0 264 0 268 2 271 6 271 17 271 29 268 41 268 55 268 70 271 83 271 85 271 91 271 91 261 91 257 86 257 80 257 59 257 59 254 59 250 59 245 77 176 80 165 85 178 97 192 119 192 168 192 221 130 221 67 221 28 197 0 164 0 144 0 124 16 109 31 106 8 86 0 71 0 52 0 43 17 40 24 32 38 26 64 26 65 26 70 31 70 32 70 36 70 36 70 40 60 47 30 55 10 70 10 77 10 83 13 83 29 83 38 82 43 80 50 Z M 107 55 C 110 43 121 31 130 25 144 12 156 10 163 10 181 10 191 24 191 49 191 75 176 123 169 139 155 170 134 183 119 183 91 183 85 148 85 145 85 144 85 143 86 13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1"/><draw:equation draw:name="f7" draw:formula="?f4 / 271"/><draw:equation draw:name="f8" draw:formula="?f0 / ?f6"/><draw:equation draw:name="f9" draw:formula="?f1 / ?f6"/><draw:equation draw:name="f10" draw:formula="?f2 / ?f7"/><draw:equation draw:name="f11" draw:formula="?f3 / ?f7"/></draw:enhanced-geometry></draw:custom-shape><draw:custom-shape svg:x="2.24809in" svg:y="0.08876in" svg:width="0.27254in" svg:height="0.09843in" draw:id="id51" draw:style-name="a51" draw:name="Freeform: Shape 53"><svg:title/><svg:desc/><text:p text:style-name="Normal"/><draw:enhanced-geometry draw:type="non-primitive" svg:viewBox="0 0 181 135" draw:enhanced-path="M 23 113 C 22 117 19 124 19 125 19 131 25 135 30 135 35 135 40 131 41 127 42 125 44 115 47 109 48 103 52 90 53 83 55 76 56 70 58 63 61 50 62 48 71 36 79 24 92 8 115 8 132 8 132 24 132 29 132 47 120 81 115 93 112 101 110 103 110 109 110 125 124 135 139 135 168 135 181 94 181 89 181 85 178 85 176 85 173 85 173 87 172 90 164 114 151 126 139 126 133 126 132 123 132 115 132 109 133 105 139 91 143 83 155 50 155 34 155 5 132 0 116 0 91 0 74 16 66 28 64 6 47 0 34 0 22 0 14 10 11 16 4 28 0 44 0 46 0 49 4 49 5 49 10 49 10 48 12 41 16 23 22 8 34 8 41 8 43 14 43 23 43 29 41 40 38 48 36 55 34 69 31 7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1"/><draw:equation draw:name="f7" draw:formula="?f4 / 135"/><draw:equation draw:name="f8" draw:formula="?f0 / ?f6"/><draw:equation draw:name="f9" draw:formula="?f1 / ?f6"/><draw:equation draw:name="f10" draw:formula="?f2 / ?f7"/><draw:equation draw:name="f11" draw:formula="?f3 / ?f7"/></draw:enhanced-geometry></draw:custom-shape><draw:custom-shape svg:x="2.33154in" svg:y="0.08876in" svg:width="0.27254in" svg:height="0.09843in" draw:id="id52" draw:style-name="a52" draw:name="Freeform: Shape 54"><svg:title/><svg:desc/><text:p text:style-name="Normal"/><draw:enhanced-geometry draw:type="non-primitive" svg:viewBox="0 0 139 135" draw:enhanced-path="M 139 52 C 139 19 115 0 85 0 42 0 0 42 0 83 0 112 22 135 54 135 97 135 139 95 139 52 Z M 54 126 C 40 126 25 117 25 93 25 81 30 52 42 35 55 16 72 8 85 8 102 8 115 19 115 42 115 48 112 78 98 99 88 117 70 126 54 12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draw:equation draw:name="f7" draw:formula="?f4 / 135"/><draw:equation draw:name="f8" draw:formula="?f0 / ?f6"/><draw:equation draw:name="f9" draw:formula="?f1 / ?f6"/><draw:equation draw:name="f10" draw:formula="?f2 / ?f7"/><draw:equation draw:name="f11" draw:formula="?f3 / ?f7"/></draw:enhanced-geometry></draw:custom-shape><draw:custom-shape svg:x="2.39531in" svg:y="0.08876in" svg:width="0.27254in" svg:height="0.09843in" draw:id="id53" draw:style-name="a53" draw:name="Freeform: Shape 55"><svg:title/><svg:desc/><text:p text:style-name="Normal"/><draw:enhanced-geometry draw:type="non-primitive" svg:viewBox="0 0 173 135" draw:enhanced-path="M 112 83 C 110 89 108 101 107 101 101 111 90 126 71 126 50 126 50 107 50 101 50 84 59 63 67 41 70 35 71 30 71 25 71 10 59 0 43 0 13 0 0 41 0 46 0 49 4 49 5 49 10 49 10 48 11 44 18 20 31 8 42 8 47 8 49 12 49 19 49 25 47 32 44 38 29 81 29 89 29 96 29 102 29 115 40 125 48 132 60 135 70 135 89 135 98 125 108 115 115 133 134 135 138 135 149 135 156 129 162 119 168 107 173 90 173 89 173 85 168 85 168 85 163 85 163 87 161 94 157 108 152 126 139 126 132 126 130 119 130 112 130 107 132 96 134 88 136 81 139 67 140 61 L 148 35 C 149 28 152 14 152 12 152 6 148 2 143 2 132 2 130 12 127 2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draw:equation draw:name="f7" draw:formula="?f4 / 135"/><draw:equation draw:name="f8" draw:formula="?f0 / ?f6"/><draw:equation draw:name="f9" draw:formula="?f1 / ?f6"/><draw:equation draw:name="f10" draw:formula="?f2 / ?f7"/><draw:equation draw:name="f11" draw:formula="?f3 / ?f7"/></draw:enhanced-geometry></draw:custom-shape><draw:custom-shape svg:x="2.47365in" svg:y="0.08876in" svg:width="0.27254in" svg:height="0.09843in" draw:id="id54" draw:style-name="a54" draw:name="Freeform: Shape 56"><svg:title/><svg:desc/><text:p text:style-name="Normal"/><draw:enhanced-geometry draw:type="non-primitive" svg:viewBox="0 0 145 135" draw:enhanced-path="M 145 24 C 145 0 131 0 130 0 122 0 114 8 114 16 114 20 116 23 119 25 124 29 130 37 130 49 130 63 110 126 76 126 50 126 50 105 50 100 50 87 56 70 67 42 70 36 72 31 72 26 72 11 59 0 43 0 13 0 0 41 0 46 0 49 4 49 5 49 10 49 10 48 11 44 18 20 30 8 42 8 47 8 49 12 49 19 49 26 47 32 44 40 31 72 29 85 29 96 29 125 52 135 74 135 124 135 145 48 145 2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5"/><draw:equation draw:name="f7" draw:formula="?f4 / 135"/><draw:equation draw:name="f8" draw:formula="?f0 / ?f6"/><draw:equation draw:name="f9" draw:formula="?f1 / ?f6"/><draw:equation draw:name="f10" draw:formula="?f2 / ?f7"/><draw:equation draw:name="f11" draw:formula="?f3 / ?f7"/></draw:enhanced-geometry></draw:custom-shape><draw:custom-shape svg:x="2.54687in" svg:y="0.08876in" svg:width="0.27254in" svg:height="0.09843in" draw:id="id55" draw:style-name="a55" draw:name="Freeform: Shape 57"><svg:title/><svg:desc/><text:p text:style-name="Normal"/><draw:enhanced-geometry draw:type="non-primitive" svg:viewBox="0 0 127 135" draw:enhanced-path="M 47 64 C 55 64 79 63 95 58 116 49 121 35 121 26 121 10 104 0 84 0 48 0 0 28 0 78 0 108 19 135 54 135 104 135 127 105 127 101 127 99 125 96 122 96 121 96 120 96 118 99 95 126 60 126 54 126 36 126 24 114 24 90 24 85 24 81 28 64 Z M 30 55 C 43 12 76 8 84 8 97 8 108 14 108 26 108 55 58 55 46 5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draw:equation draw:name="f7" draw:formula="?f4 / 135"/><draw:equation draw:name="f8" draw:formula="?f0 / ?f6"/><draw:equation draw:name="f9" draw:formula="?f1 / ?f6"/><draw:equation draw:name="f10" draw:formula="?f2 / ?f7"/><draw:equation draw:name="f11" draw:formula="?f3 / ?f7"/></draw:enhanced-geometry></draw:custom-shape><draw:custom-shape svg:x="2.60867in" svg:y="0.08876in" svg:width="0.27254in" svg:height="0.09843in" draw:id="id56" draw:style-name="a56" draw:name="Freeform: Shape 58"><svg:title/><svg:desc/><text:p text:style-name="Normal"/><draw:enhanced-geometry draw:type="non-primitive" svg:viewBox="0 0 151 135" draw:enhanced-path="M 108 18 C 101 7 91 0 77 0 38 0 0 42 0 85 0 114 19 135 44 135 61 135 76 125 88 114 92 131 110 135 118 135 128 135 136 127 142 119 148 107 151 90 151 89 151 85 148 85 148 85 143 85 143 87 140 94 137 108 131 126 119 126 112 126 109 120 109 112 109 107 112 96 113 88 115 81 119 67 120 61 L 126 38 C 127 31 131 17 131 16 131 8 126 6 121 6 116 6 109 10 108 18 Z M 89 94 C 86 102 79 108 73 114 71 117 59 126 46 126 35 126 24 119 24 97 24 82 32 48 40 37 53 13 68 8 77 8 97 8 103 31 103 35 103 36 103 37 102 3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draw:equation draw:name="f7" draw:formula="?f4 / 135"/><draw:equation draw:name="f8" draw:formula="?f0 / ?f6"/><draw:equation draw:name="f9" draw:formula="?f1 / ?f6"/><draw:equation draw:name="f10" draw:formula="?f2 / ?f7"/><draw:equation draw:name="f11" draw:formula="?f3 / ?f7"/></draw:enhanced-geometry></draw:custom-shape><draw:custom-shape svg:x="2.67913in" svg:y="0.08876in" svg:width="0.27254in" svg:height="0.09843in" draw:id="id57" draw:style-name="a57" draw:name="Freeform: Shape 59"><svg:title/><svg:desc/><text:p text:style-name="Normal"/><draw:enhanced-geometry draw:type="non-primitive" svg:viewBox="0 0 173 135" draw:enhanced-path="M 112 83 C 110 89 108 101 107 101 101 111 90 126 71 126 50 126 50 107 50 101 50 84 59 63 67 41 70 35 71 30 71 25 71 10 59 0 43 0 13 0 0 41 0 46 0 49 4 49 5 49 10 49 10 48 11 44 18 20 31 8 42 8 47 8 49 12 49 19 49 25 47 32 44 38 29 81 29 89 29 96 29 102 29 115 40 125 48 132 60 135 70 135 89 135 98 125 108 115 115 133 134 135 138 135 149 135 156 129 162 119 168 107 173 90 173 89 173 85 168 85 168 85 163 85 163 87 161 94 157 108 152 126 139 126 132 126 130 119 130 112 130 107 132 96 134 88 136 81 139 67 140 61 L 148 35 C 149 28 152 14 152 12 152 6 148 2 143 2 132 2 130 12 127 2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draw:equation draw:name="f7" draw:formula="?f4 / 135"/><draw:equation draw:name="f8" draw:formula="?f0 / ?f6"/><draw:equation draw:name="f9" draw:formula="?f1 / ?f6"/><draw:equation draw:name="f10" draw:formula="?f2 / ?f7"/><draw:equation draw:name="f11" draw:formula="?f3 / ?f7"/></draw:enhanced-geometry></draw:custom-shape><draw:custom-shape svg:x="2.76101in" svg:y="0.0597in" svg:width="0.27254in" svg:height="0.09843in" draw:id="id58" draw:style-name="a58" draw:name="Freeform: Shape 60"><svg:title/><svg:desc/><text:p text:style-name="Normal"/><draw:enhanced-geometry draw:type="non-primitive" svg:viewBox="0 0 227 203" draw:enhanced-path="M 35 180 C 32 190 31 192 8 192 4 192 0 192 0 198 0 203 4 203 8 203 L 124 203 C 174 203 212 170 212 139 212 118 193 100 161 97 197 90 227 67 227 42 227 19 204 0 166 0 L 58 0 C 52 0 48 0 48 6 48 11 52 11 58 11 58 11 64 11 68 11 76 12 76 12 76 16 76 16 76 18 74 22 Z M 83 94 L 101 20 C 103 12 103 11 115 11 L 161 11 C 191 11 198 30 198 42 198 66 170 94 131 94 Z M 68 192 C 59 192 59 192 59 190 59 189 59 188 60 183 L 80 102 143 102 C 172 102 182 120 182 137 182 167 152 192 116 19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draw:equation draw:name="f7" draw:formula="?f4 / 203"/><draw:equation draw:name="f8" draw:formula="?f0 / ?f6"/><draw:equation draw:name="f9" draw:formula="?f1 / ?f6"/><draw:equation draw:name="f10" draw:formula="?f2 / ?f7"/><draw:equation draw:name="f11" draw:formula="?f3 / ?f7"/></draw:enhanced-geometry></draw:custom-shape><draw:custom-shape svg:x="2.86572in" svg:y="0.0597in" svg:width="0.27254in" svg:height="0.09843in" draw:id="id59" draw:style-name="a59" draw:name="Freeform: Shape 61"><svg:title/><svg:desc/><text:p text:style-name="Normal"/><draw:enhanced-geometry draw:type="non-primitive" svg:viewBox="0 0 67 209" draw:enhanced-path="M 66 8 C 66 8 67 5 67 4 67 2 66 0 62 0 56 0 31 2 24 2 22 4 18 4 18 10 18 14 22 14 25 14 40 14 40 16 40 18 40 20 40 23 38 25 L 1 172 C 0 174 0 178 0 182 0 201 17 209 31 209 38 209 48 207 55 194 62 183 66 165 66 164 66 160 62 160 61 160 58 160 56 162 55 167 52 182 46 201 32 201 25 201 23 194 23 186 23 183 24 178 24 17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draw:equation draw:name="f7" draw:formula="?f4 / 209"/><draw:equation draw:name="f8" draw:formula="?f0 / ?f6"/><draw:equation draw:name="f9" draw:formula="?f1 / ?f6"/><draw:equation draw:name="f10" draw:formula="?f2 / ?f7"/><draw:equation draw:name="f11" draw:formula="?f3 / ?f7"/></draw:enhanced-geometry></draw:custom-shape><draw:custom-shape svg:x="2.90823in" svg:y="0.08876in" svg:width="0.27254in" svg:height="0.09843in" draw:id="id60" draw:style-name="a60" draw:name="Freeform: Shape 62"><svg:title/><svg:desc/><text:p text:style-name="Normal"/><draw:enhanced-geometry draw:type="non-primitive" svg:viewBox="0 0 139 135" draw:enhanced-path="M 139 52 C 139 19 115 0 85 0 42 0 0 42 0 83 0 112 22 135 54 135 97 135 139 95 139 52 Z M 54 126 C 40 126 25 117 25 93 25 81 30 52 42 35 55 16 72 8 85 8 102 8 115 19 115 42 115 48 112 78 98 99 88 117 70 126 54 12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draw:equation draw:name="f7" draw:formula="?f4 / 135"/><draw:equation draw:name="f8" draw:formula="?f0 / ?f6"/><draw:equation draw:name="f9" draw:formula="?f1 / ?f6"/><draw:equation draw:name="f10" draw:formula="?f2 / ?f7"/><draw:equation draw:name="f11" draw:formula="?f3 / ?f7"/></draw:enhanced-geometry></draw:custom-shape><draw:custom-shape svg:x="2.97397in" svg:y="0.08876in" svg:width="0.27254in" svg:height="0.09843in" draw:id="id61" draw:style-name="a61" draw:name="Freeform: Shape 63"><svg:title/><svg:desc/><text:p text:style-name="Normal"/><draw:enhanced-geometry draw:type="non-primitive" svg:viewBox="0 0 130 135" draw:enhanced-path="M 112 17 C 101 19 97 28 97 34 97 42 103 44 108 44 115 44 126 41 126 26 126 6 102 0 86 0 42 0 0 41 0 83 0 108 18 135 55 135 106 135 130 105 130 101 130 99 126 96 124 96 122 96 121 96 119 99 96 126 61 126 55 126 35 126 25 112 25 93 25 84 29 52 44 31 55 17 71 8 86 8 90 8 104 8 112 1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draw:equation draw:name="f7" draw:formula="?f4 / 135"/><draw:equation draw:name="f8" draw:formula="?f0 / ?f6"/><draw:equation draw:name="f9" draw:formula="?f1 / ?f6"/><draw:equation draw:name="f10" draw:formula="?f2 / ?f7"/><draw:equation draw:name="f11" draw:formula="?f3 / ?f7"/></draw:enhanced-geometry></draw:custom-shape><draw:custom-shape svg:x="3.09403in" svg:y="0.02514in" svg:width="0.27254in" svg:height="0.09843in" draw:id="id62" draw:style-name="a62" draw:name="Freeform: Shape 64"><svg:title/><svg:desc/><text:p text:style-name="Normal"/><draw:enhanced-geometry draw:type="non-primitive" svg:viewBox="0 0 259 246" draw:enhanced-path="M 251 18 C 256 16 259 13 259 8 259 4 256 0 251 0 250 0 248 0 242 2 L 8 114 C 4 115 0 118 0 123 0 129 4 130 8 132 L 242 243 C 248 246 250 246 251 246 256 246 259 243 259 238 259 233 256 231 251 228 L 29 12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9"/><draw:equation draw:name="f7" draw:formula="?f4 / 246"/><draw:equation draw:name="f8" draw:formula="?f0 / ?f6"/><draw:equation draw:name="f9" draw:formula="?f1 / ?f6"/><draw:equation draw:name="f10" draw:formula="?f2 / ?f7"/><draw:equation draw:name="f11" draw:formula="?f3 / ?f7"/></draw:enhanced-geometry></draw:custom-shape><draw:custom-shape svg:x="3.2503in" svg:y="0.04202in" svg:width="0.27254in" svg:height="0.10606in" draw:id="id63" draw:style-name="a63" draw:name="Freeform: Shape 65"><svg:title/><svg:desc/><text:p text:style-name="Normal"/><draw:enhanced-geometry draw:type="non-primitive" svg:viewBox="0 0 221 271" draw:enhanced-path="M 32 239 C 29 254 29 257 10 257 5 257 0 257 0 264 0 268 2 271 6 271 17 271 29 268 41 268 55 268 70 271 83 271 85 271 91 271 91 261 91 257 86 257 80 257 59 257 59 254 59 250 59 245 77 176 80 165 85 178 97 192 119 192 168 192 221 130 221 67 221 28 197 0 164 0 144 0 124 16 109 31 106 8 86 0 71 0 52 0 43 17 40 24 32 38 26 64 26 65 26 70 31 70 32 70 36 70 36 70 40 60 47 30 55 10 70 10 77 10 83 13 83 29 83 38 82 43 80 50 Z M 107 55 C 110 43 121 31 130 25 144 12 156 10 163 10 181 10 191 24 191 49 191 75 176 123 169 139 155 170 134 183 119 183 91 183 85 148 85 145 85 144 85 143 86 13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1"/><draw:equation draw:name="f7" draw:formula="?f4 / 271"/><draw:equation draw:name="f8" draw:formula="?f0 / ?f6"/><draw:equation draw:name="f9" draw:formula="?f1 / ?f6"/><draw:equation draw:name="f10" draw:formula="?f2 / ?f7"/><draw:equation draw:name="f11" draw:formula="?f3 / ?f7"/></draw:enhanced-geometry></draw:custom-shape><draw:custom-shape svg:x="3.34675in" svg:y="0.0597in" svg:width="0.27254in" svg:height="0.09843in" draw:id="id64" draw:style-name="a64" draw:name="Freeform: Shape 66"><svg:title/><svg:desc/><text:p text:style-name="Normal"/><draw:enhanced-geometry draw:type="non-primitive" svg:viewBox="0 0 121 209" draw:enhanced-path="M 59 8 C 59 8 60 5 60 4 60 2 59 0 55 0 49 0 25 2 17 2 14 4 11 4 11 10 11 14 14 14 18 14 32 14 32 16 32 18 32 20 30 32 28 40 L 22 66 C 18 77 2 142 1 145 0 153 0 156 0 160 0 190 19 209 44 209 82 209 121 170 121 125 121 90 97 76 76 76 60 76 48 84 38 91 Z M 44 201 C 30 201 22 189 22 171 22 160 24 149 32 117 34 111 34 109 40 103 50 90 65 84 76 84 86 84 97 93 97 113 97 125 90 155 82 172 74 186 59 201 44 20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draw:equation draw:name="f7" draw:formula="?f4 / 209"/><draw:equation draw:name="f8" draw:formula="?f0 / ?f6"/><draw:equation draw:name="f9" draw:formula="?f1 / ?f6"/><draw:equation draw:name="f10" draw:formula="?f2 / ?f7"/><draw:equation draw:name="f11" draw:formula="?f3 / ?f7"/></draw:enhanced-geometry></draw:custom-shape><draw:custom-shape svg:x="3.40461in" svg:y="0.0597in" svg:width="0.27254in" svg:height="0.09843in" draw:id="id65" draw:style-name="a65" draw:name="Freeform: Shape 67"><svg:title/><svg:desc/><text:p text:style-name="Normal"/><draw:enhanced-geometry draw:type="non-primitive" svg:viewBox="0 0 67 209" draw:enhanced-path="M 66 8 C 66 8 67 5 67 4 67 2 66 0 62 0 56 0 31 2 24 2 22 4 18 4 18 10 18 14 22 14 25 14 40 14 40 16 40 18 40 20 40 23 38 25 L 1 172 C 0 174 0 178 0 182 0 201 17 209 31 209 38 209 48 207 55 194 62 183 66 165 66 164 66 160 62 160 61 160 58 160 56 162 55 167 52 182 46 201 32 201 25 201 23 194 23 186 23 183 24 178 24 17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draw:equation draw:name="f7" draw:formula="?f4 / 209"/><draw:equation draw:name="f8" draw:formula="?f0 / ?f6"/><draw:equation draw:name="f9" draw:formula="?f1 / ?f6"/><draw:equation draw:name="f10" draw:formula="?f2 / ?f7"/><draw:equation draw:name="f11" draw:formula="?f3 / ?f7"/></draw:enhanced-geometry></draw:custom-shape><draw:custom-shape svg:x="3.44713in" svg:y="0.08876in" svg:width="0.27254in" svg:height="0.09843in" draw:id="id66" draw:style-name="a66" draw:name="Freeform: Shape 68"><svg:title/><svg:desc/><text:p text:style-name="Normal"/><draw:enhanced-geometry draw:type="non-primitive" svg:viewBox="0 0 139 135" draw:enhanced-path="M 139 52 C 139 19 115 0 85 0 42 0 0 42 0 83 0 112 22 135 54 135 97 135 139 95 139 52 Z M 54 126 C 40 126 25 117 25 93 25 81 30 52 42 35 55 16 72 8 85 8 102 8 115 19 115 42 115 48 112 78 98 99 88 117 70 126 54 12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draw:equation draw:name="f7" draw:formula="?f4 / 135"/><draw:equation draw:name="f8" draw:formula="?f0 / ?f6"/><draw:equation draw:name="f9" draw:formula="?f1 / ?f6"/><draw:equation draw:name="f10" draw:formula="?f2 / ?f7"/><draw:equation draw:name="f11" draw:formula="?f3 / ?f7"/></draw:enhanced-geometry></draw:custom-shape><draw:custom-shape svg:x="3.51286in" svg:y="0.08876in" svg:width="0.27254in" svg:height="0.09843in" draw:id="id67" draw:style-name="a67" draw:name="Freeform: Shape 69"><svg:title/><svg:desc/><text:p text:style-name="Normal"/><draw:enhanced-geometry draw:type="non-primitive" svg:viewBox="0 0 130 135" draw:enhanced-path="M 112 17 C 101 19 97 28 97 34 97 42 103 44 108 44 115 44 126 41 126 26 126 6 102 0 86 0 42 0 0 41 0 83 0 108 18 135 55 135 106 135 130 105 130 101 130 99 126 96 124 96 122 96 121 96 119 99 96 126 61 126 55 126 35 126 25 112 25 93 25 84 29 52 44 31 55 17 71 8 86 8 90 8 104 8 112 1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draw:equation draw:name="f7" draw:formula="?f4 / 135"/><draw:equation draw:name="f8" draw:formula="?f0 / ?f6"/><draw:equation draw:name="f9" draw:formula="?f1 / ?f6"/><draw:equation draw:name="f10" draw:formula="?f2 / ?f7"/><draw:equation draw:name="f11" draw:formula="?f3 / ?f7"/></draw:enhanced-geometry></draw:custom-shape><draw:custom-shape svg:x="3.57349in" svg:y="0.0597in" svg:width="0.27254in" svg:height="0.09843in" draw:id="id68" draw:style-name="a68" draw:name="Freeform: Shape 70"><svg:title/><svg:desc/><text:p text:style-name="Normal"/><draw:enhanced-geometry draw:type="non-primitive" svg:viewBox="0 0 230 209" draw:enhanced-path="M 102 20 C 103 12 104 12 110 11 L 130 11 C 157 11 192 11 192 41 192 54 186 72 172 83 160 93 142 97 121 97 L 83 97 Z M 155 102 C 191 94 222 72 222 46 222 20 192 0 149 0 L 58 0 C 52 0 48 0 48 6 48 11 52 11 58 11 58 11 64 11 68 11 76 12 76 12 76 16 76 16 76 18 74 22 L 35 180 C 32 190 32 192 8 192 4 192 0 192 0 198 0 202 2 203 5 203 11 203 17 202 23 202 29 202 37 202 43 202 49 202 55 202 61 202 68 202 76 203 82 203 83 203 88 203 88 197 88 192 85 192 78 192 73 192 72 192 67 192 60 191 60 190 60 188 60 188 60 185 61 180 L 80 106 120 106 C 146 106 157 118 157 132 157 136 155 147 152 153 149 167 148 172 148 177 148 200 169 209 192 209 220 209 230 180 230 174 230 174 230 171 226 171 222 171 221 173 221 176 216 189 205 201 193 201 185 201 180 197 180 182 180 174 181 159 182 150 184 143 184 139 184 137 184 133 184 124 175 114 169 108 162 105 155 10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0"/><draw:equation draw:name="f7" draw:formula="?f4 / 209"/><draw:equation draw:name="f8" draw:formula="?f0 / ?f6"/><draw:equation draw:name="f9" draw:formula="?f1 / ?f6"/><draw:equation draw:name="f10" draw:formula="?f2 / ?f7"/><draw:equation draw:name="f11" draw:formula="?f3 / ?f7"/></draw:enhanced-geometry></draw:custom-shape><draw:custom-shape svg:x="3.67347in" svg:y="0.08876in" svg:width="0.27254in" svg:height="0.09843in" draw:id="id69" draw:style-name="a69" draw:name="Freeform: Shape 71"><svg:title/><svg:desc/><text:p text:style-name="Normal"/><draw:enhanced-geometry draw:type="non-primitive" svg:viewBox="0 0 127 135" draw:enhanced-path="M 47 64 C 55 64 79 63 95 58 116 49 121 35 121 26 121 10 104 0 84 0 48 0 0 28 0 78 0 108 19 135 54 135 104 135 127 105 127 101 127 99 125 96 122 96 121 96 120 96 118 99 95 126 60 126 54 126 36 126 24 114 24 90 24 85 24 81 28 64 Z M 30 55 C 43 12 76 8 84 8 97 8 108 14 108 26 108 55 58 55 46 5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draw:equation draw:name="f7" draw:formula="?f4 / 135"/><draw:equation draw:name="f8" draw:formula="?f0 / ?f6"/><draw:equation draw:name="f9" draw:formula="?f1 / ?f6"/><draw:equation draw:name="f10" draw:formula="?f2 / ?f7"/><draw:equation draw:name="f11" draw:formula="?f3 / ?f7"/></draw:enhanced-geometry></draw:custom-shape><draw:custom-shape svg:x="3.73567in" svg:y="0.08876in" svg:width="0.27254in" svg:height="0.09843in" draw:id="id70" draw:style-name="a70" draw:name="Freeform: Shape 72"><svg:title/><svg:desc/><text:p text:style-name="Normal"/><draw:enhanced-geometry draw:type="non-primitive" svg:viewBox="0 0 130 135" draw:enhanced-path="M 112 17 C 101 19 97 28 97 34 97 42 103 44 108 44 115 44 126 41 126 26 126 6 102 0 86 0 42 0 0 41 0 83 0 108 18 135 55 135 106 135 130 105 130 101 130 99 126 96 124 96 122 96 121 96 119 99 96 126 61 126 55 126 35 126 25 112 25 93 25 84 29 52 44 31 55 17 71 8 86 8 90 8 104 8 112 1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draw:equation draw:name="f7" draw:formula="?f4 / 135"/><draw:equation draw:name="f8" draw:formula="?f0 / ?f6"/><draw:equation draw:name="f9" draw:formula="?f1 / ?f6"/><draw:equation draw:name="f10" draw:formula="?f2 / ?f7"/><draw:equation draw:name="f11" draw:formula="?f3 / ?f7"/></draw:enhanced-geometry></draw:custom-shape><draw:custom-shape svg:x="3.79589in" svg:y="0.08876in" svg:width="0.27254in" svg:height="0.09843in" draw:id="id71" draw:style-name="a71" draw:name="Freeform: Shape 73"><svg:title/><svg:desc/><text:p text:style-name="Normal"/><draw:enhanced-geometry draw:type="non-primitive" svg:viewBox="0 0 127 135" draw:enhanced-path="M 47 64 C 55 64 79 63 95 58 116 49 121 35 121 26 121 10 104 0 84 0 48 0 0 28 0 78 0 108 19 135 54 135 104 135 127 105 127 101 127 99 125 96 122 96 121 96 120 96 118 99 95 126 60 126 54 126 36 126 24 114 24 90 24 85 24 81 28 64 Z M 30 55 C 43 12 76 8 84 8 97 8 108 14 108 26 108 55 58 55 46 5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draw:equation draw:name="f7" draw:formula="?f4 / 135"/><draw:equation draw:name="f8" draw:formula="?f0 / ?f6"/><draw:equation draw:name="f9" draw:formula="?f1 / ?f6"/><draw:equation draw:name="f10" draw:formula="?f2 / ?f7"/><draw:equation draw:name="f11" draw:formula="?f3 / ?f7"/></draw:enhanced-geometry></draw:custom-shape><draw:custom-shape svg:x="3.85612in" svg:y="0.08876in" svg:width="0.27254in" svg:height="0.09843in" draw:id="id72" draw:style-name="a72" draw:name="Freeform: Shape 74"><svg:title/><svg:desc/><text:p text:style-name="Normal"/><draw:enhanced-geometry draw:type="non-primitive" svg:viewBox="0 0 145 135" draw:enhanced-path="M 145 24 C 145 0 131 0 130 0 122 0 114 8 114 16 114 20 116 23 119 25 124 29 130 37 130 49 130 63 110 126 76 126 50 126 50 105 50 100 50 87 56 70 67 42 70 36 72 31 72 26 72 11 59 0 43 0 13 0 0 41 0 46 0 49 4 49 5 49 10 49 10 48 11 44 18 20 30 8 42 8 47 8 49 12 49 19 49 26 47 32 44 40 31 72 29 85 29 96 29 125 52 135 74 135 124 135 145 48 145 2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5"/><draw:equation draw:name="f7" draw:formula="?f4 / 135"/><draw:equation draw:name="f8" draw:formula="?f0 / ?f6"/><draw:equation draw:name="f9" draw:formula="?f1 / ?f6"/><draw:equation draw:name="f10" draw:formula="?f2 / ?f7"/><draw:equation draw:name="f11" draw:formula="?f3 / ?f7"/></draw:enhanced-geometry></draw:custom-shape><draw:custom-shape svg:x="3.92934in" svg:y="0.08876in" svg:width="0.27254in" svg:height="0.09843in" draw:id="id73" draw:style-name="a73" draw:name="Freeform: Shape 75"><svg:title/><svg:desc/><text:p text:style-name="Normal"/><draw:enhanced-geometry draw:type="non-primitive" svg:viewBox="0 0 127 135" draw:enhanced-path="M 47 64 C 55 64 79 63 95 58 116 49 121 35 121 26 121 10 104 0 84 0 48 0 0 28 0 78 0 108 19 135 54 135 104 135 127 105 127 101 127 99 125 96 122 96 121 96 120 96 118 99 95 126 60 126 54 126 36 126 24 114 24 90 24 85 24 81 28 64 Z M 30 55 C 43 12 76 8 84 8 97 8 108 14 108 26 108 55 58 55 46 5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draw:equation draw:name="f7" draw:formula="?f4 / 135"/><draw:equation draw:name="f8" draw:formula="?f0 / ?f6"/><draw:equation draw:name="f9" draw:formula="?f1 / ?f6"/><draw:equation draw:name="f10" draw:formula="?f2 / ?f7"/><draw:equation draw:name="f11" draw:formula="?f3 / ?f7"/></draw:enhanced-geometry></draw:custom-shape><draw:custom-shape svg:x="3.99008in" svg:y="0.08876in" svg:width="0.27254in" svg:height="0.09843in" draw:id="id74" draw:style-name="a74" draw:name="Freeform: Shape 76"><svg:title/><svg:desc/><text:p text:style-name="Normal"/><draw:enhanced-geometry draw:type="non-primitive" svg:viewBox="0 0 173 135" draw:enhanced-path="M 112 83 C 110 89 108 101 107 101 101 111 90 126 71 126 50 126 50 107 50 101 50 84 59 63 67 41 70 35 71 30 71 25 71 10 59 0 43 0 13 0 0 41 0 46 0 49 4 49 5 49 10 49 10 48 11 44 18 20 31 8 42 8 47 8 49 12 49 19 49 25 47 32 44 38 29 81 29 89 29 96 29 102 29 115 40 125 48 132 60 135 70 135 89 135 98 125 108 115 115 133 134 135 138 135 149 135 156 129 162 119 168 107 173 90 173 89 173 85 168 85 168 85 163 85 163 87 161 94 157 108 152 126 139 126 132 126 130 119 130 112 130 107 132 96 134 88 136 81 139 67 140 61 L 148 35 C 149 28 152 14 152 12 152 6 148 2 143 2 132 2 130 12 127 2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3"/><draw:equation draw:name="f7" draw:formula="?f4 / 135"/><draw:equation draw:name="f8" draw:formula="?f0 / ?f6"/><draw:equation draw:name="f9" draw:formula="?f1 / ?f6"/><draw:equation draw:name="f10" draw:formula="?f2 / ?f7"/><draw:equation draw:name="f11" draw:formula="?f3 / ?f7"/></draw:enhanced-geometry></draw:custom-shape><draw:custom-shape svg:x="4.06878in" svg:y="0.08876in" svg:width="0.27254in" svg:height="0.09843in" draw:id="id75" draw:style-name="a75" draw:name="Freeform: Shape 77"><svg:title/><svg:desc/><text:p text:style-name="Normal"/><draw:enhanced-geometry draw:type="non-primitive" svg:viewBox="0 0 138 135" draw:enhanced-path="M 56 71 C 56 70 64 42 64 41 65 38 73 24 83 17 85 14 94 8 107 8 109 8 118 8 122 12 114 16 110 24 110 29 110 36 115 40 122 40 128 40 138 35 138 22 138 6 122 0 107 0 91 0 78 6 65 22 60 2 41 0 35 0 23 0 16 7 11 16 4 26 0 44 0 46 0 49 4 49 5 49 10 49 10 48 12 41 16 23 22 8 34 8 41 8 43 14 43 23 43 29 41 40 38 48 36 55 34 69 32 75 L 23 113 C 22 117 19 124 19 125 19 131 25 135 30 135 34 135 40 132 42 126 43 124 46 111 48 10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draw:equation draw:name="f7" draw:formula="?f4 / 135"/><draw:equation draw:name="f8" draw:formula="?f0 / ?f6"/><draw:equation draw:name="f9" draw:formula="?f1 / ?f6"/><draw:equation draw:name="f10" draw:formula="?f2 / ?f7"/><draw:equation draw:name="f11" draw:formula="?f3 / ?f7"/></draw:enhanced-geometry></draw:custom-shape></draw:g></text:p>
      <text:p text:style-name="P57"/>
      <text:p text:style-name="P58">qui garantit une inclusion stricte de la base du nouveau bloc dans la surface du bloc receveur.</text:p>
      <text:p text:style-name="P59"/>
      <text:p text:style-name="P60"><text:span text:style-name="T61"><text:tab/>Votre objectif est donc de maximiser la hauteur<text:s/></text:span><draw:g draw:name="Group 78" draw:id="id79" draw:style-name="a79" text:anchor-type="as-char"><svg:title>TexMaths</svg:title><svg:desc>12§display§$H$§svg§600§FALSE§</svg:desc><draw:custom-shape svg:x="0in" svg:y="0in" svg:width="0.27254in" svg:height="0.11231in" draw:id="id77" draw:style-name="a77" draw:name="Freeform: Shape 79"><svg:title/><svg:desc/><text:p text:style-name="Normal"/><draw:enhanced-geometry draw:type="non-primitive" svg:viewBox="0 0 318 288" draw:enhanced-path="M 158 288 L 0 288 0 0 318 0 318 28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8"/><draw:equation draw:name="f7" draw:formula="?f4 / 288"/><draw:equation draw:name="f8" draw:formula="?f0 / ?f6"/><draw:equation draw:name="f9" draw:formula="?f1 / ?f6"/><draw:equation draw:name="f10" draw:formula="?f2 / ?f7"/><draw:equation draw:name="f11" draw:formula="?f3 / ?f7"/></draw:enhanced-geometry></draw:custom-shape><draw:custom-shape svg:x="0.00551in" svg:y="0in" svg:width="0.27254in" svg:height="0.11231in" draw:id="id78" draw:style-name="a78" draw:name="Freeform: Shape 80"><svg:title/><svg:desc/><text:p text:style-name="Normal"/><draw:enhanced-geometry draw:type="non-primitive" svg:viewBox="0 0 289 288" draw:enhanced-path="M 246 34 C 246 18 246 13 280 13 L 289 13 289 0 C 275 1 244 1 227 1 211 1 179 1 164 0 L 164 13 174 13 C 208 13 208 18 208 34 L 208 132 82 132 82 34 C 82 18 82 13 115 13 L 125 13 125 0 C 110 1 79 1 62 1 47 1 14 1 0 0 L 0 13 10 13 C 43 13 43 18 43 34 L 43 256 C 43 271 43 275 10 275 L 0 275 0 288 C 14 287 46 287 62 287 78 287 110 287 125 288 L 125 275 115 275 C 82 275 82 271 82 256 L 82 145 208 145 208 256 C 208 271 208 275 174 275 L 164 275 164 288 C 179 287 210 287 227 287 242 287 275 287 289 288 L 289 275 280 275 C 246 275 246 271 246 25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9"/><draw:equation draw:name="f7" draw:formula="?f4 / 288"/><draw:equation draw:name="f8" draw:formula="?f0 / ?f6"/><draw:equation draw:name="f9" draw:formula="?f1 / ?f6"/><draw:equation draw:name="f10" draw:formula="?f2 / ?f7"/><draw:equation draw:name="f11" draw:formula="?f3 / ?f7"/></draw:enhanced-geometry></draw:custom-shape></draw:g><text:span text:style-name="T62">de votre tour. Une<text:s/></text:span><text:span text:style-name="T63">solution au problème est un sous-ensemble de blocs ordonné, de la base au sommet, tel que chaque bloc peut supporter le suivant.</text:span></text:p>
      <text:p text:style-name="P64"/>
      <text:h text:style-name="P65" text:outline-level="1"/>
      <text:soft-page-break/>
      <text:h text:style-name="P66" text:outline-level="1">Implantation</text:h>
      <text:p text:style-name="P67"><text:tab/>Trois algorithmes seront implantés, mettant en pratique les patrons de conception vorace, probabiliste, programmation dynamique et recherche avec tabou.</text:p>
      <text:p text:style-name="P68"/>
      <text:h text:style-name="P69" text:outline-level="2">Algorithme vorace probabiliste</text:h>
      <text:p text:style-name="P70"><text:tab/>Vous devez concevoir un algorithme vorace de votre cru pour résoudre ce problème. Plutôt qu'être déterministe, il sera probabiliste et devra inclure un aspect aléatoire dans son critère de choix vorace.</text:p>
      <text:h text:style-name="P71" text:outline-level="2">Algorithme de programmation dynamique</text:h>
      <text:p text:style-name="Textbody"><text:span text:style-name="T72"><text:tab/>Vous devez également résoudre ce problème à l'aide de la programmation dynamique. Tout d'abord, pour que l'approche fonctionne, vous devez trier les blocs disponibles en ordre décroissant de sur</text:span><text:span text:style-name="T73">face. Cela revient à calculer l'aire pour chacun des blocs (</text:span><draw:g draw:name="Group 81" draw:id="id99" draw:style-name="a99" text:anchor-type="as-char"><svg:title>TexMaths</svg:title><svg:desc>12§display§$SurfaceBloc_i  = l_i \times p_i$§svg§600§FALSE§</svg:desc><draw:custom-shape svg:x="0in" svg:y="0.00196in" svg:width="0.27254in" svg:height="0.14773in" draw:id="id80" draw:style-name="a80" draw:name="Freeform: Shape 82"><svg:title/><svg:desc/><text:p text:style-name="Normal"/><draw:enhanced-geometry draw:type="non-primitive" svg:viewBox="0 0 3991 377" draw:enhanced-path="M 1995 377 L 0 377 0 0 3991 0 3991 37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91"/><draw:equation draw:name="f7" draw:formula="?f4 / 377"/><draw:equation draw:name="f8" draw:formula="?f0 / ?f6"/><draw:equation draw:name="f9" draw:formula="?f1 / ?f6"/><draw:equation draw:name="f10" draw:formula="?f2 / ?f7"/><draw:equation draw:name="f11" draw:formula="?f3 / ?f7"/></draw:enhanced-geometry></draw:custom-shape><draw:custom-shape svg:x="0.00944in" svg:y="0in" svg:width="0.27254in" svg:height="0.12134in" draw:id="id81" draw:style-name="a81" draw:name="Freeform: Shape 83"><svg:title/><svg:desc/><text:p text:style-name="Normal"/><draw:enhanced-geometry draw:type="non-primitive" svg:viewBox="0 0 188 310" draw:enhanced-path="M 125 135 L 70 122 C 43 116 28 93 28 68 28 37 50 12 83 12 154 12 163 82 166 101 167 104 167 106 172 106 176 106 176 104 176 95 L 176 10 C 176 2 176 0 172 0 169 0 168 0 166 6 L 151 30 C 138 17 120 0 83 0 36 0 0 37 0 82 0 118 23 148 55 160 60 162 82 168 112 175 124 177 136 181 148 197 157 207 161 221 161 235 161 265 139 297 104 297 91 297 60 294 37 274 12 250 11 223 11 207 10 204 7 204 6 204 0 204 0 206 0 213 L 0 299 C 0 306 0 310 5 310 7 310 8 309 11 304 11 304 12 303 26 280 40 294 67 310 104 310 154 310 188 268 188 221 188 178 160 143 125 13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8"/><draw:equation draw:name="f7" draw:formula="?f4 / 310"/><draw:equation draw:name="f8" draw:formula="?f0 / ?f6"/><draw:equation draw:name="f9" draw:formula="?f1 / ?f6"/><draw:equation draw:name="f10" draw:formula="?f2 / ?f7"/><draw:equation draw:name="f11" draw:formula="?f3 / ?f7"/></draw:enhanced-geometry></draw:custom-shape><draw:custom-shape svg:x="0.0976in" svg:y="0.04398in" svg:width="0.27254in" svg:height="0.09843in" draw:id="id82" draw:style-name="a82" draw:name="Freeform: Shape 84"><svg:title/><svg:desc/><text:p text:style-name="Normal"/><draw:enhanced-geometry draw:type="non-primitive" svg:viewBox="0 0 214 193" draw:enhanced-path="M 152 154 L 152 193 214 188 214 175 C 184 175 180 172 180 152 L 180 0 118 5 118 18 C 148 18 151 20 151 42 L 151 118 C 151 154 131 183 100 183 64 183 62 164 62 141 L 62 0 0 5 0 18 C 34 18 34 19 34 57 L 34 121 C 34 154 34 193 97 193 121 193 140 181 152 15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draw:equation draw:name="f7" draw:formula="?f4 / 193"/><draw:equation draw:name="f8" draw:formula="?f0 / ?f6"/><draw:equation draw:name="f9" draw:formula="?f1 / ?f6"/><draw:equation draw:name="f10" draw:formula="?f2 / ?f7"/><draw:equation draw:name="f11" draw:formula="?f3 / ?f7"/></draw:enhanced-geometry></draw:custom-shape><draw:custom-shape svg:x="0.18889in" svg:y="0.04398in" svg:width="0.27254in" svg:height="0.09843in" draw:id="id83" draw:style-name="a83" draw:name="Freeform: Shape 85"><svg:title/><svg:desc/><text:p text:style-name="Normal"/><draw:enhanced-geometry draw:type="non-primitive" svg:viewBox="0 0 143 188" draw:enhanced-path="M 59 47 L 59 0 0 5 0 18 C 30 18 34 20 34 42 L 34 156 C 34 175 29 175 0 175 L 0 188 C 17 188 36 187 48 187 66 187 85 187 102 188 L 102 175 94 175 C 62 175 61 170 61 156 L 61 89 C 61 47 79 10 112 10 114 10 115 10 116 10 115 10 107 16 107 27 107 39 115 45 125 45 132 45 143 40 143 27 143 12 130 0 112 0 80 0 65 29 59 4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88"/><draw:equation draw:name="f8" draw:formula="?f0 / ?f6"/><draw:equation draw:name="f9" draw:formula="?f1 / ?f6"/><draw:equation draw:name="f10" draw:formula="?f2 / ?f7"/><draw:equation draw:name="f11" draw:formula="?f3 / ?f7"/></draw:enhanced-geometry></draw:custom-shape><draw:custom-shape svg:x="0.25501in" svg:y="0in" svg:width="0.27254in" svg:height="0.11718in" draw:id="id84" draw:style-name="a84" draw:name="Freeform: Shape 86"><svg:title/><svg:desc/><text:p text:style-name="Normal"/><draw:enhanced-geometry draw:type="non-primitive" svg:viewBox="0 0 138 300" draw:enhanced-path="M 60 117 L 60 68 C 60 30 80 10 100 10 101 10 107 10 114 12 108 14 101 19 101 30 101 40 108 48 119 48 132 48 138 40 138 30 138 14 122 0 100 0 70 0 34 23 34 68 L 34 117 0 117 0 130 34 130 34 268 C 34 287 29 287 0 287 L 0 300 C 17 299 37 299 49 299 66 299 86 299 103 300 L 103 287 94 287 C 62 287 61 282 61 266 L 61 130 110 130 110 11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draw:equation draw:name="f7" draw:formula="?f4 / 300"/><draw:equation draw:name="f8" draw:formula="?f0 / ?f6"/><draw:equation draw:name="f9" draw:formula="?f1 / ?f6"/><draw:equation draw:name="f10" draw:formula="?f2 / ?f7"/><draw:equation draw:name="f11" draw:formula="?f3 / ?f7"/></draw:enhanced-geometry></draw:custom-shape><draw:custom-shape svg:x="0.30695in" svg:y="0.04319in" svg:width="0.27254in" svg:height="0.09843in" draw:id="id85" draw:style-name="a85" draw:name="Freeform: Shape 87"><svg:title/><svg:desc/><text:p text:style-name="Normal"/><draw:enhanced-geometry draw:type="non-primitive" svg:viewBox="0 0 191 195" draw:enhanced-path="M 124 159 C 125 176 137 194 157 194 166 194 191 188 191 153 L 191 129 181 129 181 153 C 181 177 170 181 166 181 151 181 150 162 150 159 L 150 74 C 150 55 150 40 134 23 118 7 97 0 77 0 42 0 12 20 12 48 12 61 20 69 32 69 43 69 52 60 52 48 52 43 49 29 30 29 41 14 62 10 76 10 96 10 120 27 120 64 L 120 80 C 98 81 70 82 42 95 11 110 0 131 0 151 0 184 41 195 68 195 96 195 115 178 124 159 Z M 120 89 L 120 131 C 120 172 90 187 71 187 50 187 32 171 32 149 32 127 50 92 120 8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1"/><draw:equation draw:name="f7" draw:formula="?f4 / 195"/><draw:equation draw:name="f8" draw:formula="?f0 / ?f6"/><draw:equation draw:name="f9" draw:formula="?f1 / ?f6"/><draw:equation draw:name="f10" draw:formula="?f2 / ?f7"/><draw:equation draw:name="f11" draw:formula="?f3 / ?f7"/></draw:enhanced-geometry></draw:custom-shape><draw:custom-shape svg:x="0.38881in" svg:y="0.04319in" svg:width="0.27254in" svg:height="0.09843in" draw:id="id86" draw:style-name="a86" draw:name="Freeform: Shape 88"><svg:title/><svg:desc/><text:p text:style-name="Normal"/><draw:enhanced-geometry draw:type="non-primitive" svg:viewBox="0 0 162 195" draw:enhanced-path="M 35 98 C 35 29 70 11 92 11 96 11 124 11 138 27 121 28 118 41 118 46 118 57 126 65 138 65 149 65 157 58 157 46 157 17 125 0 92 0 40 0 0 46 0 99 0 153 42 195 91 195 149 195 162 145 162 140 162 136 157 136 156 136 152 136 151 137 151 140 138 180 110 184 95 184 73 184 35 166 35 9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2"/><draw:equation draw:name="f7" draw:formula="?f4 / 195"/><draw:equation draw:name="f8" draw:formula="?f0 / ?f6"/><draw:equation draw:name="f9" draw:formula="?f1 / ?f6"/><draw:equation draw:name="f10" draw:formula="?f2 / ?f7"/><draw:equation draw:name="f11" draw:formula="?f3 / ?f7"/></draw:enhanced-geometry></draw:custom-shape><draw:custom-shape svg:x="0.46122in" svg:y="0.04319in" svg:width="0.27254in" svg:height="0.09843in" draw:id="id87" draw:style-name="a87" draw:name="Freeform: Shape 89"><svg:title/><svg:desc/><text:p text:style-name="Normal"/><draw:enhanced-geometry draw:type="non-primitive" svg:viewBox="0 0 164 195" draw:enhanced-path="M 36 83 C 38 20 74 10 89 10 132 10 137 68 137 83 Z M 35 93 L 154 93 C 163 93 164 93 164 83 164 41 142 0 89 0 40 0 0 43 0 98 0 154 44 195 94 195 145 195 164 148 164 140 164 136 161 135 158 135 155 135 155 137 154 141 138 184 101 184 96 184 74 184 58 172 48 157 35 136 35 107 35 9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4"/><draw:equation draw:name="f7" draw:formula="?f4 / 195"/><draw:equation draw:name="f8" draw:formula="?f0 / ?f6"/><draw:equation draw:name="f9" draw:formula="?f1 / ?f6"/><draw:equation draw:name="f10" draw:formula="?f2 / ?f7"/><draw:equation draw:name="f11" draw:formula="?f3 / ?f7"/></draw:enhanced-geometry></draw:custom-shape><draw:custom-shape svg:x="0.53638in" svg:y="0.00471in" svg:width="0.27254in" svg:height="0.1137in" draw:id="id88" draw:style-name="a88" draw:name="Freeform: Shape 90"><svg:title/><svg:desc/><text:p text:style-name="Normal"/><draw:enhanced-geometry draw:type="non-primitive" svg:viewBox="0 0 260 291" draw:enhanced-path="M 79 135 L 79 30 C 79 16 79 13 100 13 L 152 13 C 193 13 208 49 208 72 208 99 187 135 140 135 Z M 179 139 C 220 130 250 104 250 72 250 35 210 0 155 0 L 0 0 0 13 10 13 C 43 13 43 18 43 34 L 43 258 C 43 272 43 277 10 277 L 0 277 0 291 166 291 C 222 291 260 253 260 212 260 176 226 143 179 139 Z M 152 277 L 100 277 C 79 277 79 275 79 260 L 79 145 158 145 C 200 145 218 183 218 212 218 242 196 277 152 27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0"/><draw:equation draw:name="f7" draw:formula="?f4 / 291"/><draw:equation draw:name="f8" draw:formula="?f0 / ?f6"/><draw:equation draw:name="f9" draw:formula="?f1 / ?f6"/><draw:equation draw:name="f10" draw:formula="?f2 / ?f7"/><draw:equation draw:name="f11" draw:formula="?f3 / ?f7"/></draw:enhanced-geometry></draw:custom-shape><draw:custom-shape svg:x="0.65365in" svg:y="0.00196in" svg:width="0.27254in" svg:height="0.11509in" draw:id="id89" draw:style-name="a89" draw:name="Freeform: Shape 91"><svg:title/><svg:desc/><text:p text:style-name="Normal"/><draw:enhanced-geometry draw:type="non-primitive" svg:viewBox="0 0 95 295" draw:enhanced-path="M 61 0 L 0 5 0 18 C 30 18 34 20 34 42 L 34 263 C 34 282 29 282 0 282 L 0 295 C 14 295 37 294 48 294 58 294 79 295 95 295 L 95 282 C 66 282 61 282 61 26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draw:equation draw:name="f7" draw:formula="?f4 / 295"/><draw:equation draw:name="f8" draw:formula="?f0 / ?f6"/><draw:equation draw:name="f9" draw:formula="?f1 / ?f6"/><draw:equation draw:name="f10" draw:formula="?f2 / ?f7"/><draw:equation draw:name="f11" draw:formula="?f3 / ?f7"/></draw:enhanced-geometry></draw:custom-shape><draw:custom-shape svg:x="0.69891in" svg:y="0.04319in" svg:width="0.27254in" svg:height="0.09843in" draw:id="id90" draw:style-name="a90" draw:name="Freeform: Shape 92"><svg:title/><svg:desc/><text:p text:style-name="Normal"/><draw:enhanced-geometry draw:type="non-primitive" svg:viewBox="0 0 188 195" draw:enhanced-path="M 188 100 C 188 45 145 0 95 0 41 0 0 47 0 100 0 154 44 195 94 195 145 195 188 154 188 100 Z M 95 184 C 76 184 58 176 46 157 35 137 35 112 35 96 35 80 35 57 46 37 56 18 77 10 94 10 113 10 131 19 142 37 152 55 152 80 152 96 152 112 152 135 144 153 134 172 115 184 95 18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8"/><draw:equation draw:name="f7" draw:formula="?f4 / 195"/><draw:equation draw:name="f8" draw:formula="?f0 / ?f6"/><draw:equation draw:name="f9" draw:formula="?f1 / ?f6"/><draw:equation draw:name="f10" draw:formula="?f2 / ?f7"/><draw:equation draw:name="f11" draw:formula="?f3 / ?f7"/></draw:enhanced-geometry></draw:custom-shape><draw:custom-shape svg:x="0.78745in" svg:y="0.04319in" svg:width="0.27254in" svg:height="0.09843in" draw:id="id91" draw:style-name="a91" draw:name="Freeform: Shape 93"><svg:title/><svg:desc/><text:p text:style-name="Normal"/><draw:enhanced-geometry draw:type="non-primitive" svg:viewBox="0 0 162 195" draw:enhanced-path="M 35 98 C 35 29 70 11 92 11 96 11 124 11 138 27 121 28 118 41 118 46 118 57 126 65 138 65 149 65 157 58 157 46 157 17 125 0 92 0 40 0 0 46 0 99 0 153 42 195 91 195 149 195 162 145 162 140 162 136 157 136 156 136 152 136 151 137 151 140 138 180 110 184 95 184 73 184 35 166 35 9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2"/><draw:equation draw:name="f7" draw:formula="?f4 / 195"/><draw:equation draw:name="f8" draw:formula="?f0 / ?f6"/><draw:equation draw:name="f9" draw:formula="?f1 / ?f6"/><draw:equation draw:name="f10" draw:formula="?f2 / ?f7"/><draw:equation draw:name="f11" draw:formula="?f3 / ?f7"/></draw:enhanced-geometry></draw:custom-shape><draw:custom-shape svg:x="0.86144in" svg:y="0.06518in" svg:width="0.27254in" svg:height="0.09843in" draw:id="id92" draw:style-name="a92" draw:name="Freeform: Shape 94"><svg:title/><svg:desc/><text:p text:style-name="Normal"/><draw:enhanced-geometry draw:type="non-primitive" svg:viewBox="0 0 91 201" draw:enhanced-path="M 83 11 C 83 6 79 0 71 0 62 0 54 7 54 17 54 22 58 28 66 28 74 28 83 19 83 11 Z M 22 163 C 20 166 19 170 19 176 19 189 31 201 48 201 78 201 91 159 91 156 91 151 86 151 86 151 82 151 82 153 80 157 73 180 60 193 48 193 42 193 41 188 41 182 41 175 43 170 46 163 49 154 52 147 55 139 58 131 68 105 70 101 71 98 72 94 72 92 72 77 60 66 43 66 13 66 0 107 0 112 0 116 4 116 5 116 10 116 10 115 11 111 18 86 31 75 42 75 47 75 50 77 50 86 50 92 48 96 41 11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201"/><draw:equation draw:name="f8" draw:formula="?f0 / ?f6"/><draw:equation draw:name="f9" draw:formula="?f1 / ?f6"/><draw:equation draw:name="f10" draw:formula="?f2 / ?f7"/><draw:equation draw:name="f11" draw:formula="?f3 / ?f7"/></draw:enhanced-geometry></draw:custom-shape><draw:custom-shape svg:x="0.96612in" svg:y="0.05616in" svg:width="0.27254in" svg:height="0.09843in" draw:id="id93" draw:style-name="a93" draw:name="Freeform: Shape 95"><svg:title/><svg:desc/><text:p text:style-name="Normal"/><draw:enhanced-geometry draw:type="non-primitive" svg:viewBox="0 0 282 100" draw:enhanced-path="M 268 17 C 274 17 282 17 282 8 282 0 274 0 268 0 L 14 0 C 8 0 0 0 0 8 0 17 8 17 14 17 Z M 268 100 C 274 100 282 100 282 92 282 83 274 83 268 83 L 14 83 C 8 83 0 83 0 92 0 100 8 100 14 1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2"/><draw:equation draw:name="f7" draw:formula="?f4 / 100"/><draw:equation draw:name="f8" draw:formula="?f0 / ?f6"/><draw:equation draw:name="f9" draw:formula="?f1 / ?f6"/><draw:equation draw:name="f10" draw:formula="?f2 / ?f7"/><draw:equation draw:name="f11" draw:formula="?f3 / ?f7"/></draw:enhanced-geometry></draw:custom-shape><draw:custom-shape svg:x="1.13927in" svg:y="0.00196in" svg:width="0.27254in" svg:height="0.11718in" draw:id="id94" draw:style-name="a94" draw:name="Freeform: Shape 96"><svg:title/><svg:desc/><text:p text:style-name="Normal"/><draw:enhanced-geometry draw:type="non-primitive" svg:viewBox="0 0 91 300" draw:enhanced-path="M 91 5 C 91 5 91 0 86 0 76 0 44 4 34 5 30 5 25 5 25 13 25 18 30 18 36 18 56 18 58 22 58 25 L 56 34 2 246 C 1 251 0 254 0 260 0 285 19 300 38 300 53 300 64 292 71 276 79 260 84 235 84 234 84 230 80 230 79 230 74 230 74 231 73 237 65 265 58 291 40 291 28 291 28 277 28 271 28 260 28 259 30 25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300"/><draw:equation draw:name="f8" draw:formula="?f0 / ?f6"/><draw:equation draw:name="f9" draw:formula="?f1 / ?f6"/><draw:equation draw:name="f10" draw:formula="?f2 / ?f7"/><draw:equation draw:name="f11" draw:formula="?f3 / ?f7"/></draw:enhanced-geometry></draw:custom-shape><draw:custom-shape svg:x="1.18728in" svg:y="0.06519in" svg:width="0.27254in" svg:height="0.09843in" draw:id="id95" draw:style-name="a95" draw:name="Freeform: Shape 97"><svg:title/><svg:desc/><text:p text:style-name="Normal"/><draw:enhanced-geometry draw:type="non-primitive" svg:viewBox="0 0 91 201" draw:enhanced-path="M 83 11 C 83 6 79 0 71 0 62 0 54 7 54 17 54 22 58 28 66 28 74 28 83 19 83 11 Z M 22 163 C 20 166 19 170 19 176 19 189 31 201 48 201 78 201 91 159 91 156 91 151 86 151 86 151 82 151 82 153 80 157 73 180 60 193 48 193 42 193 41 188 41 182 41 175 43 170 46 163 49 154 52 147 55 139 58 131 68 105 70 101 71 98 72 94 72 92 72 77 60 66 43 66 13 66 0 107 0 112 0 116 4 116 5 116 10 116 10 115 11 111 18 86 31 75 42 75 47 75 50 77 50 86 50 92 48 96 41 11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201"/><draw:equation draw:name="f8" draw:formula="?f0 / ?f6"/><draw:equation draw:name="f9" draw:formula="?f1 / ?f6"/><draw:equation draw:name="f10" draw:formula="?f2 / ?f7"/><draw:equation draw:name="f11" draw:formula="?f3 / ?f7"/></draw:enhanced-geometry></draw:custom-shape><draw:custom-shape svg:x="1.29826in" svg:y="0.03613in" svg:width="0.27254in" svg:height="0.09843in" draw:id="id96" draw:style-name="a96" draw:name="Freeform: Shape 98"><svg:title/><svg:desc/><text:p text:style-name="Normal"/><draw:enhanced-geometry draw:type="non-primitive" svg:viewBox="0 0 205 205" draw:enhanced-path="M 103 90 L 18 6 C 13 1 12 0 8 0 5 0 0 4 0 8 0 12 1 12 6 17 L 90 102 6 188 C 1 193 0 194 0 197 0 201 5 205 8 205 12 205 13 205 18 199 L 102 115 190 203 C 191 204 194 205 197 205 202 205 205 201 205 197 205 197 205 194 204 192 203 192 136 124 114 102 L 192 25 C 194 22 200 17 203 14 203 13 205 12 205 8 205 4 202 0 197 0 193 0 191 1 187 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draw:equation draw:name="f7" draw:formula="?f4 / 205"/><draw:equation draw:name="f8" draw:formula="?f0 / ?f6"/><draw:equation draw:name="f9" draw:formula="?f1 / ?f6"/><draw:equation draw:name="f10" draw:formula="?f2 / ?f7"/><draw:equation draw:name="f11" draw:formula="?f3 / ?f7"/></draw:enhanced-geometry></draw:custom-shape><draw:custom-shape svg:x="1.43443in" svg:y="0.04398in" svg:width="0.27254in" svg:height="0.10606in" draw:id="id97" draw:style-name="a97" draw:name="Freeform: Shape 99"><svg:title/><svg:desc/><text:p text:style-name="Normal"/><draw:enhanced-geometry draw:type="non-primitive" svg:viewBox="0 0 221 271" draw:enhanced-path="M 32 240 C 29 254 29 258 10 258 5 258 0 258 0 265 0 269 2 271 6 271 17 271 29 269 41 269 55 269 70 271 83 271 85 271 91 271 91 262 91 258 86 258 80 258 59 258 59 254 59 251 59 246 77 176 80 165 85 178 97 193 119 193 168 193 221 130 221 68 221 28 197 0 164 0 144 0 124 16 109 31 106 8 86 0 71 0 52 0 43 17 40 24 32 39 26 64 26 65 26 70 31 70 32 70 36 70 36 70 40 60 47 30 55 10 70 10 77 10 83 13 83 29 83 39 82 43 80 51 Z M 107 55 C 110 43 121 31 130 25 144 12 156 10 163 10 181 10 191 24 191 49 191 75 176 123 169 140 155 170 134 183 119 183 91 183 85 148 85 146 85 145 85 143 86 13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1"/><draw:equation draw:name="f7" draw:formula="?f4 / 271"/><draw:equation draw:name="f8" draw:formula="?f0 / ?f6"/><draw:equation draw:name="f9" draw:formula="?f1 / ?f6"/><draw:equation draw:name="f10" draw:formula="?f2 / ?f7"/><draw:equation draw:name="f11" draw:formula="?f3 / ?f7"/></draw:enhanced-geometry></draw:custom-shape><draw:custom-shape svg:x="1.5291in" svg:y="0.06519in" svg:width="0.27254in" svg:height="0.09843in" draw:id="id98" draw:style-name="a98" draw:name="Freeform: Shape 100"><svg:title/><svg:desc/><text:p text:style-name="Normal"/><draw:enhanced-geometry draw:type="non-primitive" svg:viewBox="0 0 91 201" draw:enhanced-path="M 83 11 C 83 6 79 0 71 0 62 0 54 7 54 17 54 22 58 28 66 28 74 28 83 19 83 11 Z M 22 163 C 20 166 19 170 19 176 19 189 31 201 48 201 78 201 91 159 91 156 91 151 86 151 86 151 82 151 82 153 80 157 73 180 60 193 48 193 42 193 41 188 41 182 41 175 43 170 46 163 49 154 52 147 55 139 58 131 68 105 70 101 71 98 72 94 72 92 72 77 60 66 43 66 13 66 0 107 0 112 0 116 4 116 5 116 10 116 10 115 11 111 18 86 31 75 42 75 47 75 50 77 50 86 50 92 48 96 41 11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201"/><draw:equation draw:name="f8" draw:formula="?f0 / ?f6"/><draw:equation draw:name="f9" draw:formula="?f1 / ?f6"/><draw:equation draw:name="f10" draw:formula="?f2 / ?f7"/><draw:equation draw:name="f11" draw:formula="?f3 / ?f7"/></draw:enhanced-geometry></draw:custom-shape></draw:g><text:span text:style-name="T74">).</text:span></text:p>
      <text:p text:style-name="Textbody"><text:span text:style-name="T75">Soit<text:s/></text:span><draw:g draw:name="Group 101" draw:id="id105" draw:style-name="a105" text:anchor-type="as-char"><svg:title>TexMaths</svg:title><svg:desc>12§display§$H(j)$§svg§600§FALSE§</svg:desc><draw:custom-shape svg:x="0in" svg:y="0in" svg:width="0.27254in" svg:height="0.16509in" draw:id="id100" draw:style-name="a100" draw:name="Freeform: Shape 102"><svg:title/><svg:desc/><text:p text:style-name="Normal"/><draw:enhanced-geometry draw:type="non-primitive" svg:viewBox="0 0 774 422" draw:enhanced-path="M 387 422 L 0 422 0 0 774 0 774 42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4"/><draw:equation draw:name="f7" draw:formula="?f4 / 422"/><draw:equation draw:name="f8" draw:formula="?f0 / ?f6"/><draw:equation draw:name="f9" draw:formula="?f1 / ?f6"/><draw:equation draw:name="f10" draw:formula="?f2 / ?f7"/><draw:equation draw:name="f11" draw:formula="?f3 / ?f7"/></draw:enhanced-geometry></draw:custom-shape><draw:custom-shape svg:x="0.0055in" svg:y="0.00981in" svg:width="0.27254in" svg:height="0.11301in" draw:id="id101" draw:style-name="a101" draw:name="Freeform: Shape 103"><svg:title/><svg:desc/><text:p text:style-name="Normal"/><draw:enhanced-geometry draw:type="non-primitive" svg:viewBox="0 0 289 289" draw:enhanced-path="M 246 34 C 246 18 246 13 279 13 L 289 13 289 0 C 275 1 243 1 227 1 211 1 179 1 164 0 L 164 13 174 13 C 208 13 208 18 208 34 L 208 132 82 132 82 34 C 82 18 82 13 115 13 L 125 13 125 0 C 110 1 79 1 62 1 47 1 14 1 0 0 L 0 13 10 13 C 43 13 43 18 43 34 L 43 257 C 43 271 43 276 10 276 L 0 276 0 289 C 14 288 46 288 62 288 78 288 110 288 125 289 L 125 276 115 276 C 82 276 82 271 82 257 L 82 145 208 145 208 257 C 208 271 208 276 174 276 L 164 276 164 289 C 179 288 210 288 227 288 242 288 275 288 289 289 L 289 276 279 276 C 246 276 246 271 246 25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9"/><draw:equation draw:name="f7" draw:formula="?f4 / 289"/><draw:equation draw:name="f8" draw:formula="?f0 / ?f6"/><draw:equation draw:name="f9" draw:formula="?f1 / ?f6"/><draw:equation draw:name="f10" draw:formula="?f2 / ?f7"/><draw:equation draw:name="f11" draw:formula="?f3 / ?f7"/></draw:enhanced-geometry></draw:custom-shape><draw:custom-shape svg:x="0.14022in" svg:y="0in" svg:width="0.27254in" svg:height="0.16509in" draw:id="id102" draw:style-name="a102" draw:name="Freeform: Shape 104"><svg:title/><svg:desc/><text:p text:style-name="Normal"/><draw:enhanced-geometry draw:type="non-primitive" svg:viewBox="0 0 100 422" draw:enhanced-path="M 100 419 C 100 418 100 416 91 409 38 356 25 276 25 211 25 138 41 65 94 12 100 6 100 6 100 5 100 1 97 0 95 0 90 0 52 29 26 83 5 130 0 176 0 211 0 245 5 295 28 343 54 396 90 422 95 422 97 422 100 421 100 41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draw:equation draw:name="f7" draw:formula="?f4 / 422"/><draw:equation draw:name="f8" draw:formula="?f0 / ?f6"/><draw:equation draw:name="f9" draw:formula="?f1 / ?f6"/><draw:equation draw:name="f10" draw:formula="?f2 / ?f7"/><draw:equation draw:name="f11" draw:formula="?f3 / ?f7"/></draw:enhanced-geometry></draw:custom-shape><draw:custom-shape svg:x="0.18217in" svg:y="0.01295in" svg:width="0.27254in" svg:height="0.14426in" draw:id="id103" draw:style-name="a103" draw:name="Freeform: Shape 105"><svg:title/><svg:desc/><text:p text:style-name="Normal"/><draw:enhanced-geometry draw:type="non-primitive" svg:viewBox="0 0 107 370" draw:enhanced-path="M 107 96 L 42 101 42 114 C 74 114 78 116 78 138 L 78 305 C 78 324 74 360 47 360 46 360 36 360 24 355 31 353 40 347 40 336 40 325 31 317 19 317 7 317 0 325 0 336 0 358 24 370 48 370 80 370 107 343 107 305 Z M 107 23 C 107 10 96 0 84 0 72 0 61 10 61 23 61 35 72 44 84 44 96 44 107 35 107 2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draw:equation draw:name="f7" draw:formula="?f4 / 370"/><draw:equation draw:name="f8" draw:formula="?f0 / ?f6"/><draw:equation draw:name="f9" draw:formula="?f1 / ?f6"/><draw:equation draw:name="f10" draw:formula="?f2 / ?f7"/><draw:equation draw:name="f11" draw:formula="?f3 / ?f7"/></draw:enhanced-geometry></draw:custom-shape><draw:custom-shape svg:x="0.24891in" svg:y="0in" svg:width="0.27254in" svg:height="0.16509in" draw:id="id104" draw:style-name="a104" draw:name="Freeform: Shape 106"><svg:title/><svg:desc/><text:p text:style-name="Normal"/><draw:enhanced-geometry draw:type="non-primitive" svg:viewBox="0 0 100 422" draw:enhanced-path="M 100 211 C 100 179 95 127 71 79 46 28 8 0 5 0 1 0 0 1 0 5 0 6 0 6 8 14 50 56 74 124 74 211 74 284 59 359 6 412 0 416 0 418 0 419 0 421 1 422 5 422 8 422 47 394 72 341 94 294 100 247 100 21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draw:equation draw:name="f7" draw:formula="?f4 / 422"/><draw:equation draw:name="f8" draw:formula="?f0 / ?f6"/><draw:equation draw:name="f9" draw:formula="?f1 / ?f6"/><draw:equation draw:name="f10" draw:formula="?f2 / ?f7"/><draw:equation draw:name="f11" draw:formula="?f3 / ?f7"/></draw:enhanced-geometry></draw:custom-shape></draw:g><text:span text:style-name="T76">la hauteur de votre tour avec le bloc<text:s/></text:span><draw:g draw:name="Group 107" draw:id="id108" draw:style-name="a108" text:anchor-type="as-char"><svg:title>TexMaths</svg:title><svg:desc>12§display§$j$§svg§600§FALSE§</svg:desc><draw:custom-shape svg:x="0.00663in" svg:y="0in" svg:width="0.27254in" svg:height="0.14287in" draw:id="id106" draw:style-name="a106" draw:name="Freeform: Shape 108"><svg:title/><svg:desc/><text:p text:style-name="Normal"/><draw:enhanced-geometry draw:type="non-primitive" svg:viewBox="0 0 130 365" draw:enhanced-path="M 65 365 L 0 365 0 0 130 0 130 36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draw:equation draw:name="f7" draw:formula="?f4 / 365"/><draw:equation draw:name="f8" draw:formula="?f0 / ?f6"/><draw:equation draw:name="f9" draw:formula="?f1 / ?f6"/><draw:equation draw:name="f10" draw:formula="?f2 / ?f7"/><draw:equation draw:name="f11" draw:formula="?f3 / ?f7"/></draw:enhanced-geometry></draw:custom-shape><draw:custom-shape svg:x="0in" svg:y="0in" svg:width="0.27254in" svg:height="0.14495in" draw:id="id107" draw:style-name="a107" draw:name="Freeform: Shape 109"><svg:title/><svg:desc/><text:p text:style-name="Normal"/><draw:enhanced-geometry draw:type="non-primitive" svg:viewBox="0 0 107 370" draw:enhanced-path="M 107 96 L 42 101 42 114 C 75 114 78 116 78 138 L 78 305 C 78 324 75 360 47 360 46 360 36 360 24 355 31 353 40 347 40 336 40 325 31 317 19 317 7 317 0 325 0 336 0 358 24 370 48 370 81 370 107 343 107 305 Z M 107 23 C 107 10 96 0 84 0 72 0 61 10 61 23 61 35 72 44 84 44 96 44 107 35 107 2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draw:equation draw:name="f7" draw:formula="?f4 / 370"/><draw:equation draw:name="f8" draw:formula="?f0 / ?f6"/><draw:equation draw:name="f9" draw:formula="?f1 / ?f6"/><draw:equation draw:name="f10" draw:formula="?f2 / ?f7"/><draw:equation draw:name="f11" draw:formula="?f3 / ?f7"/></draw:enhanced-geometry></draw:custom-shape></draw:g><text:span text:style-name="T77">au sommet; on la définit récursivement par</text:span></text:p>
      <text:p text:style-name="Textbody"><draw:g draw:name="Group 110" draw:id="id145" draw:style-name="a145" text:anchor-type="as-char"><svg:title>TexMaths</svg:title><svg:desc>12§display§$$H(j) = max_{1 \leq i &lt; j \; : \; l_i &gt; l_j, \; p_i &gt; p_j}\{H(i)\}+ h_j.$$§svg§600§FALSE§</svg:desc><draw:custom-shape svg:x="0in" svg:y="0in" svg:width="0.27254in" svg:height="0.18176in" draw:id="id109" draw:style-name="a109" draw:name="Freeform: Shape 111"><svg:title/><svg:desc/><text:p text:style-name="Normal"/><draw:enhanced-geometry draw:type="non-primitive" svg:viewBox="0 0 7788 464" draw:enhanced-path="M 3894 464 L 0 464 0 0 7788 0 7788 46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88"/><draw:equation draw:name="f7" draw:formula="?f4 / 464"/><draw:equation draw:name="f8" draw:formula="?f0 / ?f6"/><draw:equation draw:name="f9" draw:formula="?f1 / ?f6"/><draw:equation draw:name="f10" draw:formula="?f2 / ?f7"/><draw:equation draw:name="f11" draw:formula="?f3 / ?f7"/></draw:enhanced-geometry></draw:custom-shape><draw:custom-shape svg:x="0.00669in" svg:y="0.01139in" svg:width="0.27254in" svg:height="0.11301in" draw:id="id110" draw:style-name="a110" draw:name="Freeform: Shape 112"><svg:title/><svg:desc/><text:p text:style-name="Normal"/><draw:enhanced-geometry draw:type="non-primitive" svg:viewBox="0 0 356 289" draw:enhanced-path="M 306 32 C 310 17 311 13 342 13 353 13 356 13 356 5 356 0 352 0 350 0 338 0 308 1 296 1 284 1 254 0 241 0 239 0 234 0 234 8 234 13 238 13 246 13 246 13 254 13 262 14 269 14 272 16 272 20 272 23 272 23 271 29 L 246 132 116 132 142 32 C 145 17 146 13 178 13 188 13 192 13 192 5 192 0 187 0 186 0 174 0 144 1 132 1 119 1 89 0 77 0 73 0 68 0 68 8 68 13 73 13 80 13 82 13 90 13 97 14 104 14 108 16 108 20 108 23 108 24 107 29 L 50 257 C 46 272 44 276 12 276 4 276 0 276 0 284 0 289 5 289 6 289 18 289 48 288 60 288 68 288 78 288 86 288 96 288 106 289 114 289 118 289 122 289 122 281 122 276 119 276 110 276 95 276 83 276 83 269 83 266 84 264 85 262 L 114 145 242 145 C 224 216 215 256 214 262 209 276 202 276 175 276 168 276 164 276 164 284 164 289 169 289 170 289 182 289 212 288 224 288 233 288 242 288 251 288 260 288 270 289 278 289 282 289 287 289 287 281 287 276 283 276 276 276 260 276 248 276 248 269 248 266 248 264 250 26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6"/><draw:equation draw:name="f7" draw:formula="?f4 / 289"/><draw:equation draw:name="f8" draw:formula="?f0 / ?f6"/><draw:equation draw:name="f9" draw:formula="?f1 / ?f6"/><draw:equation draw:name="f10" draw:formula="?f2 / ?f7"/><draw:equation draw:name="f11" draw:formula="?f3 / ?f7"/></draw:enhanced-geometry></draw:custom-shape><draw:custom-shape svg:x="0.16808in" svg:y="0in" svg:width="0.27254in" svg:height="0.16509in" draw:id="id111" draw:style-name="a111" draw:name="Freeform: Shape 113"><svg:title/><svg:desc/><text:p text:style-name="Normal"/><draw:enhanced-geometry draw:type="non-primitive" svg:viewBox="0 0 100 422" draw:enhanced-path="M 100 419 C 100 418 100 416 91 409 38 356 25 276 25 211 25 138 41 65 94 12 100 6 100 6 100 5 100 1 97 0 95 0 90 0 52 29 26 83 5 130 0 176 0 211 0 245 5 295 28 343 54 396 90 422 95 422 97 422 100 421 100 41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draw:equation draw:name="f7" draw:formula="?f4 / 422"/><draw:equation draw:name="f8" draw:formula="?f0 / ?f6"/><draw:equation draw:name="f9" draw:formula="?f1 / ?f6"/><draw:equation draw:name="f10" draw:formula="?f2 / ?f7"/><draw:equation draw:name="f11" draw:formula="?f3 / ?f7"/></draw:enhanced-geometry></draw:custom-shape><draw:custom-shape svg:x="0.21413in" svg:y="0.01453in" svg:width="0.27254in" svg:height="0.14356in" draw:id="id112" draw:style-name="a112" draw:name="Freeform: Shape 114"><svg:title/><svg:desc/><text:p text:style-name="Normal"/><draw:enhanced-geometry draw:type="non-primitive" svg:viewBox="0 0 174 366" draw:enhanced-path="M 174 16 C 174 7 168 0 158 0 149 0 136 10 136 23 136 31 142 37 151 37 163 37 174 26 174 16 Z M 89 301 C 80 334 60 358 36 358 34 358 28 358 20 353 32 350 40 340 40 331 40 324 35 316 23 316 12 316 0 325 0 341 0 358 17 366 37 366 67 366 107 344 118 302 L 156 148 C 158 139 158 133 158 132 158 108 140 92 119 92 76 92 52 154 52 158 52 162 56 162 56 162 61 162 61 162 65 154 76 127 95 102 118 102 124 102 132 103 132 121 132 131 131 136 128 14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4"/><draw:equation draw:name="f7" draw:formula="?f4 / 366"/><draw:equation draw:name="f8" draw:formula="?f0 / ?f6"/><draw:equation draw:name="f9" draw:formula="?f1 / ?f6"/><draw:equation draw:name="f10" draw:formula="?f2 / ?f7"/><draw:equation draw:name="f11" draw:formula="?f3 / ?f7"/></draw:enhanced-geometry></draw:custom-shape><draw:custom-shape svg:x="0.30309in" svg:y="0in" svg:width="0.27254in" svg:height="0.16509in" draw:id="id113" draw:style-name="a113" draw:name="Freeform: Shape 115"><svg:title/><svg:desc/><text:p text:style-name="Normal"/><draw:enhanced-geometry draw:type="non-primitive" svg:viewBox="0 0 100 422" draw:enhanced-path="M 100 211 C 100 179 95 127 71 79 46 28 8 0 5 0 1 0 0 1 0 5 0 6 0 6 8 14 50 56 74 124 74 211 74 284 59 359 6 412 0 416 0 418 0 419 0 421 1 422 5 422 8 422 47 394 72 341 94 294 100 247 100 21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draw:equation draw:name="f7" draw:formula="?f4 / 422"/><draw:equation draw:name="f8" draw:formula="?f0 / ?f6"/><draw:equation draw:name="f9" draw:formula="?f1 / ?f6"/><draw:equation draw:name="f10" draw:formula="?f2 / ?f7"/><draw:equation draw:name="f11" draw:formula="?f3 / ?f7"/></draw:enhanced-geometry></draw:custom-shape><draw:custom-shape svg:x="0.4137in" svg:y="0.06363in" svg:width="0.27254in" svg:height="0.09843in" draw:id="id114" draw:style-name="a114" draw:name="Freeform: Shape 116"><svg:title/><svg:desc/><text:p text:style-name="Normal"/><draw:enhanced-geometry draw:type="non-primitive" svg:viewBox="0 0 282 100" draw:enhanced-path="M 268 17 C 274 17 282 17 282 8 282 0 274 0 268 0 L 14 0 C 8 0 0 0 0 8 0 17 8 17 14 17 Z M 268 100 C 274 100 282 100 282 91 282 83 274 83 268 83 L 14 83 C 8 83 0 83 0 91 0 100 8 100 14 10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2"/><draw:equation draw:name="f7" draw:formula="?f4 / 100"/><draw:equation draw:name="f8" draw:formula="?f0 / ?f6"/><draw:equation draw:name="f9" draw:formula="?f1 / ?f6"/><draw:equation draw:name="f10" draw:formula="?f2 / ?f7"/><draw:equation draw:name="f11" draw:formula="?f3 / ?f7"/></draw:enhanced-geometry></draw:custom-shape><draw:custom-shape svg:x="0.58493in" svg:y="0.05185in" svg:width="0.27254in" svg:height="0.09843in" draw:id="id115" draw:style-name="a115" draw:name="Freeform: Shape 117"><svg:title/><svg:desc/><text:p text:style-name="Normal"/><draw:enhanced-geometry draw:type="non-primitive" svg:viewBox="0 0 347 192" draw:enhanced-path="M 25 162 C 24 169 22 179 22 181 22 188 28 192 34 192 38 192 46 188 49 180 49 180 54 160 58 149 L 66 110 C 68 102 72 92 73 83 76 76 79 62 79 61 85 48 108 10 148 10 167 10 170 25 170 40 170 49 168 61 164 74 L 152 124 144 156 C 143 164 139 179 139 181 139 188 145 192 151 192 164 192 167 181 170 168 176 144 192 83 196 66 197 60 220 10 265 10 283 10 288 24 288 40 288 64 270 112 262 134 258 144 257 149 257 157 257 178 271 192 292 192 331 192 347 131 347 127 347 122 343 122 342 122 337 122 337 124 335 131 329 152 316 182 292 182 284 182 282 179 282 169 282 158 286 148 289 139 298 116 316 70 316 46 316 18 299 0 266 0 235 0 214 19 198 41 197 36 196 22 184 11 174 2 160 0 149 0 112 0 90 28 83 37 82 13 64 0 44 0 25 0 17 17 13 24 6 40 0 64 0 65 0 70 5 70 5 70 10 70 10 70 12 60 19 30 28 10 43 10 50 10 56 13 56 29 56 37 55 42 49 6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7"/><draw:equation draw:name="f7" draw:formula="?f4 / 192"/><draw:equation draw:name="f8" draw:formula="?f0 / ?f6"/><draw:equation draw:name="f9" draw:formula="?f1 / ?f6"/><draw:equation draw:name="f10" draw:formula="?f2 / ?f7"/><draw:equation draw:name="f11" draw:formula="?f3 / ?f7"/></draw:enhanced-geometry></draw:custom-shape><draw:custom-shape svg:x="0.73214in" svg:y="0.05185in" svg:width="0.27254in" svg:height="0.09843in" draw:id="id116" draw:style-name="a116" draw:name="Freeform: Shape 118"><svg:title/><svg:desc/><text:p text:style-name="Normal"/><draw:enhanced-geometry draw:type="non-primitive" svg:viewBox="0 0 194 192" draw:enhanced-path="M 142 28 C 133 12 121 0 102 0 53 0 0 62 0 125 0 164 23 192 56 192 65 192 86 191 112 161 115 179 130 192 150 192 166 192 175 182 181 169 188 154 194 127 194 127 194 122 191 122 190 122 185 122 185 125 184 131 176 158 168 182 151 182 139 182 138 172 138 163 138 154 139 151 144 132 149 114 149 110 154 94 L 168 35 C 172 23 172 22 172 20 172 13 167 8 160 8 149 8 143 18 142 28 Z M 114 137 C 112 145 112 145 106 152 86 176 70 182 58 182 36 182 30 160 30 143 30 122 43 70 54 50 67 25 85 10 103 10 131 10 137 44 137 47 137 49 136 52 134 5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4"/><draw:equation draw:name="f7" draw:formula="?f4 / 192"/><draw:equation draw:name="f8" draw:formula="?f0 / ?f6"/><draw:equation draw:name="f9" draw:formula="?f1 / ?f6"/><draw:equation draw:name="f10" draw:formula="?f2 / ?f7"/><draw:equation draw:name="f11" draw:formula="?f3 / ?f7"/></draw:enhanced-geometry></draw:custom-shape><draw:custom-shape svg:x="0.81795in" svg:y="0.05185in" svg:width="0.27254in" svg:height="0.09843in" draw:id="id117" draw:style-name="a117" draw:name="Freeform: Shape 119"><svg:title/><svg:desc/><text:p text:style-name="Normal"/><draw:enhanced-geometry draw:type="non-primitive" svg:viewBox="0 0 211 192" draw:enhanced-path="M 130 60 C 132 48 142 10 172 10 174 10 184 10 192 14 181 17 173 28 173 37 173 44 176 53 188 53 198 53 211 44 211 28 211 6 186 0 172 0 148 0 132 23 127 32 116 5 94 0 82 0 37 0 13 55 13 65 13 70 17 70 18 70 22 70 23 68 24 65 38 20 66 10 80 10 89 10 103 13 103 37 103 50 96 79 80 139 74 166 59 182 41 182 37 182 28 182 19 178 30 175 40 167 40 155 40 143 30 139 23 139 11 139 0 151 0 164 0 184 22 192 40 192 68 192 83 162 84 160 90 175 104 192 131 192 174 192 198 138 198 127 198 122 194 122 193 122 190 122 188 125 187 127 174 173 145 182 131 182 114 182 108 169 108 155 108 145 110 137 115 11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1"/><draw:equation draw:name="f7" draw:formula="?f4 / 192"/><draw:equation draw:name="f8" draw:formula="?f0 / ?f6"/><draw:equation draw:name="f9" draw:formula="?f1 / ?f6"/><draw:equation draw:name="f10" draw:formula="?f2 / ?f7"/><draw:equation draw:name="f11" draw:formula="?f3 / ?f7"/></draw:enhanced-geometry></draw:custom-shape><draw:custom-shape svg:x="0.92108in" svg:y="0.07188in" svg:width="0.27254in" svg:height="0.09843in" draw:id="id118" draw:style-name="a118" draw:name="Freeform: Shape 120"><svg:title/><svg:desc/><text:p text:style-name="Normal"/><draw:enhanced-geometry draw:type="non-primitive" svg:viewBox="0 0 109 197" draw:enhanced-path="M 67 8 C 67 0 67 0 59 0 40 19 12 19 0 19 L 0 30 C 7 30 26 30 43 22 L 43 173 C 43 182 43 186 13 186 L 2 186 2 197 C 7 197 44 196 55 196 65 196 102 197 109 197 L 109 186 97 186 C 67 186 67 182 67 17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draw:equation draw:name="f7" draw:formula="?f4 / 197"/><draw:equation draw:name="f8" draw:formula="?f0 / ?f6"/><draw:equation draw:name="f9" draw:formula="?f1 / ?f6"/><draw:equation draw:name="f10" draw:formula="?f2 / ?f7"/><draw:equation draw:name="f11" draw:formula="?f3 / ?f7"/></draw:enhanced-geometry></draw:custom-shape><draw:custom-shape svg:x="0.98682in" svg:y="0.06952in" svg:width="0.27254in" svg:height="0.1012in" draw:id="id119" draw:style-name="a119" draw:name="Freeform: Shape 121"><svg:title/><svg:desc/><text:p text:style-name="Normal"/><draw:enhanced-geometry draw:type="non-primitive" svg:viewBox="0 0 200 259" draw:enhanced-path="M 194 16 C 198 13 200 11 200 7 200 4 198 0 193 0 193 0 192 0 188 1 L 7 89 C 1 91 0 94 0 97 0 100 1 102 7 104 L 187 191 C 192 193 193 193 193 193 198 193 200 190 200 186 200 181 197 180 194 179 L 24 97 Z M 188 259 C 193 259 200 259 200 252 200 244 194 244 188 244 L 12 244 C 7 244 0 244 0 252 0 259 7 259 12 25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draw:equation draw:name="f7" draw:formula="?f4 / 259"/><draw:equation draw:name="f8" draw:formula="?f0 / ?f6"/><draw:equation draw:name="f9" draw:formula="?f1 / ?f6"/><draw:equation draw:name="f10" draw:formula="?f2 / ?f7"/><draw:equation draw:name="f11" draw:formula="?f3 / ?f7"/></draw:enhanced-geometry></draw:custom-shape><draw:custom-shape svg:x="1.08365in" svg:y="0.07188in" svg:width="0.27254in" svg:height="0.09843in" draw:id="id120" draw:style-name="a120" draw:name="Freeform: Shape 122"><svg:title/><svg:desc/><text:p text:style-name="Normal"/><draw:enhanced-geometry draw:type="non-primitive" svg:viewBox="0 0 91 200" draw:enhanced-path="M 83 11 C 83 6 79 0 71 0 62 0 54 7 54 17 54 22 58 28 66 28 74 28 83 19 83 11 Z M 22 162 C 20 166 19 169 19 175 19 188 31 200 48 200 78 200 91 158 91 155 91 150 86 150 86 150 82 150 82 152 80 156 73 179 60 192 48 192 42 192 41 187 41 181 41 174 43 169 46 162 49 154 52 146 55 138 58 131 68 104 70 101 71 97 72 94 72 91 72 77 60 66 43 66 13 66 0 107 0 112 0 115 4 115 5 115 10 115 10 114 11 110 18 85 31 74 42 74 47 74 50 77 50 85 50 91 48 96 41 11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200"/><draw:equation draw:name="f8" draw:formula="?f0 / ?f6"/><draw:equation draw:name="f9" draw:formula="?f1 / ?f6"/><draw:equation draw:name="f10" draw:formula="?f2 / ?f7"/><draw:equation draw:name="f11" draw:formula="?f3 / ?f7"/></draw:enhanced-geometry></draw:custom-shape><draw:custom-shape svg:x="1.13797in" svg:y="0.08209in" svg:width="0.27254in" svg:height="0.09843in" draw:id="id121" draw:style-name="a121" draw:name="Freeform: Shape 123"><svg:title/><svg:desc/><text:p text:style-name="Normal"/><draw:enhanced-geometry draw:type="non-primitive" svg:viewBox="0 0 200 194" draw:enhanced-path="M 194 16 C 198 13 200 11 200 7 200 4 198 0 193 0 193 0 192 0 188 1 L 6 89 C 2 91 0 92 0 97 0 102 4 103 6 104 L 187 192 C 192 194 193 194 193 194 198 194 200 191 200 186 200 182 197 180 194 179 L 24 9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draw:equation draw:name="f7" draw:formula="?f4 / 194"/><draw:equation draw:name="f8" draw:formula="?f0 / ?f6"/><draw:equation draw:name="f9" draw:formula="?f1 / ?f6"/><draw:equation draw:name="f10" draw:formula="?f2 / ?f7"/><draw:equation draw:name="f11" draw:formula="?f3 / ?f7"/></draw:enhanced-geometry></draw:custom-shape><draw:custom-shape svg:x="1.22929in" svg:y="0.07188in" svg:width="0.27254in" svg:height="0.10051in" draw:id="id122" draw:style-name="a122" draw:name="Freeform: Shape 124"><svg:title/><svg:desc/><text:p text:style-name="Normal"/><draw:enhanced-geometry draw:type="non-primitive" svg:viewBox="0 0 131 257" draw:enhanced-path="M 131 11 C 131 6 127 0 119 0 110 0 102 8 102 17 102 22 106 28 114 28 122 28 131 20 131 11 Z M 67 211 C 62 232 47 248 29 248 25 248 22 248 18 247 26 244 29 236 29 232 29 224 23 221 17 221 7 221 0 229 0 239 0 250 12 257 30 257 47 257 83 246 91 210 L 119 104 C 119 101 120 98 120 94 120 78 106 66 88 66 55 66 36 107 36 112 36 115 40 115 41 115 44 115 44 114 47 109 54 92 70 74 88 74 95 74 97 79 97 89 97 92 96 96 96 9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257"/><draw:equation draw:name="f8" draw:formula="?f0 / ?f6"/><draw:equation draw:name="f9" draw:formula="?f1 / ?f6"/><draw:equation draw:name="f10" draw:formula="?f2 / ?f7"/><draw:equation draw:name="f11" draw:formula="?f3 / ?f7"/></draw:enhanced-geometry></draw:custom-shape><draw:custom-shape svg:x="1.34069in" svg:y="0.09898in" svg:width="0.27254in" svg:height="0.09843in" draw:id="id123" draw:style-name="a123" draw:name="Freeform: Shape 125"><svg:title/><svg:desc/><text:p text:style-name="Normal"/><draw:enhanced-geometry draw:type="non-primitive" svg:viewBox="0 0 35 128" draw:enhanced-path="M 35 17 C 35 7 26 0 18 0 7 0 0 8 0 17 0 28 8 35 18 35 28 35 35 26 35 17 Z M 35 112 C 35 101 26 94 18 94 7 94 0 102 0 112 0 121 8 128 18 128 28 128 35 120 35 11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draw:equation draw:name="f7" draw:formula="?f4 / 128"/><draw:equation draw:name="f8" draw:formula="?f0 / ?f6"/><draw:equation draw:name="f9" draw:formula="?f1 / ?f6"/><draw:equation draw:name="f10" draw:formula="?f2 / ?f7"/><draw:equation draw:name="f11" draw:formula="?f3 / ?f7"/></draw:enhanced-geometry></draw:custom-shape><draw:custom-shape svg:x="1.41115in" svg:y="0.06923in" svg:width="0.27254in" svg:height="0.09843in" draw:id="id124" draw:style-name="a124" draw:name="Freeform: Shape 126"><svg:title/><svg:desc/><text:p text:style-name="Normal"/><draw:enhanced-geometry draw:type="non-primitive" svg:viewBox="0 0 67 209" draw:enhanced-path="M 66 8 C 66 8 67 5 67 4 67 2 66 0 62 0 56 0 31 2 24 2 22 4 18 4 18 10 18 14 22 14 25 14 40 14 40 16 40 18 40 20 40 23 38 25 L 1 172 C 0 174 0 178 0 181 0 200 17 209 31 209 38 209 48 206 55 193 62 182 66 164 66 163 66 160 62 160 61 160 58 160 56 162 55 167 52 181 46 200 32 200 25 200 23 193 23 186 23 182 24 178 24 17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draw:equation draw:name="f7" draw:formula="?f4 / 209"/><draw:equation draw:name="f8" draw:formula="?f0 / ?f6"/><draw:equation draw:name="f9" draw:formula="?f1 / ?f6"/><draw:equation draw:name="f10" draw:formula="?f2 / ?f7"/><draw:equation draw:name="f11" draw:formula="?f3 / ?f7"/></draw:enhanced-geometry></draw:custom-shape><draw:custom-shape svg:x="1.45366in" svg:y="0.11053in" svg:width="0.27254in" svg:height="0.09843in" draw:id="id125" draw:style-name="a125" draw:name="Freeform: Shape 127"><svg:title/><svg:desc/><text:p text:style-name="Normal"/><draw:enhanced-geometry draw:type="non-primitive" svg:viewBox="0 0 76 144" draw:enhanced-path="M 65 10 C 65 4 61 0 56 0 50 0 43 6 43 13 43 19 48 22 52 22 59 22 65 16 65 10 Z M 76 112 C 76 108 72 108 71 108 67 108 67 109 66 113 62 125 53 137 42 137 37 137 35 133 35 128 35 125 36 122 38 118 40 114 42 109 43 107 43 104 52 85 55 77 56 73 58 70 58 66 58 56 48 48 35 48 12 48 0 76 0 80 0 84 4 84 5 84 8 84 8 83 10 79 14 65 24 55 34 55 37 55 40 58 40 64 40 64 40 67 38 71 37 74 28 97 25 104 23 108 23 109 20 116 19 119 18 122 18 126 18 137 28 144 41 144 64 144 76 116 76 11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draw:equation draw:name="f7" draw:formula="?f4 / 144"/><draw:equation draw:name="f8" draw:formula="?f0 / ?f6"/><draw:equation draw:name="f9" draw:formula="?f1 / ?f6"/><draw:equation draw:name="f10" draw:formula="?f2 / ?f7"/><draw:equation draw:name="f11" draw:formula="?f3 / ?f7"/></draw:enhanced-geometry></draw:custom-shape><draw:custom-shape svg:x="1.51074in" svg:y="0.08204in" svg:width="0.27254in" svg:height="0.09843in" draw:id="id126" draw:style-name="a126" draw:name="Freeform: Shape 128"><svg:title/><svg:desc/><text:p text:style-name="Normal"/><draw:enhanced-geometry draw:type="non-primitive" svg:viewBox="0 0 200 194" draw:enhanced-path="M 194 104 C 198 103 200 101 200 97 200 92 198 91 194 90 L 13 2 C 10 0 8 0 7 0 4 0 0 4 0 7 0 12 4 13 6 14 L 176 97 6 179 C 2 181 0 182 0 186 0 191 4 194 7 194 7 194 10 194 13 19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draw:equation draw:name="f7" draw:formula="?f4 / 194"/><draw:equation draw:name="f8" draw:formula="?f0 / ?f6"/><draw:equation draw:name="f9" draw:formula="?f1 / ?f6"/><draw:equation draw:name="f10" draw:formula="?f2 / ?f7"/><draw:equation draw:name="f11" draw:formula="?f3 / ?f7"/></draw:enhanced-geometry></draw:custom-shape><draw:custom-shape svg:x="1.60954in" svg:y="0.06909in" svg:width="0.27254in" svg:height="0.09843in" draw:id="id127" draw:style-name="a127" draw:name="Freeform: Shape 129"><svg:title/><svg:desc/><text:p text:style-name="Normal"/><draw:enhanced-geometry draw:type="non-primitive" svg:viewBox="0 0 67 209" draw:enhanced-path="M 66 8 C 66 8 67 5 67 4 67 2 66 0 62 0 56 0 31 2 24 2 22 4 18 4 18 10 18 14 22 14 25 14 40 14 40 16 40 18 40 20 40 23 38 25 L 1 172 C 0 174 0 178 0 181 0 200 17 209 31 209 38 209 48 206 55 193 62 182 66 164 66 163 66 160 62 160 61 160 58 160 56 162 55 167 52 181 46 200 32 200 25 200 23 193 23 186 23 182 24 178 24 17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draw:equation draw:name="f7" draw:formula="?f4 / 209"/><draw:equation draw:name="f8" draw:formula="?f0 / ?f6"/><draw:equation draw:name="f9" draw:formula="?f1 / ?f6"/><draw:equation draw:name="f10" draw:formula="?f2 / ?f7"/><draw:equation draw:name="f11" draw:formula="?f3 / ?f7"/></draw:enhanced-geometry></draw:custom-shape><draw:custom-shape svg:x="1.64732in" svg:y="0.1103in" svg:width="0.27254in" svg:height="0.09843in" draw:id="id128" draw:style-name="a128" draw:name="Freeform: Shape 130"><svg:title/><svg:desc/><text:p text:style-name="Normal"/><draw:enhanced-geometry draw:type="non-primitive" svg:viewBox="0 0 101 185" draw:enhanced-path="M 101 10 C 101 5 97 0 91 0 85 0 78 6 78 13 78 18 83 22 88 22 95 22 101 16 101 10 Z M 54 151 C 50 167 37 178 24 178 20 178 18 178 17 176 22 174 23 168 23 166 23 162 20 157 13 157 6 157 0 163 0 170 0 180 10 185 24 185 38 185 66 178 73 151 L 92 76 C 92 73 94 71 94 68 94 56 82 48 67 48 41 48 25 77 25 80 25 84 29 84 30 84 34 84 34 83 35 80 44 60 59 55 66 55 74 55 76 62 76 66 76 70 74 70 74 7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draw:equation draw:name="f7" draw:formula="?f4 / 185"/><draw:equation draw:name="f8" draw:formula="?f0 / ?f6"/><draw:equation draw:name="f9" draw:formula="?f1 / ?f6"/><draw:equation draw:name="f10" draw:formula="?f2 / ?f7"/><draw:equation draw:name="f11" draw:formula="?f3 / ?f7"/></draw:enhanced-geometry></draw:custom-shape><draw:custom-shape svg:x="1.71896in" svg:y="0.13621in" svg:width="0.27254in" svg:height="0.09843in" draw:id="id129" draw:style-name="a129" draw:name="Freeform: Shape 131"><svg:title/><svg:desc/><text:p text:style-name="Normal"/><draw:enhanced-geometry draw:type="non-primitive" svg:viewBox="0 0 38 92" draw:enhanced-path="M 30 30 C 30 46 28 65 6 84 5 85 5 86 5 88 5 90 7 92 8 92 13 92 38 68 38 32 38 14 31 0 17 0 7 0 0 7 0 17 0 26 7 35 18 35 25 35 30 30 30 3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draw:equation draw:name="f7" draw:formula="?f4 / 92"/><draw:equation draw:name="f8" draw:formula="?f0 / ?f6"/><draw:equation draw:name="f9" draw:formula="?f1 / ?f6"/><draw:equation draw:name="f10" draw:formula="?f2 / ?f7"/><draw:equation draw:name="f11" draw:formula="?f3 / ?f7"/></draw:enhanced-geometry></draw:custom-shape><draw:custom-shape svg:x="1.78313in" svg:y="0.09817in" svg:width="0.27254in" svg:height="0.09843in" draw:id="id130" draw:style-name="a130" draw:name="Freeform: Shape 132"><svg:title/><svg:desc/><text:p text:style-name="Normal"/><draw:enhanced-geometry draw:type="non-primitive" svg:viewBox="0 0 166 188" draw:enhanced-path="M 23 167 C 20 175 20 178 8 178 4 178 0 178 0 185 0 187 2 188 4 188 12 188 22 187 30 187 40 187 52 188 61 188 64 188 67 187 67 182 67 178 62 178 59 178 53 178 44 178 44 174 44 173 47 166 48 161 52 145 55 128 59 116 62 122 72 134 90 134 126 134 166 94 166 49 166 14 142 0 121 0 103 0 88 12 79 20 74 4 58 0 48 0 37 0 30 7 25 16 19 26 14 43 14 46 14 49 18 49 19 49 24 49 24 48 26 41 30 23 36 8 48 8 55 8 58 14 58 23 58 26 56 30 56 31 Z M 79 36 C 96 13 110 8 120 8 132 8 142 17 142 37 142 49 136 79 127 97 119 112 104 126 90 126 68 126 64 103 64 100 64 98 64 96 64 9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6"/><draw:equation draw:name="f7" draw:formula="?f4 / 188"/><draw:equation draw:name="f8" draw:formula="?f0 / ?f6"/><draw:equation draw:name="f9" draw:formula="?f1 / ?f6"/><draw:equation draw:name="f10" draw:formula="?f2 / ?f7"/><draw:equation draw:name="f11" draw:formula="?f3 / ?f7"/></draw:enhanced-geometry></draw:custom-shape><draw:custom-shape svg:x="1.8591in" svg:y="0.11034in" svg:width="0.27254in" svg:height="0.09843in" draw:id="id131" draw:style-name="a131" draw:name="Freeform: Shape 133"><svg:title/><svg:desc/><text:p text:style-name="Normal"/><draw:enhanced-geometry draw:type="non-primitive" svg:viewBox="0 0 76 144" draw:enhanced-path="M 65 10 C 65 4 61 0 56 0 50 0 43 6 43 13 43 19 48 22 52 22 59 22 65 16 65 10 Z M 76 112 C 76 108 72 108 71 108 67 108 67 109 66 113 62 125 53 137 42 137 37 137 35 133 35 128 35 125 36 122 38 118 40 114 42 109 43 107 43 104 52 85 55 77 56 73 58 70 58 66 58 56 48 48 35 48 12 48 0 76 0 80 0 84 4 84 5 84 8 84 8 83 10 79 14 65 24 55 34 55 37 55 40 58 40 64 40 64 40 67 38 71 37 74 28 97 25 104 23 108 23 109 20 116 19 119 18 122 18 126 18 137 28 144 41 144 64 144 76 116 76 11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draw:equation draw:name="f7" draw:formula="?f4 / 144"/><draw:equation draw:name="f8" draw:formula="?f0 / ?f6"/><draw:equation draw:name="f9" draw:formula="?f1 / ?f6"/><draw:equation draw:name="f10" draw:formula="?f2 / ?f7"/><draw:equation draw:name="f11" draw:formula="?f3 / ?f7"/></draw:enhanced-geometry></draw:custom-shape><draw:custom-shape svg:x="1.91696in" svg:y="0.08207in" svg:width="0.27254in" svg:height="0.09843in" draw:id="id132" draw:style-name="a132" draw:name="Freeform: Shape 134"><svg:title/><svg:desc/><text:p text:style-name="Normal"/><draw:enhanced-geometry draw:type="non-primitive" svg:viewBox="0 0 200 194" draw:enhanced-path="M 194 104 C 198 103 200 101 200 97 200 92 198 91 194 90 L 13 2 C 10 0 8 0 7 0 4 0 0 4 0 7 0 12 4 13 6 14 L 176 97 6 179 C 2 181 0 182 0 186 0 191 4 194 7 194 7 194 10 194 13 19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draw:equation draw:name="f7" draw:formula="?f4 / 194"/><draw:equation draw:name="f8" draw:formula="?f0 / ?f6"/><draw:equation draw:name="f9" draw:formula="?f1 / ?f6"/><draw:equation draw:name="f10" draw:formula="?f2 / ?f7"/><draw:equation draw:name="f11" draw:formula="?f3 / ?f7"/></draw:enhanced-geometry></draw:custom-shape><draw:custom-shape svg:x="2.00789in" svg:y="0.09817in" svg:width="0.27254in" svg:height="0.09843in" draw:id="id133" draw:style-name="a133" draw:name="Freeform: Shape 135"><svg:title/><svg:desc/><text:p text:style-name="Normal"/><draw:enhanced-geometry draw:type="non-primitive" svg:viewBox="0 0 166 188" draw:enhanced-path="M 23 167 C 20 175 20 178 8 178 4 178 0 178 0 185 0 187 2 188 4 188 12 188 22 187 30 187 40 187 52 188 61 188 64 188 67 187 67 182 67 178 62 178 59 178 53 178 44 178 44 174 44 173 47 166 48 161 52 145 55 128 59 116 62 122 72 134 90 134 126 134 166 94 166 49 166 14 142 0 121 0 103 0 88 12 79 20 74 4 58 0 48 0 37 0 30 7 25 16 19 26 14 43 14 46 14 49 18 49 19 49 24 49 24 48 26 41 30 23 36 8 48 8 55 8 58 14 58 23 58 26 56 30 56 31 Z M 79 36 C 96 13 110 8 120 8 132 8 142 17 142 37 142 49 136 79 127 97 119 112 104 126 90 126 68 126 64 103 64 100 64 98 64 96 64 9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6"/><draw:equation draw:name="f7" draw:formula="?f4 / 188"/><draw:equation draw:name="f8" draw:formula="?f0 / ?f6"/><draw:equation draw:name="f9" draw:formula="?f1 / ?f6"/><draw:equation draw:name="f10" draw:formula="?f2 / ?f7"/><draw:equation draw:name="f11" draw:formula="?f3 / ?f7"/></draw:enhanced-geometry></draw:custom-shape><draw:custom-shape svg:x="2.07992in" svg:y="0.11034in" svg:width="0.27254in" svg:height="0.09843in" draw:id="id134" draw:style-name="a134" draw:name="Freeform: Shape 136"><svg:title/><svg:desc/><text:p text:style-name="Normal"/><draw:enhanced-geometry draw:type="non-primitive" svg:viewBox="0 0 101 185" draw:enhanced-path="M 101 10 C 101 5 97 0 91 0 85 0 78 6 78 13 78 18 83 22 88 22 95 22 101 16 101 10 Z M 54 151 C 50 167 37 178 24 178 20 178 18 178 17 176 22 174 23 168 23 166 23 162 20 157 13 157 6 157 0 163 0 170 0 180 10 185 24 185 38 185 66 178 73 151 L 92 76 C 92 73 94 71 94 68 94 56 82 48 67 48 41 48 25 77 25 80 25 84 29 84 30 84 34 84 34 83 35 80 44 60 59 55 66 55 74 55 76 62 76 66 76 70 74 70 74 7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draw:equation draw:name="f7" draw:formula="?f4 / 185"/><draw:equation draw:name="f8" draw:formula="?f0 / ?f6"/><draw:equation draw:name="f9" draw:formula="?f1 / ?f6"/><draw:equation draw:name="f10" draw:formula="?f2 / ?f7"/><draw:equation draw:name="f11" draw:formula="?f3 / ?f7"/></draw:enhanced-geometry></draw:custom-shape><draw:custom-shape svg:x="2.15865in" svg:y="0in" svg:width="0.27254in" svg:height="0.16509in" draw:id="id135" draw:style-name="a135" draw:name="Freeform: Shape 137"><svg:title/><svg:desc/><text:p text:style-name="Normal"/><draw:enhanced-geometry draw:type="non-primitive" svg:viewBox="0 0 151 422" draw:enhanced-path="M 90 56 C 90 40 101 12 148 10 149 8 151 7 151 5 151 0 148 0 143 0 101 0 61 22 61 53 L 61 149 C 61 166 61 179 44 193 29 205 13 206 4 206 1 208 0 209 0 211 0 216 2 216 7 216 35 218 55 233 60 253 61 258 61 259 61 275 L 61 359 C 61 376 61 390 82 406 98 419 126 422 143 422 148 422 151 422 151 419 151 414 149 414 144 414 118 412 96 398 91 377 90 373 90 372 90 356 L 90 268 C 90 248 86 241 73 228 64 220 52 215 40 211 74 202 90 182 90 15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draw:equation draw:name="f7" draw:formula="?f4 / 422"/><draw:equation draw:name="f8" draw:formula="?f0 / ?f6"/><draw:equation draw:name="f9" draw:formula="?f1 / ?f6"/><draw:equation draw:name="f10" draw:formula="?f2 / ?f7"/><draw:equation draw:name="f11" draw:formula="?f3 / ?f7"/></draw:enhanced-geometry></draw:custom-shape><draw:custom-shape svg:x="2.23619in" svg:y="0.01139in" svg:width="0.27254in" svg:height="0.11301in" draw:id="id136" draw:style-name="a136" draw:name="Freeform: Shape 138"><svg:title/><svg:desc/><text:p text:style-name="Normal"/><draw:enhanced-geometry draw:type="non-primitive" svg:viewBox="0 0 356 289" draw:enhanced-path="M 306 32 C 310 17 311 13 342 13 353 13 356 13 356 5 356 0 352 0 350 0 338 0 308 1 296 1 284 1 254 0 241 0 239 0 234 0 234 8 234 13 238 13 246 13 246 13 254 13 262 14 269 14 272 16 272 20 272 23 272 23 271 29 L 246 132 116 132 142 32 C 145 17 146 13 178 13 188 13 192 13 192 5 192 0 187 0 186 0 174 0 144 1 132 1 119 1 89 0 77 0 73 0 68 0 68 8 68 13 73 13 80 13 82 13 90 13 97 14 104 14 108 16 108 20 108 23 108 24 107 29 L 50 257 C 46 272 44 276 12 276 4 276 0 276 0 284 0 289 5 289 6 289 18 289 48 288 60 288 68 288 78 288 86 288 96 288 106 289 114 289 118 289 122 289 122 281 122 276 119 276 110 276 95 276 83 276 83 269 83 266 84 264 85 262 L 114 145 242 145 C 224 216 215 256 214 262 209 276 202 276 175 276 168 276 164 276 164 284 164 289 169 289 170 289 182 289 212 288 224 288 233 288 242 288 251 288 260 288 270 289 278 289 282 289 287 289 287 281 287 276 283 276 276 276 260 276 248 276 248 269 248 266 248 264 250 26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6"/><draw:equation draw:name="f7" draw:formula="?f4 / 289"/><draw:equation draw:name="f8" draw:formula="?f0 / ?f6"/><draw:equation draw:name="f9" draw:formula="?f1 / ?f6"/><draw:equation draw:name="f10" draw:formula="?f2 / ?f7"/><draw:equation draw:name="f11" draw:formula="?f3 / ?f7"/></draw:enhanced-geometry></draw:custom-shape><draw:custom-shape svg:x="2.39758in" svg:y="0in" svg:width="0.27254in" svg:height="0.16509in" draw:id="id137" draw:style-name="a137" draw:name="Freeform: Shape 139"><svg:title/><svg:desc/><text:p text:style-name="Normal"/><draw:enhanced-geometry draw:type="non-primitive" svg:viewBox="0 0 100 422" draw:enhanced-path="M 100 419 C 100 418 100 416 91 409 38 356 25 276 25 211 25 138 41 65 94 12 100 6 100 6 100 5 100 1 97 0 95 0 90 0 52 29 26 83 5 130 0 176 0 211 0 245 5 295 28 343 54 396 90 422 95 422 97 422 100 421 100 41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draw:equation draw:name="f7" draw:formula="?f4 / 422"/><draw:equation draw:name="f8" draw:formula="?f0 / ?f6"/><draw:equation draw:name="f9" draw:formula="?f1 / ?f6"/><draw:equation draw:name="f10" draw:formula="?f2 / ?f7"/><draw:equation draw:name="f11" draw:formula="?f3 / ?f7"/></draw:enhanced-geometry></draw:custom-shape><draw:custom-shape svg:x="2.45072in" svg:y="0.01453in" svg:width="0.27254in" svg:height="0.11093in" draw:id="id138" draw:style-name="a138" draw:name="Freeform: Shape 140"><svg:title/><svg:desc/><text:p text:style-name="Normal"/><draw:enhanced-geometry draw:type="non-primitive" svg:viewBox="0 0 113 284" draw:enhanced-path="M 109 16 C 109 7 103 0 92 0 82 0 70 11 70 23 70 30 76 37 86 37 96 37 109 28 109 16 Z M 77 174 C 82 162 82 161 85 150 89 142 91 136 91 127 91 108 78 92 56 92 16 92 0 154 0 158 0 162 5 162 5 162 10 162 10 161 12 155 24 115 41 102 55 102 59 102 66 102 66 115 66 125 62 133 61 138 58 149 38 198 31 216 28 227 22 241 22 250 22 270 36 284 56 284 97 284 113 223 113 220 113 215 109 215 108 215 103 215 103 216 101 223 94 250 79 275 58 275 50 275 47 271 47 262 47 251 50 245 60 21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284"/><draw:equation draw:name="f8" draw:formula="?f0 / ?f6"/><draw:equation draw:name="f9" draw:formula="?f1 / ?f6"/><draw:equation draw:name="f10" draw:formula="?f2 / ?f7"/><draw:equation draw:name="f11" draw:formula="?f3 / ?f7"/></draw:enhanced-geometry></draw:custom-shape><draw:custom-shape svg:x="2.51252in" svg:y="0in" svg:width="0.27254in" svg:height="0.16509in" draw:id="id139" draw:style-name="a139" draw:name="Freeform: Shape 141"><svg:title/><svg:desc/><text:p text:style-name="Normal"/><draw:enhanced-geometry draw:type="non-primitive" svg:viewBox="0 0 100 422" draw:enhanced-path="M 100 211 C 100 179 95 127 71 79 46 28 8 0 5 0 1 0 0 1 0 5 0 6 0 6 8 14 50 56 74 124 74 211 74 284 59 359 6 412 0 416 0 418 0 419 0 421 1 422 5 422 8 422 47 394 72 341 94 294 100 247 100 21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draw:equation draw:name="f7" draw:formula="?f4 / 422"/><draw:equation draw:name="f8" draw:formula="?f0 / ?f6"/><draw:equation draw:name="f9" draw:formula="?f1 / ?f6"/><draw:equation draw:name="f10" draw:formula="?f2 / ?f7"/><draw:equation draw:name="f11" draw:formula="?f3 / ?f7"/></draw:enhanced-geometry></draw:custom-shape><draw:custom-shape svg:x="2.57943in" svg:y="0in" svg:width="0.27254in" svg:height="0.16509in" draw:id="id140" draw:style-name="a140" draw:name="Freeform: Shape 142"><svg:title/><svg:desc/><text:p text:style-name="Normal"/><draw:enhanced-geometry draw:type="non-primitive" svg:viewBox="0 0 151 422" draw:enhanced-path="M 61 367 C 61 384 50 410 4 414 1 414 0 415 0 419 0 422 5 422 8 422 49 422 89 402 90 370 L 90 274 C 90 257 90 244 107 229 121 217 138 216 148 216 149 216 151 214 151 211 151 208 149 208 144 206 116 205 96 190 91 169 90 164 90 163 90 149 L 90 65 C 90 47 90 34 70 17 53 5 23 0 8 0 5 0 0 0 0 5 0 8 2 8 7 10 34 11 54 24 60 46 61 50 61 50 61 66 L 61 155 C 61 174 65 181 78 194 88 204 100 208 112 211 77 221 61 241 61 26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draw:equation draw:name="f7" draw:formula="?f4 / 422"/><draw:equation draw:name="f8" draw:formula="?f0 / ?f6"/><draw:equation draw:name="f9" draw:formula="?f1 / ?f6"/><draw:equation draw:name="f10" draw:formula="?f2 / ?f7"/><draw:equation draw:name="f11" draw:formula="?f3 / ?f7"/></draw:enhanced-geometry></draw:custom-shape><draw:custom-shape svg:x="2.69673in" svg:y="0.02827in" svg:width="0.27254in" svg:height="0.11023in" draw:id="id141" draw:style-name="a141" draw:name="Freeform: Shape 143"><svg:title/><svg:desc/><text:p text:style-name="Normal"/><draw:enhanced-geometry draw:type="non-primitive" svg:viewBox="0 0 282 282" draw:enhanced-path="M 150 150 L 268 150 C 274 150 282 150 282 142 282 132 274 132 268 132 L 150 132 150 14 C 150 8 150 0 142 0 132 0 132 8 132 14 L 132 132 14 132 C 8 132 0 132 0 142 0 150 8 150 14 150 L 132 150 132 268 C 132 274 132 282 142 282 150 282 150 274 150 26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2"/><draw:equation draw:name="f7" draw:formula="?f4 / 282"/><draw:equation draw:name="f8" draw:formula="?f0 / ?f6"/><draw:equation draw:name="f9" draw:formula="?f1 / ?f6"/><draw:equation draw:name="f10" draw:formula="?f2 / ?f7"/><draw:equation draw:name="f11" draw:formula="?f3 / ?f7"/></draw:enhanced-geometry></draw:custom-shape><draw:custom-shape svg:x="2.86245in" svg:y="0.01021in" svg:width="0.27254in" svg:height="0.11648in" draw:id="id142" draw:style-name="a142" draw:name="Freeform: Shape 144"><svg:title/><svg:desc/><text:p text:style-name="Normal"/><draw:enhanced-geometry draw:type="non-primitive" svg:viewBox="0 0 209 299" draw:enhanced-path="M 98 5 C 98 5 98 0 92 0 83 0 52 4 41 5 37 5 34 5 34 13 34 18 37 18 43 18 64 18 65 20 65 25 L 64 34 1 277 C 0 283 0 284 0 287 0 296 8 299 12 299 19 299 26 294 28 288 L 36 256 46 217 C 48 208 50 198 53 188 54 186 56 173 58 170 59 166 72 143 86 131 96 124 108 116 127 116 145 116 150 131 150 145 150 168 133 215 124 240 120 251 118 256 118 264 118 283 133 299 152 299 192 299 209 236 209 233 209 229 204 229 203 229 199 229 199 230 197 236 191 259 176 289 154 289 146 289 143 284 143 275 143 265 148 254 151 245 157 227 176 176 176 152 176 125 160 107 128 107 101 107 82 120 65 13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draw:equation draw:name="f7" draw:formula="?f4 / 299"/><draw:equation draw:name="f8" draw:formula="?f0 / ?f6"/><draw:equation draw:name="f9" draw:formula="?f1 / ?f6"/><draw:equation draw:name="f10" draw:formula="?f2 / ?f7"/><draw:equation draw:name="f11" draw:formula="?f3 / ?f7"/></draw:enhanced-geometry></draw:custom-shape><draw:custom-shape svg:x="2.94975in" svg:y="0.07186in" svg:width="0.27254in" svg:height="0.10051in" draw:id="id143" draw:style-name="a143" draw:name="Freeform: Shape 145"><svg:title/><svg:desc/><text:p text:style-name="Normal"/><draw:enhanced-geometry draw:type="non-primitive" svg:viewBox="0 0 131 257" draw:enhanced-path="M 131 11 C 131 6 127 0 119 0 110 0 102 8 102 17 102 22 106 28 114 28 122 28 131 20 131 11 Z M 67 211 C 62 232 47 248 29 248 25 248 22 248 18 247 26 244 29 236 29 232 29 224 23 221 17 221 7 221 0 229 0 239 0 250 12 257 30 257 47 257 83 246 91 210 L 119 104 C 119 101 120 98 120 94 120 78 106 66 88 66 55 66 36 107 36 112 36 115 40 115 41 115 44 115 44 114 47 109 54 92 70 74 88 74 95 74 97 79 97 89 97 92 96 96 96 9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257"/><draw:equation draw:name="f8" draw:formula="?f0 / ?f6"/><draw:equation draw:name="f9" draw:formula="?f1 / ?f6"/><draw:equation draw:name="f10" draw:formula="?f2 / ?f7"/><draw:equation draw:name="f11" draw:formula="?f3 / ?f7"/></draw:enhanced-geometry></draw:custom-shape><draw:custom-shape svg:x="3.03419in" svg:y="0.1072in" svg:width="0.27254in" svg:height="0.09843in" draw:id="id144" draw:style-name="a144" draw:name="Freeform: Shape 146"><svg:title/><svg:desc/><text:p text:style-name="Normal"/><draw:enhanced-geometry draw:type="non-primitive" svg:viewBox="0 0 46 46" draw:enhanced-path="M 46 23 C 46 11 36 0 23 0 11 0 0 11 0 23 0 36 11 46 23 46 36 46 46 36 46 2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46"/><draw:equation draw:name="f8" draw:formula="?f0 / ?f6"/><draw:equation draw:name="f9" draw:formula="?f1 / ?f6"/><draw:equation draw:name="f10" draw:formula="?f2 / ?f7"/><draw:equation draw:name="f11" draw:formula="?f3 / ?f7"/></draw:enhanced-geometry></draw:custom-shape></draw:g></text:p>
      <text:p text:style-name="Textbody"><text:span text:style-name="T78">Pour un exemplaire à<text:s/></text:span><draw:g draw:name="Group 147" draw:id="id148" draw:style-name="a148" text:anchor-type="as-char"><svg:title>TexMaths</svg:title><svg:desc>12§display§$n$ §svg§600§FALSE§</svg:desc><draw:custom-shape svg:x="0in" svg:y="0.00195in" svg:width="0.27254in" svg:height="0.09843in" draw:id="id146" draw:style-name="a146" draw:name="Freeform: Shape 148"><svg:title/><svg:desc/><text:p text:style-name="Normal"/><draw:enhanced-geometry draw:type="non-primitive" svg:viewBox="0 0 235 181" draw:enhanced-path="M 117 181 L 0 181 0 0 235 0 235 18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5"/><draw:equation draw:name="f7" draw:formula="?f4 / 181"/><draw:equation draw:name="f8" draw:formula="?f0 / ?f6"/><draw:equation draw:name="f9" draw:formula="?f1 / ?f6"/><draw:equation draw:name="f10" draw:formula="?f2 / ?f7"/><draw:equation draw:name="f11" draw:formula="?f3 / ?f7"/></draw:enhanced-geometry></draw:custom-shape><draw:custom-shape svg:x="0.00511in" svg:y="0in" svg:width="0.27254in" svg:height="0.09843in" draw:id="id147" draw:style-name="a147" draw:name="Freeform: Shape 149"><svg:title/><svg:desc/><text:p text:style-name="Normal"/><draw:enhanced-geometry draw:type="non-primitive" svg:viewBox="0 0 213 186" draw:enhanced-path="M 34 42 L 34 154 C 34 173 29 173 0 173 L 0 186 C 14 186 36 185 48 185 59 185 81 186 96 186 L 96 173 C 67 173 62 173 62 154 L 62 76 C 62 33 92 10 120 10 146 10 151 32 151 56 L 151 154 C 151 173 146 173 117 173 L 117 186 C 133 186 155 185 165 185 176 185 199 186 213 186 L 213 173 C 191 173 181 173 180 161 L 180 80 C 180 44 180 31 167 16 161 8 147 0 122 0 91 0 72 18 60 44 L 60 0 0 5 0 18 C 30 18 34 20 34 4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3"/><draw:equation draw:name="f7" draw:formula="?f4 / 186"/><draw:equation draw:name="f8" draw:formula="?f0 / ?f6"/><draw:equation draw:name="f9" draw:formula="?f1 / ?f6"/><draw:equation draw:name="f10" draw:formula="?f2 / ?f7"/><draw:equation draw:name="f11" draw:formula="?f3 / ?f7"/></draw:enhanced-geometry></draw:custom-shape></draw:g><text:span text:style-name="T79">blocs la solution se trouve à<text:s/></text:span><draw:g draw:name="Group 150" draw:id="id163" draw:style-name="a163" text:anchor-type="as-char"><svg:title>TexMaths</svg:title><svg:desc>12§display§$\max_{1 \leq j \leq 3n} H(j)$§svg§600§FALSE§</svg:desc><draw:custom-shape svg:x="0in" svg:y="0in" svg:width="0.27254in" svg:height="0.17134in" draw:id="id149" draw:style-name="a149" draw:name="Freeform: Shape 151"><svg:title/><svg:desc/><text:p text:style-name="Normal"/><draw:enhanced-geometry draw:type="non-primitive" svg:viewBox="0 0 3017 437" draw:enhanced-path="M 1508 437 L 0 437 0 0 3017 0 3017 43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7"/><draw:equation draw:name="f7" draw:formula="?f4 / 437"/><draw:equation draw:name="f8" draw:formula="?f0 / ?f6"/><draw:equation draw:name="f9" draw:formula="?f1 / ?f6"/><draw:equation draw:name="f10" draw:formula="?f2 / ?f7"/><draw:equation draw:name="f11" draw:formula="?f3 / ?f7"/></draw:enhanced-geometry></draw:custom-shape><draw:custom-shape svg:x="0.00512in" svg:y="0.05063in" svg:width="0.27254in" svg:height="0.09843in" draw:id="id150" draw:style-name="a150" draw:name="Freeform: Shape 152"><svg:title/><svg:desc/><text:p text:style-name="Normal"/><draw:enhanced-geometry draw:type="non-primitive" svg:viewBox="0 0 330 187" draw:enhanced-path="M 34 42 L 34 154 C 34 174 29 174 0 174 L 0 187 C 14 187 36 186 48 186 59 186 80 187 95 187 L 95 174 C 67 174 62 174 62 154 L 62 77 C 62 34 92 10 119 10 146 10 151 32 151 56 L 151 154 C 151 174 146 174 118 174 L 118 187 C 132 187 154 186 166 186 176 186 198 187 212 187 L 212 174 C 185 174 180 174 180 154 L 180 77 C 180 34 210 10 238 10 264 10 269 32 269 56 L 269 154 C 269 174 264 174 235 174 L 235 187 C 250 187 271 186 283 186 294 186 316 187 330 187 L 330 174 C 308 174 298 174 298 162 L 298 80 C 298 44 298 31 284 16 278 8 264 0 240 0 204 0 186 25 179 42 173 5 142 0 122 0 91 0 72 18 60 44 L 60 0 0 5 0 18 C 30 18 34 20 34 4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draw:equation draw:name="f7" draw:formula="?f4 / 187"/><draw:equation draw:name="f8" draw:formula="?f0 / ?f6"/><draw:equation draw:name="f9" draw:formula="?f1 / ?f6"/><draw:equation draw:name="f10" draw:formula="?f2 / ?f7"/><draw:equation draw:name="f11" draw:formula="?f3 / ?f7"/></draw:enhanced-geometry></draw:custom-shape><draw:custom-shape svg:x="0.14566in" svg:y="0.04789in" svg:width="0.27254in" svg:height="0.09843in" draw:id="id151" draw:style-name="a151" draw:name="Freeform: Shape 153"><svg:title/><svg:desc/><text:p text:style-name="Normal"/><draw:enhanced-geometry draw:type="non-primitive" svg:viewBox="0 0 192 194" draw:enhanced-path="M 124 158 C 125 175 137 193 157 193 166 193 192 187 192 152 L 192 128 181 128 181 152 C 181 176 170 180 166 180 151 180 150 160 150 158 L 150 73 C 150 55 150 40 134 23 118 7 97 0 77 0 42 0 12 20 12 48 12 61 20 68 32 68 43 68 52 60 52 48 52 43 49 29 30 29 41 14 62 10 76 10 96 10 120 26 120 63 L 120 79 C 98 80 70 81 42 95 11 109 0 130 0 150 0 183 41 194 68 194 96 194 115 177 124 158 Z M 120 89 L 120 130 C 120 171 90 186 71 186 50 186 32 170 32 148 32 126 50 91 120 8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2"/><draw:equation draw:name="f7" draw:formula="?f4 / 194"/><draw:equation draw:name="f8" draw:formula="?f0 / ?f6"/><draw:equation draw:name="f9" draw:formula="?f1 / ?f6"/><draw:equation draw:name="f10" draw:formula="?f2 / ?f7"/><draw:equation draw:name="f11" draw:formula="?f3 / ?f7"/></draw:enhanced-geometry></draw:custom-shape><draw:custom-shape svg:x="0.22362in" svg:y="0.05103in" svg:width="0.27254in" svg:height="0.09843in" draw:id="id152" draw:style-name="a152" draw:name="Freeform: Shape 154"><svg:title/><svg:desc/><text:p text:style-name="Normal"/><draw:enhanced-geometry draw:type="non-primitive" svg:viewBox="0 0 214 182" draw:enhanced-path="M 116 83 C 130 67 145 47 156 35 169 20 186 13 206 13 L 206 0 C 196 1 182 1 172 1 158 1 136 0 131 0 L 131 13 C 139 14 143 19 143 26 143 34 139 38 137 41 L 110 74 77 31 C 73 28 73 26 73 24 73 18 79 13 89 13 L 89 0 C 77 0 49 1 42 1 34 1 13 1 2 0 L 2 13 C 32 13 32 13 52 40 L 94 93 54 144 C 34 169 8 170 0 170 L 0 182 C 11 182 24 181 35 181 48 181 65 182 76 182 L 76 170 C 66 168 64 163 64 157 64 147 76 133 101 103 L 133 145 C 137 150 143 157 143 159 143 163 139 169 127 170 L 127 182 C 140 182 163 181 173 181 185 181 202 182 214 182 L 214 170 C 191 170 184 169 174 15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4"/><draw:equation draw:name="f7" draw:formula="?f4 / 182"/><draw:equation draw:name="f8" draw:formula="?f0 / ?f6"/><draw:equation draw:name="f9" draw:formula="?f1 / ?f6"/><draw:equation draw:name="f10" draw:formula="?f2 / ?f7"/><draw:equation draw:name="f11" draw:formula="?f3 / ?f7"/></draw:enhanced-geometry></draw:custom-shape><draw:custom-shape svg:x="0.32164in" svg:y="0.07144in" svg:width="0.27254in" svg:height="0.09843in" draw:id="id153" draw:style-name="a153" draw:name="Freeform: Shape 155"><svg:title/><svg:desc/><text:p text:style-name="Normal"/><draw:enhanced-geometry draw:type="non-primitive" svg:viewBox="0 0 109 196" draw:enhanced-path="M 67 8 C 67 0 67 0 59 0 40 19 12 19 0 19 L 0 30 C 7 30 26 30 43 22 L 43 172 C 43 182 43 186 13 186 L 2 186 2 196 C 7 196 44 195 55 195 65 195 102 196 109 196 L 109 186 97 186 C 67 186 67 182 67 17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draw:equation draw:name="f7" draw:formula="?f4 / 196"/><draw:equation draw:name="f8" draw:formula="?f0 / ?f6"/><draw:equation draw:name="f9" draw:formula="?f1 / ?f6"/><draw:equation draw:name="f10" draw:formula="?f2 / ?f7"/><draw:equation draw:name="f11" draw:formula="?f3 / ?f7"/></draw:enhanced-geometry></draw:custom-shape><draw:custom-shape svg:x="0.38778in" svg:y="0.0683in" svg:width="0.27254in" svg:height="0.1012in" draw:id="id154" draw:style-name="a154" draw:name="Freeform: Shape 156"><svg:title/><svg:desc/><text:p text:style-name="Normal"/><draw:enhanced-geometry draw:type="non-primitive" svg:viewBox="0 0 200 259" draw:enhanced-path="M 194 16 C 198 13 200 11 200 7 200 4 198 0 193 0 193 0 192 0 188 1 L 7 89 C 1 91 0 93 0 97 0 99 1 102 7 104 L 187 190 C 192 193 193 193 193 193 198 193 200 189 200 186 200 181 197 180 194 178 L 24 97 Z M 188 259 C 193 259 200 259 200 251 200 243 194 243 188 243 L 12 243 C 7 243 0 243 0 251 0 259 7 259 12 25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draw:equation draw:name="f7" draw:formula="?f4 / 259"/><draw:equation draw:name="f8" draw:formula="?f0 / ?f6"/><draw:equation draw:name="f9" draw:formula="?f1 / ?f6"/><draw:equation draw:name="f10" draw:formula="?f2 / ?f7"/><draw:equation draw:name="f11" draw:formula="?f3 / ?f7"/></draw:enhanced-geometry></draw:custom-shape><draw:custom-shape svg:x="0.47912in" svg:y="0.07144in" svg:width="0.27254in" svg:height="0.09981in" draw:id="id155" draw:style-name="a155" draw:name="Freeform: Shape 157"><svg:title/><svg:desc/><text:p text:style-name="Normal"/><draw:enhanced-geometry draw:type="non-primitive" svg:viewBox="0 0 131 256" draw:enhanced-path="M 131 11 C 131 6 127 0 119 0 110 0 102 8 102 17 102 22 106 28 114 28 122 28 131 20 131 11 Z M 67 211 C 62 231 47 248 29 248 25 248 22 248 18 247 26 243 29 236 29 231 29 224 23 220 17 220 7 220 0 229 0 238 0 249 12 256 30 256 47 256 83 245 91 209 L 119 104 C 119 101 120 98 120 93 120 78 106 66 88 66 55 66 36 107 36 111 36 115 40 115 41 115 44 115 44 114 47 109 54 92 70 74 88 74 95 74 97 79 97 89 97 92 96 96 96 9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draw:equation draw:name="f7" draw:formula="?f4 / 256"/><draw:equation draw:name="f8" draw:formula="?f0 / ?f6"/><draw:equation draw:name="f9" draw:formula="?f1 / ?f6"/><draw:equation draw:name="f10" draw:formula="?f2 / ?f7"/><draw:equation draw:name="f11" draw:formula="?f3 / ?f7"/></draw:enhanced-geometry></draw:custom-shape><draw:custom-shape svg:x="0.55313in" svg:y="0.0683in" svg:width="0.27254in" svg:height="0.1012in" draw:id="id156" draw:style-name="a156" draw:name="Freeform: Shape 158"><svg:title/><svg:desc/><text:p text:style-name="Normal"/><draw:enhanced-geometry draw:type="non-primitive" svg:viewBox="0 0 200 259" draw:enhanced-path="M 194 16 C 198 13 200 11 200 7 200 4 198 0 193 0 193 0 192 0 188 1 L 7 89 C 1 91 0 93 0 97 0 99 1 102 7 104 L 187 190 C 192 193 193 193 193 193 198 193 200 189 200 186 200 181 197 180 194 178 L 24 97 Z M 188 259 C 193 259 200 259 200 251 200 243 194 243 188 243 L 12 243 C 7 243 0 243 0 251 0 259 7 259 12 25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draw:equation draw:name="f7" draw:formula="?f4 / 259"/><draw:equation draw:name="f8" draw:formula="?f0 / ?f6"/><draw:equation draw:name="f9" draw:formula="?f1 / ?f6"/><draw:equation draw:name="f10" draw:formula="?f2 / ?f7"/><draw:equation draw:name="f11" draw:formula="?f3 / ?f7"/></draw:enhanced-geometry></draw:custom-shape><draw:custom-shape svg:x="0.65038in" svg:y="0.07144in" svg:width="0.27254in" svg:height="0.09843in" draw:id="id157" draw:style-name="a157" draw:name="Freeform: Shape 159"><svg:title/><svg:desc/><text:p text:style-name="Normal"/><draw:enhanced-geometry draw:type="non-primitive" svg:viewBox="0 0 137 202" draw:enhanced-path="M 65 98 C 89 98 106 114 106 146 106 182 84 193 66 193 54 193 29 190 16 172 30 172 34 162 34 156 34 146 26 140 17 140 8 140 0 145 0 157 0 184 31 202 67 202 108 202 137 175 137 146 137 122 118 99 85 92 116 81 127 59 127 41 127 18 101 0 67 0 35 0 10 16 10 40 10 50 16 55 25 55 34 55 40 49 40 41 40 31 34 25 25 25 35 12 55 8 67 8 80 8 98 16 98 41 98 54 95 67 86 77 77 87 68 89 54 89 47 90 46 90 44 90 43 90 41 90 41 93 41 98 44 98 49 9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draw:equation draw:name="f7" draw:formula="?f4 / 202"/><draw:equation draw:name="f8" draw:formula="?f0 / ?f6"/><draw:equation draw:name="f9" draw:formula="?f1 / ?f6"/><draw:equation draw:name="f10" draw:formula="?f2 / ?f7"/><draw:equation draw:name="f11" draw:formula="?f3 / ?f7"/></draw:enhanced-geometry></draw:custom-shape><draw:custom-shape svg:x="0.71612in" svg:y="0.09774in" svg:width="0.27254in" svg:height="0.09843in" draw:id="id158" draw:style-name="a158" draw:name="Freeform: Shape 160"><svg:title/><svg:desc/><text:p text:style-name="Normal"/><draw:enhanced-geometry draw:type="non-primitive" svg:viewBox="0 0 181 134" draw:enhanced-path="M 23 113 C 22 116 19 123 19 124 19 130 25 134 30 134 35 134 40 130 41 127 42 124 44 115 47 109 48 103 52 90 53 83 55 75 56 69 58 62 61 50 62 48 71 36 79 24 92 8 115 8 132 8 132 24 132 29 132 47 120 80 115 92 112 101 110 103 110 109 110 124 124 134 139 134 168 134 181 93 181 89 181 85 178 85 176 85 173 85 173 86 172 90 164 114 151 126 139 126 133 126 132 122 132 115 132 109 133 104 139 91 143 83 155 50 155 34 155 5 132 0 116 0 91 0 74 16 66 28 64 6 47 0 34 0 22 0 14 10 11 16 4 28 0 44 0 45 0 49 4 49 5 49 10 49 10 48 12 41 16 23 22 8 34 8 41 8 43 14 43 23 43 29 41 40 38 48 36 55 34 68 31 7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1"/><draw:equation draw:name="f7" draw:formula="?f4 / 134"/><draw:equation draw:name="f8" draw:formula="?f0 / ?f6"/><draw:equation draw:name="f9" draw:formula="?f1 / ?f6"/><draw:equation draw:name="f10" draw:formula="?f2 / ?f7"/><draw:equation draw:name="f11" draw:formula="?f3 / ?f7"/></draw:enhanced-geometry></draw:custom-shape><draw:custom-shape svg:x="0.83541in" svg:y="0.00983in" svg:width="0.27254in" svg:height="0.11301in" draw:id="id159" draw:style-name="a159" draw:name="Freeform: Shape 161"><svg:title/><svg:desc/><text:p text:style-name="Normal"/><draw:enhanced-geometry draw:type="non-primitive" svg:viewBox="0 0 356 289" draw:enhanced-path="M 306 32 C 310 17 311 13 342 13 353 13 356 13 356 5 356 0 352 0 350 0 338 0 308 1 296 1 284 1 254 0 241 0 239 0 234 0 234 8 234 13 238 13 246 13 246 13 254 13 262 14 269 14 272 16 272 20 272 23 272 23 271 29 L 246 132 116 132 142 32 C 145 17 146 13 178 13 188 13 192 13 192 5 192 0 187 0 186 0 174 0 144 1 132 1 119 1 89 0 77 0 73 0 68 0 68 8 68 13 73 13 80 13 82 13 90 13 97 14 104 14 108 16 108 20 108 23 108 24 107 29 L 50 256 C 46 272 44 275 12 275 4 275 0 275 0 284 0 289 5 289 6 289 18 289 48 287 60 287 68 287 78 287 86 287 96 287 106 289 114 289 118 289 122 289 122 280 122 275 119 275 110 275 95 275 83 275 83 268 83 266 84 263 85 261 L 114 145 242 145 C 224 215 215 255 214 261 209 275 202 275 175 275 168 275 164 275 164 284 164 289 169 289 170 289 182 289 212 287 224 287 233 287 242 287 251 287 260 287 270 289 278 289 282 289 287 289 287 280 287 275 283 275 276 275 260 275 248 275 248 268 248 266 248 263 250 26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6"/><draw:equation draw:name="f7" draw:formula="?f4 / 289"/><draw:equation draw:name="f8" draw:formula="?f0 / ?f6"/><draw:equation draw:name="f9" draw:formula="?f1 / ?f6"/><draw:equation draw:name="f10" draw:formula="?f2 / ?f7"/><draw:equation draw:name="f11" draw:formula="?f3 / ?f7"/></draw:enhanced-geometry></draw:custom-shape><draw:custom-shape svg:x="0.99682in" svg:y="0in" svg:width="0.27254in" svg:height="0.16509in" draw:id="id160" draw:style-name="a160" draw:name="Freeform: Shape 162"><svg:title/><svg:desc/><text:p text:style-name="Normal"/><draw:enhanced-geometry draw:type="non-primitive" svg:viewBox="0 0 100 421" draw:enhanced-path="M 100 418 C 100 417 100 415 91 408 38 356 25 275 25 211 25 138 41 65 94 12 100 6 100 6 100 5 100 1 97 0 95 0 90 0 52 29 26 83 5 129 0 176 0 211 0 244 5 294 28 342 54 395 90 421 95 421 97 421 100 420 100 41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draw:equation draw:name="f7" draw:formula="?f4 / 421"/><draw:equation draw:name="f8" draw:formula="?f0 / ?f6"/><draw:equation draw:name="f9" draw:formula="?f1 / ?f6"/><draw:equation draw:name="f10" draw:formula="?f2 / ?f7"/><draw:equation draw:name="f11" draw:formula="?f3 / ?f7"/></draw:enhanced-geometry></draw:custom-shape><draw:custom-shape svg:x="1.04201in" svg:y="0.01297in" svg:width="0.27254in" svg:height="0.14287in" draw:id="id161" draw:style-name="a161" draw:name="Freeform: Shape 163"><svg:title/><svg:desc/><text:p text:style-name="Normal"/><draw:enhanced-geometry draw:type="non-primitive" svg:viewBox="0 0 174 365" draw:enhanced-path="M 174 16 C 174 7 168 0 158 0 149 0 136 10 136 23 136 31 142 37 151 37 163 37 174 26 174 16 Z M 89 300 C 80 333 60 357 36 357 34 357 28 357 20 352 32 350 40 339 40 330 40 323 35 315 23 315 12 315 0 324 0 340 0 357 17 365 37 365 67 365 107 344 118 302 L 156 147 C 158 139 158 133 158 132 158 108 140 92 119 92 76 92 52 153 52 158 52 162 56 162 56 162 61 162 61 162 65 153 76 127 95 102 118 102 124 102 132 103 132 121 132 130 131 135 128 14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4"/><draw:equation draw:name="f7" draw:formula="?f4 / 365"/><draw:equation draw:name="f8" draw:formula="?f0 / ?f6"/><draw:equation draw:name="f9" draw:formula="?f1 / ?f6"/><draw:equation draw:name="f10" draw:formula="?f2 / ?f7"/><draw:equation draw:name="f11" draw:formula="?f3 / ?f7"/></draw:enhanced-geometry></draw:custom-shape><draw:custom-shape svg:x="1.13131in" svg:y="0in" svg:width="0.27254in" svg:height="0.16509in" draw:id="id162" draw:style-name="a162" draw:name="Freeform: Shape 164"><svg:title/><svg:desc/><text:p text:style-name="Normal"/><draw:enhanced-geometry draw:type="non-primitive" svg:viewBox="0 0 100 421" draw:enhanced-path="M 100 211 C 100 178 95 127 71 79 46 28 8 0 5 0 1 0 0 1 0 5 0 6 0 6 8 14 50 56 74 123 74 211 74 284 59 358 6 411 0 415 0 417 0 418 0 420 1 421 5 421 8 421 47 393 72 340 94 293 100 247 100 21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0"/><draw:equation draw:name="f7" draw:formula="?f4 / 421"/><draw:equation draw:name="f8" draw:formula="?f0 / ?f6"/><draw:equation draw:name="f9" draw:formula="?f1 / ?f6"/><draw:equation draw:name="f10" draw:formula="?f2 / ?f7"/><draw:equation draw:name="f11" draw:formula="?f3 / ?f7"/></draw:enhanced-geometry></draw:custom-shape></draw:g><text:span text:style-name="T80">.</text:span></text:p>
      <text:h text:style-name="P81" text:outline-level="2">Recherche avec tabou</text:h>
      <text:p text:style-name="P82">Enfin vous devez implanter l'approche de<text:s/>recherche avec tabou avec le voisinage suivant :</text:p>
      <text:p text:style-name="P83"><text:span text:style-name="T84"><text:tab/>Choisir un bloc parmi ceux ne faisant pas partie de la tour ni de la liste taboue puis le placer sur le bloc le plus haut dans la tour courante qui puisse le recevoir. <text:s/>Ce mouvement permet en particulier de</text:span><text:span text:style-name="T85"><text:s/>modifier la base de la tour. <text:s/>Cette insertion peut engendrer le retrait de certains blocs directement au-dessus pour conserver l'équilibre de la tour: chacun de ces blocs sera alors tabou pour un nombre d'itérations choisi uniformément au hasard dans l'in</text:span><text:span text:style-name="T86">tervalle<text:s/></text:span><draw:g draw:name="Group 165" draw:id="id171" draw:style-name="a171" text:anchor-type="as-char"><svg:title>TexMaths</svg:title><svg:desc>12§display§$[7,10]$§svg§600§FALSE§</svg:desc><draw:custom-shape svg:x="0in" svg:y="0in" svg:width="0.27254in" svg:height="0.16509in" draw:id="id164" draw:style-name="a164" draw:name="Freeform: Shape 166"><svg:title/><svg:desc/><text:p text:style-name="Normal"/><draw:enhanced-geometry draw:type="non-primitive" svg:viewBox="0 0 985 422" draw:enhanced-path="M 493 422 L 0 422 0 0 985 0 985 42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5"/><draw:equation draw:name="f7" draw:formula="?f4 / 422"/><draw:equation draw:name="f8" draw:formula="?f0 / ?f6"/><draw:equation draw:name="f9" draw:formula="?f1 / ?f6"/><draw:equation draw:name="f10" draw:formula="?f2 / ?f7"/><draw:equation draw:name="f11" draw:formula="?f3 / ?f7"/></draw:enhanced-geometry></draw:custom-shape><draw:custom-shape svg:x="0.01927in" svg:y="0in" svg:width="0.27254in" svg:height="0.16509in" draw:id="id165" draw:style-name="a165" draw:name="Freeform: Shape 167"><svg:title/><svg:desc/><text:p text:style-name="Normal"/><draw:enhanced-geometry draw:type="non-primitive" svg:viewBox="0 0 59 422" draw:enhanced-path="M 59 422 L 59 406 17 406 17 17 59 17 59 0 0 0 0 42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draw:equation draw:name="f7" draw:formula="?f4 / 422"/><draw:equation draw:name="f8" draw:formula="?f0 / ?f6"/><draw:equation draw:name="f9" draw:formula="?f1 / ?f6"/><draw:equation draw:name="f10" draw:formula="?f2 / ?f7"/><draw:equation draw:name="f11" draw:formula="?f3 / ?f7"/></draw:enhanced-geometry></draw:custom-shape><draw:custom-shape svg:x="0.05506in" svg:y="0.01099in" svg:width="0.27254in" svg:height="0.11509in" draw:id="id166" draw:style-name="a166" draw:name="Freeform: Shape 168"><svg:title/><svg:desc/><text:p text:style-name="Normal"/><draw:enhanced-geometry draw:type="non-primitive" svg:viewBox="0 0 182 295" draw:enhanced-path="M 179 29 C 182 23 182 23 182 13 L 79 13 C 28 13 26 8 25 0 L 14 0 0 88 11 88 C 12 80 16 54 22 49 24 46 58 46 62 46 L 151 46 C 146 53 113 100 103 113 65 170 50 229 50 272 50 276 50 295 71 295 90 295 90 276 90 272 L 90 251 C 90 228 91 204 95 181 96 172 102 136 121 109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draw:equation draw:name="f7" draw:formula="?f4 / 295"/><draw:equation draw:name="f8" draw:formula="?f0 / ?f6"/><draw:equation draw:name="f9" draw:formula="?f1 / ?f6"/><draw:equation draw:name="f10" draw:formula="?f2 / ?f7"/><draw:equation draw:name="f11" draw:formula="?f3 / ?f7"/></draw:enhanced-geometry></draw:custom-shape><draw:custom-shape svg:x="0.14356in" svg:y="0.10639in" svg:width="0.27254in" svg:height="0.09843in" draw:id="id167" draw:style-name="a167" draw:name="Freeform: Shape 169"><svg:title/><svg:desc/><text:p text:style-name="Normal"/><draw:enhanced-geometry draw:type="non-primitive" svg:viewBox="0 0 50 127" draw:enhanced-path="M 50 44 C 50 18 40 0 23 0 7 0 0 12 0 23 0 34 7 46 23 46 30 46 35 42 40 40 L 40 38 C 41 38 41 38 41 44 41 72 29 98 10 118 7 120 7 121 7 122 7 126 10 127 11 127 17 127 50 94 50 44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draw:equation draw:name="f7" draw:formula="?f4 / 127"/><draw:equation draw:name="f8" draw:formula="?f0 / ?f6"/><draw:equation draw:name="f9" draw:formula="?f1 / ?f6"/><draw:equation draw:name="f10" draw:formula="?f2 / ?f7"/><draw:equation draw:name="f11" draw:formula="?f3 / ?f7"/></draw:enhanced-geometry></draw:custom-shape><draw:custom-shape svg:x="0.1897in" svg:y="0.01295in" svg:width="0.27254in" svg:height="0.11023in" draw:id="id168" draw:style-name="a168" draw:name="Freeform: Shape 170"><svg:title/><svg:desc/><text:p text:style-name="Normal"/><draw:enhanced-geometry draw:type="non-primitive" svg:viewBox="0 0 140 282" draw:enhanced-path="M 88 11 C 88 1 88 0 78 0 52 28 13 28 0 28 L 0 41 C 8 41 34 41 55 29 L 55 248 C 55 264 54 269 16 269 L 2 269 2 282 C 18 281 54 281 72 281 89 281 126 281 140 282 L 140 269 127 269 C 89 269 88 264 88 24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282"/><draw:equation draw:name="f8" draw:formula="?f0 / ?f6"/><draw:equation draw:name="f9" draw:formula="?f1 / ?f6"/><draw:equation draw:name="f10" draw:formula="?f2 / ?f7"/><draw:equation draw:name="f11" draw:formula="?f3 / ?f7"/></draw:enhanced-geometry></draw:custom-shape><draw:custom-shape svg:x="0.26431in" svg:y="0.01295in" svg:width="0.27254in" svg:height="0.1137in" draw:id="id169" draw:style-name="a169" draw:name="Freeform: Shape 171"><svg:title/><svg:desc/><text:p text:style-name="Normal"/><draw:enhanced-geometry draw:type="non-primitive" svg:viewBox="0 0 179 292" draw:enhanced-path="M 179 146 C 179 113 176 79 162 48 143 7 108 0 90 0 64 0 34 11 16 50 2 79 0 113 0 146 0 179 1 216 19 248 37 283 68 292 89 292 112 292 144 282 163 242 176 214 179 180 179 146 Z M 89 282 C 73 282 48 271 40 230 35 205 35 167 35 142 35 114 35 86 38 64 47 13 78 10 89 10 103 10 131 17 139 59 144 83 144 115 144 142 144 173 144 202 139 229 132 269 108 282 89 28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9"/><draw:equation draw:name="f7" draw:formula="?f4 / 292"/><draw:equation draw:name="f8" draw:formula="?f0 / ?f6"/><draw:equation draw:name="f9" draw:formula="?f1 / ?f6"/><draw:equation draw:name="f10" draw:formula="?f2 / ?f7"/><draw:equation draw:name="f11" draw:formula="?f3 / ?f7"/></draw:enhanced-geometry></draw:custom-shape><draw:custom-shape svg:x="0.34485in" svg:y="0in" svg:width="0.27254in" svg:height="0.16509in" draw:id="id170" draw:style-name="a170" draw:name="Freeform: Shape 172"><svg:title/><svg:desc/><text:p text:style-name="Normal"/><draw:enhanced-geometry draw:type="non-primitive" svg:viewBox="0 0 59 422" draw:enhanced-path="M 59 0 L 0 0 0 17 42 17 42 406 0 406 0 422 59 42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draw:equation draw:name="f7" draw:formula="?f4 / 422"/><draw:equation draw:name="f8" draw:formula="?f0 / ?f6"/><draw:equation draw:name="f9" draw:formula="?f1 / ?f6"/><draw:equation draw:name="f10" draw:formula="?f2 / ?f7"/><draw:equation draw:name="f11" draw:formula="?f3 / ?f7"/></draw:enhanced-geometry></draw:custom-shape></draw:g><text:span text:style-name="T87">. Le voisin choisi est celui qui maximise la hauteur de la tour.</text:span></text:p>
      <text:p text:style-name="P88"><text:tab/>Démarrez avec une tour vide et arrêtez après 100 itérations sans amélioration de la meilleure solution trouvée.</text:p>
      <text:h text:style-name="P89" text:outline-level="1"/>
      <text:soft-page-break/>
      <text:h text:style-name="P90" text:outline-level="1">Jeu de données</text:h>
      <text:p text:style-name="P91"><text:tab/>Pour tester les algorithmes,<text:s/>vous devez générer un jeu de données avec 10 exemplaires</text:p>
      <text:p text:style-name="P92">pour les tailles: 100, 500, 1000, 5000, 10000, 50000 et 100000. Vous pouvez utiliser le script suivant:</text:p>
      <text:p text:style-name="P93"/>
      <text:p text:style-name="P94">#!/bin/bash</text:p>
      <text:p text:style-name="P95">for n in {100,500,1000,5000,10000,50000,100000}; do</text:p>
      <text:p text:style-name="P96"><text:span text:style-name="T97"><text:s text:c="4"/></text:span><text:span text:style-name="T98">for i in {1..10}; do</text:span></text:p>
      <text:p text:style-name="P99"><text:s text:c="8"/># Génération d'une permutation de 1 à 3n</text:p>
      <text:p text:style-name="P100"><text:s text:c="8"/>shuf -i 1-$((3*$n)) |</text:p>
      <text:p text:style-name="P101"><text:s text:c="8"/># Regroupement par bloc de 3</text:p>
      <text:p text:style-name="P102"><text:span text:style-name="T103"><text:s text:c="8"/></text:span><text:span text:style-name="T104">awk 'BEGIN {i=0} {printf $1; if (++i%3==0) printf "\n"; <text:s/>else printf " "}' |</text:span></text:p>
      <text:p text:style-name="P105"><text:span text:style-name="T106"><text:tab/></text:span><text:span text:style-name="T107"># On génère trois orientations différentes</text:span></text:p>
      <text:p text:style-name="P108"><text:s text:c="8"/>awk '{</text:p>
      <text:p text:style-name="P109"><text:span text:style-name="T110"><text:tab/></text:span><text:span text:style-name="T111"><text:tab/></text:span><text:span text:style-name="T112">printf $1; if ($2 &lt; $3) print " "$2" "$3; else print " "$3" "$2;</text:span></text:p>
      <text:p text:style-name="P113"><text:tab/><text:tab/>printf $2; if ($1 &lt; $3) print " "$1" "$3; else print " "$3" "$1;</text:p>
      <text:p text:style-name="P114"><text:tab/><text:tab/>printf $3; if ($1 &lt; $2) print " "$1" "$2; else print " "$2" "$1;</text:p>
      <text:p text:style-name="P115"><text:tab/>}' &gt; b${n}_${i}.txt</text:p>
      <text:p text:style-name="P116"><text:s text:c="4"/>done</text:p>
      <text:p text:style-name="P117">done</text:p>
      <text:p text:style-name="P118"/>
      <text:p text:style-name="Standard"><text:span text:style-name="T119">Chaque ligne<text:s/></text:span><text:span text:style-name="T120">représente les trois dimensions d’un bloc (hauteur, largeur, profondeur). Chaque taille<text:s/></text:span><text:span text:style-name="T121">n<text:s/></text:span><text:span text:style-name="T122">contient<text:s/></text:span><text:span text:style-name="T123">3n<text:s/></text:span><text:span text:style-name="T124">blocs. Si vous regardez le script, on génère trois blocs à partir de chaque groupe de trois entiers généré par<text:s/></text:span><text:span text:style-name="T125">shuf</text:span><text:span text:style-name="T126"><text:s/>+<text:s/></text:span><text:span text:style-name="T127">awk</text:span><text:span text:style-name="T128">.</text:span></text:p>
      <text:soft-page-break/>
      <text:h text:style-name="P129" text:outline-level="1">Présentation des résultats</text:h>
      <table:table table:style-name="Table130">
        <table:table-columns>
          <table:table-column table:style-name="TableColumn131"/>
          <table:table-column table:style-name="TableColumn132"/>
        </table:table-columns>
        <table:table-row table:style-name="TableRow133">
          <table:table-cell table:style-name="TableCell134">
            <text:p text:style-name="P135">0</text:p>
          </table:table-cell>
          <table:table-cell table:style-name="TableCell136">
            <text:p text:style-name="P137"><text:s/>/<text:s/>4 pt</text:p>
          </table:table-cell>
        </table:table-row>
      </table:table>
      <text:p text:style-name="Standard"/>
      <text:h text:style-name="Heading3" text:outline-level="3">Tableau des résulats</text:h>
      <text:p text:style-name="P138"><text:tab/>Exécutez chacun des trois algorithmes en notant leur temps d'exécution et la hauteur maximale de votre tour, mais ne rapportez dans un tableau que la moyenne de chacune des séries de dix exemplaires. Pour le vorace<text:s/>probabiliste, exécutez chaque exemplaire dix fois et utilisez la moyenne de ces exécutions.</text:p>
      <text:h text:style-name="P139" text:outline-level="3">Graphs pour analyse hybride</text:h>
      <text:p text:style-name="Textbody"><text:span text:style-name="T140"><text:tab/></text:span><text:span text:style-name="T141">Voir questions plus bas.</text:span></text:p>
      <text:soft-page-break/>
      <text:h text:style-name="P142" text:outline-level="1">Analyse et discussion</text:h>
      <table:table table:style-name="Table143">
        <table:table-columns>
          <table:table-column table:style-name="TableColumn144"/>
          <table:table-column table:style-name="TableColumn145"/>
        </table:table-columns>
        <table:table-row table:style-name="TableRow146">
          <table:table-cell table:style-name="TableCell147">
            <text:p text:style-name="P148">0</text:p>
          </table:table-cell>
          <table:table-cell table:style-name="TableCell149">
            <text:p text:style-name="P150"><text:s/>/ 6 pt</text:p>
          </table:table-cell>
        </table:table-row>
      </table:table>
      <text:h text:style-name="P151" text:outline-level="3">Tentez une analyse asymptotique du temps de calcul pour chaque algorithme.</text:h>
      <text:p text:style-name="P152"><text:tab/>Si vous préférez écrire vos équations en Latex, vous pouvez ajouter un pdf à la remise avec la réponse à cette question et le mentionner ici.</text:p>
      <text:h text:style-name="P153" text:outline-level="3">Servez-vous de vos temps d'exécution pour confirmer et/ou préciser l'analyse asymptotique théorique de vos algorithmes avec la méthode hybride de votre choix.</text:h>
      <text:p text:style-name="P154"><text:tab/>La méthode peut varier d'un algorithme à l'autre. Justifiez les choix ici et mettez les graphiques dans la section précédente. Attention, vous devrez vous poser des questions pour l’algorithme tabou.</text:p>
      <text:h text:style-name="P155" text:outline-level="3">Discutez des trois algorithmes en fonction de la qualité respective des solutions obtenues, de la consommation de ressources (temps de calcul, espace mémoire) et de la difficulté d'implantation.</text:h>
      <text:p text:style-name="P156"/>
      <text:h text:style-name="P157" text:outline-level="3">Indiquez sous quelles conditions vous utiliseriez chaque<text:s/>algorithmes.</text:h>
      <text:p text:style-name="P158"/>
      <text:soft-page-break/>
      <text:h text:style-name="P159" text:outline-level="1">Autres critères de correction</text:h>
      <text:h text:style-name="P160" text:outline-level="3">Respect de l’interface tp.sh</text:h>
      <table:table table:style-name="Table161">
        <table:table-columns>
          <table:table-column table:style-name="TableColumn162"/>
          <table:table-column table:style-name="TableColumn163"/>
        </table:table-columns>
        <table:table-row table:style-name="TableRow164">
          <table:table-cell table:style-name="TableCell165">
            <text:p text:style-name="P166">0</text:p>
          </table:table-cell>
          <table:table-cell table:style-name="TableCell167">
            <text:p text:style-name="P168"><text:s/>/ 1 pt</text:p>
          </table:table-cell>
        </table:table-row>
      </table:table>
      <text:p text:style-name="Standard"/>
      <text:p text:style-name="Standard">Utilisation</text:p>
      <text:p text:style-name="P169"><text:tab/>tp.sh -a [vorace | progdyn | tabou] -e [path_vers_exemplaire]</text:p>
      <text:p text:style-name="P170"/>
      <text:p text:style-name="P171">Arguments optionnels</text:p>
      <text:p text:style-name="P172"><text:tab/>-p<text:s/><text:tab/>affiche les blocs utilisés dans la construction de la tour chacun sur une ligne (hauteur,<text:s/><text:tab/><text:tab/><text:tab/>largeur, profondeur) en commençant par le bas.</text:p>
      <text:p text:style-name="P173"><text:tab/>-t<text:tab/>affiche le temps d’exécution en ms, sans unité ni texte superflu</text:p>
      <text:p text:style-name="P174"/>
      <text:p text:style-name="P175">Important: l’option -e doit accepter des fichiers avec des paths absolus.</text:p>
      <text:p text:style-name="P176"/>
      <text:h text:style-name="Heading3" text:outline-level="3">Qualité du code</text:h>
      <table:table table:style-name="Table177">
        <table:table-columns>
          <table:table-column table:style-name="TableColumn178"/>
          <table:table-column table:style-name="TableColumn179"/>
        </table:table-columns>
        <table:table-row table:style-name="TableRow180">
          <table:table-cell table:style-name="TableCell181">
            <text:p text:style-name="P182">0</text:p>
          </table:table-cell>
          <table:table-cell table:style-name="TableCell183">
            <text:p text:style-name="P184"><text:s/>/ 1 pt</text:p>
          </table:table-cell>
        </table:table-row>
      </table:table>
      <text:p text:style-name="Standard"/>
      <text:h text:style-name="Heading3" text:outline-level="3">Présentation générale</text:h>
      <table:table table:style-name="Table185">
        <table:table-columns>
          <table:table-column table:style-name="TableColumn186"/>
          <table:table-column table:style-name="TableColumn187"/>
        </table:table-columns>
        <table:table-row table:style-name="TableRow188">
          <table:table-cell table:style-name="TableCell189">
            <text:p text:style-name="P190">0</text:p>
          </table:table-cell>
          <table:table-cell table:style-name="TableCell191">
            <text:p text:style-name="P192"><text:s/>/ 1 pt</text:p>
          </table:table-cell>
        </table:table-row>
      </table:table>
      <text:p text:style-name="Textbody"/>
      <text:list text:style-name="LFO2" text:continue-numbering="true">
        <text:list-item>
          <text:p text:style-name="P193">Concision</text:p>
        </text:list-item>
        <text:list-item>
          <text:p text:style-name="P194">Qualité du français</text:p>
        </text:list-item>
      </text:list>
      <text:h text:style-name="Heading3" text:outline-level="3">Pénalité retard</text:h>
      <table:table table:style-name="Table195">
        <table:table-columns>
          <table:table-column table:style-name="TableColumn196"/>
        </table:table-columns>
        <table:table-row table:style-name="TableRow197">
          <table:table-cell table:style-name="TableCell198">
            <text:p text:style-name="P199">0</text:p>
          </table:table-cell>
        </table:table-row>
      </table:table>
      <text:p text:style-name="Textbody"/>
      <text:list text:style-name="LFO3" text:continue-numbering="true">
        <text:list-item>
          <text:p text:style-name="P200"><text:span text:style-name="T201">-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lim E</dc:creator>
    <meta:creation-date>2018-01-08T17:34:00Z</meta:creation-date>
    <dc:date>2018-03-13T20:00:00Z</dc:date>
    <meta:template xlink:href="Normal.dotm" xlink:type="simple"/>
    <meta:editing-cycles>59</meta:editing-cycles>
    <meta:editing-duration>PT15600S</meta:editing-duration>
    <meta:document-statistic meta:page-count="7" meta:paragraph-count="13" meta:word-count="1041" meta:character-count="6962" meta:row-count="49" meta:non-whitespace-character-count="5934"/>
  </office:meta>
</office:document-meta>
</file>